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9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2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70">
      <style:graphic-properties/>
    </style:style>
    <style:style style:family="drawing-page" style:name="a11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3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3570" draw:style-name="a1158" draw:master-page-name="Master1-Layout1-title-Title-Slide" presentation:presentation-page-layout-name="Master1-PPL1" draw:id="Slide-3825">
        <draw:frame draw:id="id140" presentation:style-name="a1161" draw:name="Title 1" svg:x="5.57in" svg:y="3in" svg:width="7.21in" svg:height="2.61in" presentation:class="title" presentation:placeholder="false">
          <draw:text-box>
            <text:p text:style-name="a1160" text:class-names="" text:cond-style-name=""><text:span text:style-name="a1159" text:class-names="">FREE TEST DATA</text:span></text:p>
          </draw:text-box>
          <svg:title/>
          <svg:desc/>
        </draw:frame>
        <draw:frame draw:id="id141" presentation:style-name="a1164" draw:name="Subtitle 2" svg:x="5.57in" svg:y="5.71in" svg:width="7.21in" svg:height="1.09in" presentation:class="subtitle" presentation:placeholder="false">
          <draw:text-box>
            <text:p text:style-name="a1163" text:class-names="" text:cond-style-name=""><text:span text:style-name="a1162" text:class-names="">PPT FILE</text:span></text:p>
          </draw:text-box>
          <svg:title/>
          <svg:desc/>
        </draw:frame>
      </draw:page>
      <draw:page draw:name="Slide3571" draw:style-name="a1165" draw:master-page-name="Master1-Layout2-obj-Agenda" presentation:presentation-page-layout-name="Master1-PPL2" draw:id="Slide-3826">
        <draw:frame draw:id="id142" presentation:style-name="a1169" draw:name="Title 1" svg:x="1.28in" svg:y="1.53in" svg:width="3.54in" svg:height="4.45in" presentation:class="title" presentation:placeholder="false">
          <draw:text-box>
            <text:p text:style-name="a1168" text:class-names="" text:cond-style-name=""><text:span text:style-name="a1166" text:class-names="">FREE TEST DATA</text:span><text:span text:style-name="a1167" text:class-names=""/></text:p>
          </draw:text-box>
          <svg:title/>
          <svg:desc/>
        </draw:frame>
        <draw:frame draw:id="id143" draw:style-name="a1170" draw:name="Content Placeholder 8" svg:x="6.32986in" svg:y="1.67014in" svg:width="5.59028in" svg:height="4.30035in" style:rel-width="scale" style:rel-height="scale" presentation:class="chart" presentation:placeholder="false">
          <draw:object xlink:href="Object 1/" xlink:type="simple" xlink:show="embed" xlink:actuate="onLoad"/>
          <svg:title/>
          <svg:desc/>
        </draw:frame>
      </draw:page>
      <draw:page draw:name="Slide3572" draw:style-name="a1171" draw:master-page-name="Master1-Layout2-obj-Agenda" presentation:presentation-page-layout-name="Master1-PPL2" draw:id="Slide-3827">
        <draw:frame draw:id="id144" presentation:style-name="a1175" draw:name="Title 1" svg:x="1.28in" svg:y="1.53in" svg:width="3.54in" svg:height="4.45in" presentation:class="title" presentation:placeholder="false">
          <draw:text-box>
            <text:p text:style-name="a1174" text:class-names="" text:cond-style-name=""><text:span text:style-name="a1172" text:class-names="">FREE TEST DATA</text:span><text:span text:style-name="a1173" text:class-names=""/></text:p>
          </draw:text-box>
          <svg:title/>
          <svg:desc/>
        </draw:frame>
        <draw:frame draw:id="id145" presentation:style-name="a1231" draw:name="Content Placeholder 6" svg:x="6.33in" svg:y="1.67in" svg:width="5.59in" svg:height="4.3in" presentation:class="outline" presentation:placeholder="false">
          <draw:text-box>
            <text:list text:style-name="a1230">
              <text:list-item>
                <text:p text:style-name="a1229" text:class-names="" text:cond-style-name=""><text:span text:style-name="a1176" text:class-names="">Sed ipsum<text:s text:c="1"/></text:span><text:span text:style-name="a1177" text:class-names="">tortor</text:span><text:span text:style-name="a1178" text:class-names="">,<text:s text:c="1"/></text:span><text:span text:style-name="a1179" text:class-names="">fringilla</text:span><text:span text:style-name="a1180" text:class-names=""><text:s text:c="1"/>a<text:s text:c="1"/></text:span><text:span text:style-name="a1181" text:class-names="">consectetur</text:span><text:span text:style-name="a1182" text:class-names=""><text:s text:c="1"/></text:span><text:span text:style-name="a1183" text:class-names="">eget</text:span><text:span text:style-name="a1184" text:class-names="">, cursus<text:s text:c="1"/></text:span><text:span text:style-name="a1185" text:class-names="">posuere</text:span><text:span text:style-name="a1186" text:class-names=""><text:s text:c="1"/>sem.<text:s text:c="1"/></text:span><text:span text:style-name="a1187" text:class-names="">Suspendisse</text:span><text:span text:style-name="a1188" text:class-names=""><text:s text:c="1"/>cursus nisi<text:s text:c="1"/></text:span><text:span text:style-name="a1189" text:class-names="">ut</text:span><text:span text:style-name="a1190" text:class-names=""><text:s text:c="1"/></text:span><text:span text:style-name="a1191" text:class-names="">purus</text:span><text:span text:style-name="a1192" text:class-names=""><text:s text:c="1"/>lacinia, vel<text:s text:c="1"/></text:span><text:span text:style-name="a1193" text:class-names="">luctus</text:span><text:span text:style-name="a1194" text:class-names=""><text:s text:c="1"/></text:span><text:span text:style-name="a1195" text:class-names="">odio</text:span><text:span text:style-name="a1196" text:class-names=""><text:s text:c="1"/></text:span><text:span text:style-name="a1197" text:class-names="">dapibus</text:span><text:span text:style-name="a1198" text:class-names="">.<text:s text:c="1"/></text:span><text:span text:style-name="a1199" text:class-names="">Nulla</text:span><text:span text:style-name="a1200" text:class-names=""><text:s text:c="1"/>dictum<text:s text:c="1"/></text:span><text:span text:style-name="a1201" text:class-names="">congue</text:span><text:span text:style-name="a1202" text:class-names=""><text:s text:c="1"/></text:span><text:span text:style-name="a1203" text:class-names="">tempor</text:span><text:span text:style-name="a1204" text:class-names="">.<text:s text:c="1"/></text:span><text:span text:style-name="a1205" text:class-names="">Nullam</text:span><text:span text:style-name="a1206" text:class-names=""><text:s text:c="1"/></text:span><text:span text:style-name="a1207" text:class-names="">scelerisque</text:span><text:span text:style-name="a1208" text:class-names="">, mi at<text:s text:c="1"/></text:span><text:span text:style-name="a1209" text:class-names="">rhoncus</text:span><text:span text:style-name="a1210" text:class-names=""><text:s text:c="1"/></text:span><text:span text:style-name="a1211" text:class-names="">pellentesque</text:span><text:span text:style-name="a1212" text:class-names="">,<text:s text:c="1"/></text:span><text:span text:style-name="a1213" text:class-names="">enim</text:span><text:span text:style-name="a1214" text:class-names=""><text:s text:c="1"/></text:span><text:span text:style-name="a1215" text:class-names="">justo</text:span><text:span text:style-name="a1216" text:class-names=""><text:s text:c="1"/></text:span><text:span text:style-name="a1217" text:class-names="">varius</text:span><text:span text:style-name="a1218" text:class-names=""><text:s text:c="1"/></text:span><text:span text:style-name="a1219" text:class-names="">metus</text:span><text:span text:style-name="a1220" text:class-names="">, id<text:s text:c="1"/></text:span><text:span text:style-name="a1221" text:class-names="">condimentum</text:span><text:span text:style-name="a1222" text:class-names=""><text:s text:c="1"/></text:span><text:span text:style-name="a1223" text:class-names="">justo</text:span><text:span text:style-name="a1224" text:class-names=""><text:s text:c="1"/></text:span><text:span text:style-name="a1225" text:class-names="">leo</text:span><text:span text:style-name="a1226" text:class-names=""><text:s text:c="1"/>non ante</text:span><text:span text:style-name="a1227" text:class-names="">.<text:s text:c="1"/></text:span><text:span text:style-name="a122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5.57in" svg:y="3in" svg:width="7.21in" svg:height="2.61in"/>
      <presentation:placeholder presentation:object="subtitle" svg:x="5.57in" svg:y="5.71in" svg:width="7.21in" svg:height="1.09in"/>
    </style:presentation-page-layout>
    <style:presentation-page-layout style:name="Master1-PPL2" style:display-name="Agenda">
      <presentation:placeholder presentation:object="title" svg:x="1.28in" svg:y="1.53in" svg:width="3.54in" svg:height="4.45in"/>
      <presentation:placeholder presentation:object="object" svg:x="6.33in" svg:y="1.67in" svg:width="5.59in" svg:height="4.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le and Content 2 small pictures">
      <presentation:placeholder presentation:object="graphic" svg:x="7.87454in" svg:y="1.25788in" svg:width="2.41365in" svg:height="2.41052in"/>
      <presentation:placeholder presentation:object="graphic" svg:x="9.23516in" svg:y="2.82118in" svg:width="3.38671in" svg:height="3.38671in"/>
      <presentation:placeholder presentation:object="title" svg:x="0.59in" svg:y="0.3993in" svg:width="6.35in" svg:height="1.45in"/>
      <presentation:placeholder presentation:object="object" svg:x="0.59in" svg:y="1.99653in" svg:width="6.35in" svg:height="4.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Section Header">
      <presentation:placeholder presentation:object="title" svg:x="3.63in" svg:y="1.51in" svg:width="6.08in" svg:height="2.75in"/>
      <presentation:placeholder presentation:object="outline" svg:x="3.63in" svg:y="4.46in" svg:width="6.08in" svg:height="1.68in"/>
    </style:presentation-page-layout>
    <style:presentation-page-layout style:name="Master1-PPL5" style:display-name="Title and Content">
      <presentation:placeholder presentation:object="title" svg:x="0.59in" svg:y="0.39931in" svg:width="11.5in" svg:height="1.44965in"/>
      <presentation:placeholder presentation:object="object" svg:x="1.29in" svg:y="2.09in" svg:width="10.75in" svg:height="4.2210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and Content 2">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0.91667in" svg:y="2.09in" svg:width="11.5in" svg:height="4.22107in"/>
    </style:presentation-page-layout>
    <style:presentation-page-layout style:name="Master1-PPL7" style:display-name="Quote slide with picture">
      <presentation:placeholder presentation:object="graphic" svg:x="0in" svg:y="0in" svg:width="13.33333in" svg:height="7.5in"/>
      <presentation:placeholder presentation:object="title" svg:x="3.40278in" svg:y="0.40529in" svg:width="6.47839in" svg:height="6.47839in"/>
      <presentation:placeholder presentation:object="outline" svg:x="3.91in" svg:y="4.79in" svg:width="5.51in" svg:height="0.7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Comparison 3 column">
      <presentation:placeholder presentation:object="title" svg:x="0.9184in" svg:y="0.39931in" svg:width="11.5in" svg:height="1.44965in"/>
      <presentation:placeholder presentation:object="outline" svg:x="0.9184in" svg:y="1.83854in" svg:width="3.6in" svg:height="0.90104in"/>
      <presentation:placeholder presentation:object="object" svg:x="0.9184in" svg:y="2.73958in" svg:width="3.6in" svg:height="4.02951in"/>
      <presentation:placeholder presentation:object="outline" svg:x="4.87in" svg:y="1.83854in" svg:width="3.6in" svg:height="0.90104in"/>
      <presentation:placeholder presentation:object="object" svg:x="4.87in" svg:y="2.73958in" svg:width="3.6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utline" svg:x="8.82in" svg:y="1.83854in" svg:width="3.6in" svg:height="0.90104in"/>
      <presentation:placeholder presentation:object="object" svg:x="8.82in" svg:y="2.73958in" svg:width="3.6in" svg:height="4.02951in"/>
    </style:presentation-page-layout>
    <style:presentation-page-layout style:name="Master1-PPL11" style:display-name="Title and Content with 2 medium pictures">
      <presentation:placeholder presentation:object="graphic" svg:x="8.64092in" svg:y="2.98308in" svg:width="4.69241in" svg:height="4.51692in"/>
      <presentation:placeholder presentation:object="graphic" svg:x="6.84778in" svg:y="0in" svg:width="3.84877in" svg:height="3.28949in"/>
      <presentation:placeholder presentation:object="title" svg:x="0.92in" svg:y="0.4in" svg:width="5.6in" svg:height="1.4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0.92in" svg:y="2in" svg:width="5.57in" svg:height="4.76in"/>
    </style:presentation-page-layout>
    <style:presentation-page-layout style:name="Master1-PPL12" style:display-name="Closing">
      <presentation:placeholder presentation:object="title" svg:x="1.52in" svg:y="1.35in" svg:width="3.54in" svg:height="4.45in"/>
      <presentation:placeholder presentation:object="date-time" svg:x="1.84in" svg:y="6.95139in" svg:width="1.69in" svg:height="0.39931in"/>
      <presentation:placeholder presentation:object="footer" svg:x="6.67in" svg:y="6.95139in" svg:width="4.5in" svg:height="0.39931in"/>
      <presentation:placeholder presentation:object="page-number" svg:x="11.49in" svg:y="6.95139in" svg:width="0.93in" svg:height="0.39931in"/>
      <presentation:placeholder presentation:object="object" svg:x="7.29in" svg:y="2.79in" svg:width="5.15in" svg:height="1.92in"/>
    </style:presentation-page-layout>
    <style:presentation-page-layout style:name="Master1-PPL13"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Title Only">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91667in" svg:y="0.39931in" svg:width="11.5in" svg:height="1.44965in"/>
    </style:presentation-page-layout>
    <style:presentation-page-layout style:name="Master1-PPL15"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1140">
      <style:table-cell-properties fo:background-color="#ffc000"/>
      <style:text-properties fo:color="#ffffff" fo:font-family="+mn-lt" style:font-family-asian="+mn-ea" style:font-family-complex="+mn-cs" fo:font-weight="bold" style:font-weight-asian="bold" style:font-weight-complex="bold"/>
    </style:style>
    <style:style style:family="table-cell" style:name="a1141">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42">
      <style:table-cell-properties/>
    </style:style>
    <style:style style:family="table-cell" style:name="a1143">
      <style:table-cell-properties fo:background-color="#d2deef"/>
    </style:style>
    <style:style style:family="table-cell" style:name="a1144">
      <style:table-cell-properties/>
    </style:style>
    <style:style style:family="table-cell" style:name="a1145">
      <style:table-cell-properties fo:background-color="#d2deef"/>
    </style:style>
    <style:style style:family="table-cell" style:name="a1146">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147">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148">
      <style:table-cell-properties fo:background-color="#5b9bd5"/>
      <style:text-properties fo:color="#ffffff" fo:font-family="+mn-lt" style:font-family-asian="+mn-ea" style:font-family-complex="+mn-cs" fo:font-weight="bold" style:font-weight-asian="bold" style:font-weight-complex="bold"/>
    </style:style>
    <style:style style:family="table-cell" style:name="a1149">
      <style:table-cell-properties fo:background-color="#5b9bd5"/>
      <style:text-properties fo:color="#ffffff" fo:font-family="+mn-lt" style:font-family-asian="+mn-ea" style:font-family-complex="+mn-cs" fo:font-weight="bold" style:font-weight-asian="bold" style:font-weight-complex="bold"/>
    </style:style>
    <style:style style:family="table-cell" style:name="a1114">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15">
      <style:table-cell-properties/>
    </style:style>
    <style:style style:family="table-cell" style:name="a1116">
      <style:table-cell-properties fo:background-color="#cfd5ea"/>
    </style:style>
    <style:style style:family="table-cell" style:name="a1117">
      <style:table-cell-properties/>
    </style:style>
    <style:style style:family="table-cell" style:name="a1118">
      <style:table-cell-properties fo:background-color="#cfd5ea"/>
    </style:style>
    <style:style style:family="table-cell" style:name="a1119">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130">
      <style:table-cell-properties fo:background-color="#ed7d31"/>
      <style:text-properties fo:color="#ffffff" fo:font-family="+mn-lt" style:font-family-asian="+mn-ea" style:font-family-complex="+mn-cs" fo:font-weight="bold" style:font-weight-asian="bold" style:font-weight-complex="bold"/>
    </style:style>
    <style:style style:family="table-cell" style:name="a1131">
      <style:table-cell-properties fo:background-color="#ed7d31"/>
      <style:text-properties fo:color="#ffffff" fo:font-family="+mn-lt" style:font-family-asian="+mn-ea" style:font-family-complex="+mn-cs" fo:font-weight="bold" style:font-weight-asian="bold" style:font-weight-complex="bold"/>
    </style:style>
    <style:style style:family="table-cell" style:name="a1132">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33">
      <style:table-cell-properties/>
    </style:style>
    <style:style style:family="table-cell" style:name="a1134">
      <style:table-cell-properties fo:background-color="#ffe8cb"/>
    </style:style>
    <style:style style:family="table-cell" style:name="a1135">
      <style:table-cell-properties/>
    </style:style>
    <style:style style:family="table-cell" style:name="a1136">
      <style:table-cell-properties fo:background-color="#ffe8cb"/>
    </style:style>
    <style:style style:family="table-cell" style:name="a1137">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1138">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1139">
      <style:table-cell-properties fo:background-color="#ffc000"/>
      <style:text-properties fo:color="#ffffff" fo:font-family="+mn-lt" style:font-family-asian="+mn-ea" style:font-family-complex="+mn-cs" fo:font-weight="bold" style:font-weight-asian="bold" style:font-weight-complex="bold"/>
    </style:style>
    <style:style style:family="table-cell" style:name="a1150">
      <style:table-cell-properties fo:border-top="0.01389in solid #000000" fo:border-bottom="0.01389in solid #000000"/>
      <style:text-properties fo:color="#000000" fo:font-family="+mn-lt" style:font-family-asian="+mn-ea" style:font-family-complex="+mn-cs"/>
    </style:style>
    <style:style style:family="table-cell" style:name="a1151">
      <style:table-cell-properties fo:background-color="#000000"/>
    </style:style>
    <style:style style:family="table-cell" style:name="a1152">
      <style:table-cell-properties/>
    </style:style>
    <style:style style:family="table-cell" style:name="a1153">
      <style:table-cell-properties fo:background-color="#000000"/>
    </style:style>
    <style:style style:family="table-cell" style:name="a1154">
      <style:table-cell-properties fo:border-bottom="0.01389in solid #000000"/>
      <style:text-properties fo:font-family="" style:font-family-asian="" style:font-family-complex="" fo:font-weight="bold" style:font-weight-asian="bold" style:font-weight-complex="bold"/>
    </style:style>
    <style:style style:family="table-cell" style:name="a1155">
      <style:table-cell-properties fo:border-top="0.01389in solid #000000"/>
      <style:text-properties fo:font-family="" style:font-family-asian="" style:font-family-complex="" fo:font-weight="bold" style:font-weight-asian="bold" style:font-weight-complex="bold"/>
    </style:style>
    <style:style style:family="table-cell" style:name="a1156">
      <style:table-cell-properties/>
      <style:text-properties fo:font-family="" style:font-family-asian="" style:font-family-complex="" fo:font-weight="bold" style:font-weight-asian="bold" style:font-weight-complex="bold"/>
    </style:style>
    <style:style style:family="table-cell" style:name="a1120">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157">
      <style:table-cell-properties/>
      <style:text-properties fo:font-family="" style:font-family-asian="" style:font-family-complex="" fo:font-weight="bold" style:font-weight-asian="bold" style:font-weight-complex="bold"/>
    </style:style>
    <style:style style:family="table-cell" style:name="a1121">
      <style:table-cell-properties fo:background-color="#4472c4"/>
      <style:text-properties fo:color="#ffffff" fo:font-family="+mn-lt" style:font-family-asian="+mn-ea" style:font-family-complex="+mn-cs" fo:font-weight="bold" style:font-weight-asian="bold" style:font-weight-complex="bold"/>
    </style:style>
    <style:style style:family="table-cell" style:name="a1122">
      <style:table-cell-properties fo:background-color="#4472c4"/>
      <style:text-properties fo:color="#ffffff" fo:font-family="+mn-lt" style:font-family-asian="+mn-ea" style:font-family-complex="+mn-cs" fo:font-weight="bold" style:font-weight-asian="bold" style:font-weight-complex="bold"/>
    </style:style>
    <style:style style:family="table-cell" style:name="a1123">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24">
      <style:table-cell-properties/>
    </style:style>
    <style:style style:family="table-cell" style:name="a1125">
      <style:table-cell-properties fo:background-color="#f8d7cd"/>
    </style:style>
    <style:style style:family="table-cell" style:name="a1126">
      <style:table-cell-properties/>
    </style:style>
    <style:style style:family="table-cell" style:name="a1127">
      <style:table-cell-properties fo:background-color="#f8d7cd"/>
    </style:style>
    <style:style style:family="table-cell" style:name="a1128">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1129">
      <style:table-cell-properties fo:background-color="#ed7d31"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stroke-dash draw:name="a123" draw:style="rect" draw:dots1="1" draw:dots1-length="0.41667in" draw:distance="0.41667in"/>
    <draw:stroke-dash draw:name="a63" draw:style="rect" draw:dots1="1" draw:dots1-length="0.41667in" draw:distance="0.41667in"/>
    <draw:stroke-dash draw:name="a252" draw:style="rect" draw:dots1="1" draw:dots1-length="0.41667in" draw:distance="0.41667in"/>
    <draw:stroke-dash draw:name="a765" draw:style="rect" draw:dots1="1" draw:dots1-length="0.41667in" draw:distance="0.41667in"/>
    <draw:stroke-dash draw:name="a79" draw:style="rect" draw:dots1="1" draw:dots1-length="0.41667in" draw:distance="0.41667in"/>
    <table:table-template table:name="{5C22544A-7EE6-4342-B048-85BDC9FD1C3A}">
      <table:first-row table:style-name="a1119" table:paragraph-style-name=""/>
      <table:last-row table:style-name="a1120" table:paragraph-style-name=""/>
      <table:first-column table:style-name="a1121" table:paragraph-style-name=""/>
      <table:last-column table:style-name="a1122" table:paragraph-style-name=""/>
      <table:body table:style-name="a1114" table:paragraph-style-name=""/>
      <table:even-rows table:style-name="a1117" table:paragraph-style-name=""/>
      <table:odd-rows table:style-name="a1118" table:paragraph-style-name=""/>
      <table:even-columns table:style-name="a1115" table:paragraph-style-name=""/>
      <table:odd-columns table:style-name="a1116" table:paragraph-style-name=""/>
    </table:table-template>
    <table:table-template table:name="{21E4AEA4-8DFA-4A89-87EB-49C32662AFE0}">
      <table:first-row table:style-name="a1128" table:paragraph-style-name=""/>
      <table:last-row table:style-name="a1129" table:paragraph-style-name=""/>
      <table:first-column table:style-name="a1130" table:paragraph-style-name=""/>
      <table:last-column table:style-name="a1131" table:paragraph-style-name=""/>
      <table:body table:style-name="a1123" table:paragraph-style-name=""/>
      <table:even-rows table:style-name="a1126" table:paragraph-style-name=""/>
      <table:odd-rows table:style-name="a1127" table:paragraph-style-name=""/>
      <table:even-columns table:style-name="a1124" table:paragraph-style-name=""/>
      <table:odd-columns table:style-name="a1125" table:paragraph-style-name=""/>
    </table:table-template>
    <table:table-template table:name="{00A15C55-8517-42AA-B614-E9B94910E393}">
      <table:first-row table:style-name="a1137" table:paragraph-style-name=""/>
      <table:last-row table:style-name="a1138" table:paragraph-style-name=""/>
      <table:first-column table:style-name="a1139" table:paragraph-style-name=""/>
      <table:last-column table:style-name="a1140" table:paragraph-style-name=""/>
      <table:body table:style-name="a1132" table:paragraph-style-name=""/>
      <table:even-rows table:style-name="a1135" table:paragraph-style-name=""/>
      <table:odd-rows table:style-name="a1136" table:paragraph-style-name=""/>
      <table:even-columns table:style-name="a1133" table:paragraph-style-name=""/>
      <table:odd-columns table:style-name="a1134" table:paragraph-style-name=""/>
    </table:table-template>
    <table:table-template table:name="{7DF18680-E054-41AD-8BC1-D1AEF772440D}">
      <table:first-row table:style-name="a1146" table:paragraph-style-name=""/>
      <table:last-row table:style-name="a1147" table:paragraph-style-name=""/>
      <table:first-column table:style-name="a1148" table:paragraph-style-name=""/>
      <table:last-column table:style-name="a1149" table:paragraph-style-name=""/>
      <table:body table:style-name="a1141" table:paragraph-style-name=""/>
      <table:even-rows table:style-name="a1144" table:paragraph-style-name=""/>
      <table:odd-rows table:style-name="a1145" table:paragraph-style-name=""/>
      <table:even-columns table:style-name="a1142" table:paragraph-style-name=""/>
      <table:odd-columns table:style-name="a1143" table:paragraph-style-name=""/>
    </table:table-template>
    <table:table-template table:name="{9D7B26C5-4107-4FEC-AEDC-1716B250A1EF}">
      <table:first-row table:style-name="a1154" table:paragraph-style-name=""/>
      <table:last-row table:style-name="a1155" table:paragraph-style-name=""/>
      <table:first-column table:style-name="a1156" table:paragraph-style-name=""/>
      <table:last-column table:style-name="a1157" table:paragraph-style-name=""/>
      <table:body table:style-name="a1150" table:paragraph-style-name=""/>
      <table:even-rows table:style-name="a1152" table:paragraph-style-name=""/>
      <table:odd-rows table:style-name="a1153" table:paragraph-style-name=""/>
      <table:odd-columns table:style-name="a115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draw:fill="none" draw:stroke="solid" svg:stroke-width="0.01389in" svg:stroke-color="#000000" svg:stroke-opacity="100%"/>
    </style:style>
    <style:style style:family="paragraph" style:name="a2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resentation" style:name="a401">
      <style:graphic-properties draw:fill="none" draw:stroke="solid" svg:stroke-width="0.01389in" svg:stroke-color="#000000" svg:stroke-opacity="100%"/>
    </style:style>
    <style:style style:family="graphic" style:name="a325">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5in" fo:padding-bottom="0.05in" fo:padding-left="0.1in" fo:padding-right="0.1in" draw:textarea-vertical-align="middle" draw:textarea-horizontal-align="center" draw:fill="none" draw:stroke="dash" draw:stroke-dash="a252" svg:stroke-width="0.13889in" svg:stroke-color="#2cc3b4" svg:stroke-opacity="95%" draw:stroke-linejoin="miter" svg:stroke-linecap="round"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6">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6">
      <style:graphic-properties draw:fill="none" draw:stroke="solid" svg:stroke-width="0.01389in" svg:stroke-color="#000000" svg:stroke-opacity="100%"/>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4">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w Cen M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1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draw:fill="none" draw:stroke="solid" svg:stroke-width="0.01389in" svg:stroke-color="#000000" svg:stroke-opacity="100%"/>
    </style:style>
    <style:style style:family="paragraph" style:name="a195">
      <style:paragraph-properties fo:line-height="11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2.55in" fo:padding-left="0.5in" fo:padding-right="0.5in" draw:textarea-vertical-align="bottom" draw:textarea-horizontal-align="center" draw:fill="solid" draw:fill-color="#ffffff" draw:opacity="95%" draw:stroke="none" draw:auto-grow-width="false" draw:auto-grow-height="false"/>
      <style:paragraph-properties style:font-independent-line-spacing="true" style:writing-mode="lr-tb"/>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74">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draw:fill="none" draw:stroke="solid" svg:stroke-width="0.01389in" svg:stroke-color="#000000" svg:stroke-opacity="100%"/>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draw:fill="none" draw:stroke="solid" svg:stroke-width="0.01389in" svg:stroke-color="#000000" svg:stroke-opacity="100%"/>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1">
      <style:graphic-properties draw:fill="none" draw:stroke="solid" svg:stroke-width="0.01389in" svg:stroke-color="#000000" svg:stroke-opacity="100%"/>
    </style:style>
    <style:style style:family="paragraph" style:name="a5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draw:fill="none" draw:stroke="solid" svg:stroke-width="0.01389in" svg:stroke-color="#000000" svg:stroke-opacity="100%"/>
    </style:style>
    <style:style style:family="paragraph" style:name="a6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draw:fill="none" draw:stroke="solid" svg:stroke-width="0.01389in" svg:stroke-color="#000000" svg:stroke-opacity="100%"/>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24">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resentation" style:name="a7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27">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3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7">
      <style:graphic-properties draw:fill="none" draw:stroke="solid" svg:stroke-width="0.01389in" svg:stroke-color="#000000" svg:stroke-opacity="100%"/>
    </style:style>
    <style:style style:family="paragraph" style:name="a10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draw:fill="none" draw:stroke="dash" draw:stroke-dash="a63" svg:stroke-width="0.13889in" svg:stroke-color="#2cc3b4" svg:stroke-opacity="100%" draw:stroke-linejoin="miter" svg:stroke-linecap="round"/>
    </style:style>
    <style:style style:family="paragraph" style:name="a6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none" draw:stroke="dash" draw:stroke-dash="a765" svg:stroke-width="0.13889in" svg:stroke-color="#2cc3b4" svg:stroke-opacity="100%" draw:stroke-linejoin="miter" svg:stroke-linecap="round" draw:auto-grow-width="false" draw:auto-grow-height="false"/>
      <style:paragraph-properties style:font-independent-line-spacing="true" style:writing-mode="lr-tb"/>
    </style:style>
    <style:style style:family="graphic" style:name="a84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0">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3">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8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5">
      <style:graphic-properties draw:fill="none" draw:stroke="solid" svg:stroke-width="0.01389in" svg:stroke-color="#000000" svg:stroke-opacity="100%"/>
    </style:style>
    <style:style style:family="paragraph" style:name="a1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05in" fo:padding-bottom="0.05in" fo:padding-left="0.1in" fo:padding-right="0.1in" draw:textarea-vertical-align="middle" draw:textarea-horizontal-align="center" draw:fill="none" draw:stroke="dash" draw:stroke-dash="a79" svg:stroke-width="0.13889in" svg:stroke-color="#2cc3b4" svg:stroke-opacity="100%" draw:stroke-linejoin="miter" svg:stroke-linecap="round"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2">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4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
      <style:graphic-properties draw:fill="none" draw:stroke="solid" svg:stroke-width="0.01389in" svg:stroke-color="#000000" svg:stroke-opacity="100%"/>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1">
      <style:graphic-properties draw:fill="none" draw:stroke="solid" svg:stroke-width="0.01389in" svg:stroke-color="#000000" svg:stroke-opacity="100%"/>
    </style:style>
    <style:style style:family="paragraph" style:name="a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draw:fill="none" draw:stroke="solid" svg:stroke-width="0.01389in" svg:stroke-color="#000000" svg:stroke-opacity="100%"/>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6">
      <style:graphic-properties draw:fill="none" draw:stroke="solid" svg:stroke-width="0.01389in" svg:stroke-color="#000000" svg:stroke-opacity="100%"/>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7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80">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drawing-page" style:name="a9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1">
      <style:graphic-properties draw:fill="none" draw:stroke="solid" svg:stroke-width="0.01389in" svg:stroke-color="#000000" svg:stroke-opacity="100%"/>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5in" fo:padding-bottom="0.05in" fo:padding-left="0.1in" fo:padding-right="0.1in" draw:textarea-vertical-align="middle" draw:textarea-horizontal-align="center" draw:fill="none" draw:stroke="dash" draw:stroke-dash="a123" svg:stroke-width="0.13889in" svg:stroke-color="#2cc3b4" svg:stroke-opacity="100%" draw:stroke-linejoin="miter" svg:stroke-linecap="round"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middle" draw:textarea-horizontal-align="center" draw:fill="none" draw:stroke="solid" svg:stroke-width="0.13889in" svg:stroke-color="#ff9514" svg:stroke-opacity="100%" draw:stroke-linejoin="round" svg:stroke-linecap="butt"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draw:fill="none" draw:stroke="solid" svg:stroke-width="0.01389in" svg:stroke-color="#000000" svg:stroke-opacity="100%"/>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1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hapes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91667in" svg:y="6.95139in" svg:width="3in" svg:height="0.39931in" presentation:class="date-time" presentation:placeholder="false">
        <draw:text-box>
          <text:p text:style-name="a21" text:class-names="" text:cond-style-name=""><text:span text:style-name="a20" text:class-names="">9/3/20XX</text:span></text:p>
        </draw:text-box>
        <svg:title/>
        <svg:desc/>
      </draw:frame>
      <draw:frame draw:id="id3" presentation:style-name="a25" draw:name="Footer Placeholder 4" svg:x="4.41667in" svg:y="6.95139in" svg:width="4.5in" svg:height="0.39931in" presentation:class="footer" presentation:placeholder="false">
        <draw:text-box>
          <text:p text:style-name="a24" text:class-names="" text:cond-style-name=""><text:span text:style-name="a23" text:class-names="">Presentation Title</text:span></text:p>
        </draw:text-box>
        <svg:title/>
        <svg:desc/>
      </draw:frame>
      <draw:frame draw:id="id4" presentation:style-name="a28" draw:name="Slide Number Placeholder 5" svg:x="9.41667in" svg:y="6.95139in" svg:width="3in" svg:height="0.39931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58">
        <draw:frame draw:id="id5" presentation:style-name="a31" draw:name="Header Placeholder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Date Placeholder 2" svg:x="4.24826in" svg:y="0in" svg:width="3.25in" svg:height="0.50174in" presentation:class="date-time" presentation:placeholder="false">
          <draw:text-box>
            <text:p text:style-name="a34" text:class-names="" text:cond-style-name=""><text:span text:style-name="a32" text:class-names=""><text:date text:fixed="false" style:data-style-name="a33">5/14/2021</text:date></text:span></text:p>
          </draw:text-box>
          <svg:title/>
          <svg:desc/>
        </draw:frame>
        <draw:page-thumbnail svg:x="0.75in" svg:y="1.25in" svg:width="6in" svg:height="3.375in" presentation:class="page" draw:id="id7" presentation:style-name="a36" draw:name="Slide Image Placeholder 3">
          <svg:title/>
          <svg:desc/>
        </draw:page-thumbnail>
        <draw:frame draw:id="id8" presentation:style-name="a51" draw:name="Notes Placeholder 4" svg:x="0.75in" svg:y="4.8125in" svg:width="6in" svg:height="3.9375in" presentation:class="notes" presentation:placeholder="false">
          <draw:text-box>
            <text:p text:style-name="a38" text:class-names="" text:cond-style-name=""><text:span text:style-name="a37" text:class-names="">Click to edit Master text styles</text:span></text:p>
            <text:list text:style-name="a41">
              <text:list-item>
                <text:list text:style-name="a41">
                  <text:list-item>
                    <text:p text:style-name="a40" text:class-names="" text:cond-style-name=""><text:span text:style-name="a39" text:class-names="">Second level</text:span></text:p>
                  </text:list-item>
                </text:list>
              </text:list-item>
            </text:list>
            <text:list text:style-name="a44">
              <text:list-item>
                <text:list text:style-name="a44">
                  <text:list-item>
                    <text:list text:style-name="a44">
                      <text:list-item>
                        <text:p text:style-name="a43" text:class-names="" text:cond-style-name=""><text:span text:style-name="a42" text:class-names="">Third level</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Fourth level</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Fifth level</text:span></text:p>
                              </text:list-item>
                            </text:list>
                          </text:list-item>
                        </text:list>
                      </text:list-item>
                    </text:list>
                  </text:list-item>
                </text:list>
              </text:list-item>
            </text:list>
          </draw:text-box>
          <svg:title/>
          <svg:desc/>
        </draw:frame>
        <draw:frame draw:id="id9" presentation:style-name="a54" draw:name="Footer Placeholder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Slide Number Placeholder 6" svg:x="4.24826in" svg:y="9.49826in" svg:width="3.25in" svg:height="0.50174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Title-Slide" style:page-layout-name="pageLayout1" draw:style-name="a59">
      <draw:custom-shape svg:x="4.375in" svg:y="1.1892in" svg:width="8.95833in" svg:height="6.3108in" draw:id="id11" draw:style-name="a62" draw:name="Freeform 13">
        <svg:title/>
        <svg:desc/>
        <text:p text:style-name="a61" text:class-names="" text:cond-style-name=""><text:span text:style-name="a60" text:class-names=""/></text:p>
        <draw:enhanced-geometry xmlns:dr3d="urn:oasis:names:tc:opendocument:xmlns:dr3d:1.0" draw:type="non-primitive" svg:viewBox="0 0 8191500 5770597" draw:enhanced-path="M ?f3 ?f0 C ?f4 ?f0 ?f5 ?f6 ?f7 ?f8 L ?f1 ?f9 ?f1 ?f2 ?f10 ?f2 ?f11 ?f12 C ?f13 ?f14 ?f0 ?f15 ?f0 ?f16 ?f0 ?f17 ?f18 ?f0 ?f3 ?f0 Z N" draw:text-areas="?f47 ?f49 ?f48 ?f50" draw:glue-points="?f51 ?f52 ?f53 ?f54 ?f55 ?f56 ?f55 ?f57 ?f58 ?f57 ?f59 ?f60 ?f61 ?f62 ?f51 ?f52" draw:glue-point-leaving-directions="-90, -90, -90, -90, -90, -90, -90, -90">
          <draw:equation draw:name="f0" draw:formula="0"/>
          <draw:equation draw:name="f1" draw:formula="8191500"/>
          <draw:equation draw:name="f2" draw:formula="5770597"/>
          <draw:equation draw:name="f3" draw:formula="4929467"/>
          <draw:equation draw:name="f4" draw:formula="6120547"/>
          <draw:equation draw:name="f5" draw:formula="7212963"/>
          <draw:equation draw:name="f6" draw:formula="419755"/>
          <draw:equation draw:name="f7" draw:formula="8065066"/>
          <draw:equation draw:name="f8" draw:formula="1118513"/>
          <draw:equation draw:name="f9" draw:formula="1227339"/>
          <draw:equation draw:name="f10" draw:formula="79523"/>
          <draw:equation draw:name="f11" draw:formula="56799"/>
          <draw:equation draw:name="f12" draw:formula="5644158"/>
          <draw:equation draw:name="f13" draw:formula="19398"/>
          <draw:equation draw:name="f14" draw:formula="5400934"/>
          <draw:equation draw:name="f15" draw:formula="5151822"/>
          <draw:equation draw:name="f16" draw:formula="4898209"/>
          <draw:equation draw:name="f17" draw:formula="2193003"/>
          <draw:equation draw:name="f18" draw:formula="2206998"/>
          <draw:equation draw:name="f19" draw:formula="?f2 - ?f0"/>
          <draw:equation draw:name="f20" draw:formula="?f1 - ?f0"/>
          <draw:equation draw:name="f21" draw:formula="?f20 / 8191500"/>
          <draw:equation draw:name="f22" draw:formula="?f19 / 5770597"/>
          <draw:equation draw:name="f23" draw:formula="4929467 * ?f20"/>
          <draw:equation draw:name="f24" draw:formula="0 * ?f19"/>
          <draw:equation draw:name="f25" draw:formula="8065066 * ?f20"/>
          <draw:equation draw:name="f26" draw:formula="1118513 * ?f19"/>
          <draw:equation draw:name="f27" draw:formula="8191500 * ?f20"/>
          <draw:equation draw:name="f28" draw:formula="1227339 * ?f19"/>
          <draw:equation draw:name="f29" draw:formula="5770597 * ?f19"/>
          <draw:equation draw:name="f30" draw:formula="79523 * ?f20"/>
          <draw:equation draw:name="f31" draw:formula="56799 * ?f20"/>
          <draw:equation draw:name="f32" draw:formula="5644158 * ?f19"/>
          <draw:equation draw:name="f33" draw:formula="0 * ?f20"/>
          <draw:equation draw:name="f34" draw:formula="4898209 * ?f19"/>
          <draw:equation draw:name="f35" draw:formula="?f23 / 8191500"/>
          <draw:equation draw:name="f36" draw:formula="?f24 / 5770597"/>
          <draw:equation draw:name="f37" draw:formula="?f25 / 8191500"/>
          <draw:equation draw:name="f38" draw:formula="?f26 / 5770597"/>
          <draw:equation draw:name="f39" draw:formula="?f27 / 8191500"/>
          <draw:equation draw:name="f40" draw:formula="?f28 / 5770597"/>
          <draw:equation draw:name="f41" draw:formula="?f29 / 5770597"/>
          <draw:equation draw:name="f42" draw:formula="?f30 / 8191500"/>
          <draw:equation draw:name="f43" draw:formula="?f31 / 8191500"/>
          <draw:equation draw:name="f44" draw:formula="?f32 / 5770597"/>
          <draw:equation draw:name="f45" draw:formula="?f33 / 8191500"/>
          <draw:equation draw:name="f46" draw:formula="?f34 / 5770597"/>
          <draw:equation draw:name="f47" draw:formula="?f0 / ?f21"/>
          <draw:equation draw:name="f48" draw:formula="?f1 / ?f21"/>
          <draw:equation draw:name="f49" draw:formula="?f0 / ?f22"/>
          <draw:equation draw:name="f50" draw:formula="?f2 / ?f22"/>
          <draw:equation draw:name="f51" draw:formula="?f35 / ?f21"/>
          <draw:equation draw:name="f52" draw:formula="?f36 / ?f22"/>
          <draw:equation draw:name="f53" draw:formula="?f37 / ?f21"/>
          <draw:equation draw:name="f54" draw:formula="?f38 / ?f22"/>
          <draw:equation draw:name="f55" draw:formula="?f39 / ?f21"/>
          <draw:equation draw:name="f56" draw:formula="?f40 / ?f22"/>
          <draw:equation draw:name="f57" draw:formula="?f41 / ?f22"/>
          <draw:equation draw:name="f58" draw:formula="?f42 / ?f21"/>
          <draw:equation draw:name="f59" draw:formula="?f43 / ?f21"/>
          <draw:equation draw:name="f60" draw:formula="?f44 / ?f22"/>
          <draw:equation draw:name="f61" draw:formula="?f45 / ?f21"/>
          <draw:equation draw:name="f62" draw:formula="?f46 / ?f22"/>
        </draw:enhanced-geometry>
      </draw:custom-shape>
      <draw:connector draw:type="line" svg:x1="0.44427in" svg:y1="0.20115in" svg:x2="0.44427in" svg:y2="1.94843in" draw:id="id12" draw:style-name="a64" draw:name="Straight Connector 11">
        <svg:title/>
        <svg:desc/>
      </draw:connector>
      <draw:custom-shape svg:x="5.78778in" svg:y="0in" svg:width="2.49316in" svg:height="1.38647in" draw:id="id13" draw:style-name="a67" draw:name="Freeform: Shape 13">
        <svg:title/>
        <svg:desc/>
        <text:p text:style-name="a66" text:class-names="" text:cond-style-name=""><text:span text:style-name="a65" text:class-names=""/></text:p>
        <draw:enhanced-geometry xmlns:dr3d="urn:oasis:names:tc:opendocument:xmlns:dr3d:1.0" draw:type="non-primitive" svg:viewBox="0 0 2279742 1267785"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2279742"/>
          <draw:equation draw:name="f2" draw:formula="1267785"/>
          <draw:equation draw:name="f3" draw:formula="138700"/>
          <draw:equation draw:name="f4" draw:formula="1078193"/>
          <draw:equation draw:name="f5" draw:formula="2002733"/>
          <draw:equation draw:name="f6" draw:formula="104026"/>
          <draw:equation draw:name="f7" draw:formula="1258503"/>
          <draw:equation draw:name="f8" draw:formula="93484"/>
          <draw:equation draw:name="f9" draw:formula="1264595"/>
          <draw:equation draw:name="f10" draw:formula="81523"/>
          <draw:equation draw:name="f11" draw:formula="1267796"/>
          <draw:equation draw:name="f12" draw:formula="69351"/>
          <draw:equation draw:name="f13" draw:formula="31049"/>
          <draw:equation draw:name="f14" draw:formula="1236737"/>
          <draw:equation draw:name="f15" draw:formula="1198436"/>
          <draw:equation draw:name="f16" draw:formula="?f2 - ?f0"/>
          <draw:equation draw:name="f17" draw:formula="?f1 - ?f0"/>
          <draw:equation draw:name="f18" draw:formula="?f17 / 2279742"/>
          <draw:equation draw:name="f19" draw:formula="?f16 / 1267785"/>
          <draw:equation draw:name="f20" draw:formula="0 * ?f17"/>
          <draw:equation draw:name="f21" draw:formula="0 * ?f16"/>
          <draw:equation draw:name="f22" draw:formula="138700 * ?f17"/>
          <draw:equation draw:name="f23" draw:formula="1078193 * ?f16"/>
          <draw:equation draw:name="f24" draw:formula="2002733 * ?f17"/>
          <draw:equation draw:name="f25" draw:formula="2279742 * ?f17"/>
          <draw:equation draw:name="f26" draw:formula="104026 * ?f17"/>
          <draw:equation draw:name="f27" draw:formula="1258503 * ?f16"/>
          <draw:equation draw:name="f28" draw:formula="69351 * ?f17"/>
          <draw:equation draw:name="f29" draw:formula="1267785 * ?f16"/>
          <draw:equation draw:name="f30" draw:formula="1198436 * ?f16"/>
          <draw:equation draw:name="f31" draw:formula="?f20 / 2279742"/>
          <draw:equation draw:name="f32" draw:formula="?f21 / 1267785"/>
          <draw:equation draw:name="f33" draw:formula="?f22 / 2279742"/>
          <draw:equation draw:name="f34" draw:formula="?f23 / 1267785"/>
          <draw:equation draw:name="f35" draw:formula="?f24 / 2279742"/>
          <draw:equation draw:name="f36" draw:formula="?f25 / 2279742"/>
          <draw:equation draw:name="f37" draw:formula="?f26 / 2279742"/>
          <draw:equation draw:name="f38" draw:formula="?f27 / 1267785"/>
          <draw:equation draw:name="f39" draw:formula="?f28 / 2279742"/>
          <draw:equation draw:name="f40" draw:formula="?f29 / 1267785"/>
          <draw:equation draw:name="f41" draw:formula="?f30 / 1267785"/>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16436in" svg:y="0in" svg:width="1.24132in" svg:height="0.52274in" draw:id="id14" draw:style-name="a70" draw:name="Freeform: Shape 15">
        <svg:title/>
        <svg:desc/>
        <text:p text:style-name="a69" text:class-names="" text:cond-style-name=""><text:span text:style-name="a68"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custom-shape svg:x="1.71593in" svg:y="0.5631in" svg:width="2.6174in" svg:height="2.54639in" draw:id="id15" draw:style-name="a73" draw:name="Oval 17">
        <svg:title/>
        <svg:desc/>
        <text:p text:style-name="a72" text:class-names="" text:cond-style-name=""><text:span text:style-name="a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22587in" svg:width="1.29752in" svg:height="1.9375in" draw:id="id16" draw:style-name="a76" draw:name="Freeform: Shape 19">
        <svg:title/>
        <svg:desc/>
        <text:p text:style-name="a75" text:class-names="" text:cond-style-name=""><text:span text:style-name="a74" text:class-names=""/></text:p>
        <draw:enhanced-geometry xmlns:dr3d="urn:oasis:names:tc:opendocument:xmlns:dr3d:1.0" draw:type="non-primitive" svg:viewBox="0 0 1186451 1771650" draw:enhanced-path="M ?f3 ?f0 L ?f1 ?f0 ?f1 ?f4 ?f4 ?f4 ?f4 ?f5 ?f1 ?f5 ?f1 ?f2 ?f3 ?f2 C ?f6 ?f2 ?f0 ?f7 ?f0 ?f8 L ?f0 ?f3 C ?f0 ?f6 ?f6 ?f0 ?f3 ?f0 Z N" draw:text-areas="?f33 ?f35 ?f34 ?f36" draw:glue-points="?f37 ?f38 ?f39 ?f38 ?f39 ?f40 ?f41 ?f40 ?f41 ?f42 ?f39 ?f42 ?f39 ?f43 ?f37 ?f43 ?f44 ?f45 ?f44 ?f46 ?f37 ?f38" draw:glue-point-leaving-directions="-90, -90, -90, -90, -90, -90, -90, -90, -90, -90, -90" draw:mirror-horizontal="true">
          <draw:equation draw:name="f0" draw:formula="0"/>
          <draw:equation draw:name="f1" draw:formula="1186451"/>
          <draw:equation draw:name="f2" draw:formula="1771650"/>
          <draw:equation draw:name="f3" draw:formula="61913"/>
          <draw:equation draw:name="f4" draw:formula="123825"/>
          <draw:equation draw:name="f5" draw:formula="1647825"/>
          <draw:equation draw:name="f6" draw:formula="27719"/>
          <draw:equation draw:name="f7" draw:formula="1743932"/>
          <draw:equation draw:name="f8" draw:formula="1709738"/>
          <draw:equation draw:name="f9" draw:formula="?f2 - ?f0"/>
          <draw:equation draw:name="f10" draw:formula="?f1 - ?f0"/>
          <draw:equation draw:name="f11" draw:formula="?f10 / 1186451"/>
          <draw:equation draw:name="f12" draw:formula="?f9 / 1771650"/>
          <draw:equation draw:name="f13" draw:formula="61913 * ?f10"/>
          <draw:equation draw:name="f14" draw:formula="0 * ?f9"/>
          <draw:equation draw:name="f15" draw:formula="1186451 * ?f10"/>
          <draw:equation draw:name="f16" draw:formula="123825 * ?f9"/>
          <draw:equation draw:name="f17" draw:formula="123825 * ?f10"/>
          <draw:equation draw:name="f18" draw:formula="1647825 * ?f9"/>
          <draw:equation draw:name="f19" draw:formula="1771650 * ?f9"/>
          <draw:equation draw:name="f20" draw:formula="0 * ?f10"/>
          <draw:equation draw:name="f21" draw:formula="1709738 * ?f9"/>
          <draw:equation draw:name="f22" draw:formula="61913 * ?f9"/>
          <draw:equation draw:name="f23" draw:formula="?f13 / 1186451"/>
          <draw:equation draw:name="f24" draw:formula="?f14 / 1771650"/>
          <draw:equation draw:name="f25" draw:formula="?f15 / 1186451"/>
          <draw:equation draw:name="f26" draw:formula="?f16 / 1771650"/>
          <draw:equation draw:name="f27" draw:formula="?f17 / 1186451"/>
          <draw:equation draw:name="f28" draw:formula="?f18 / 1771650"/>
          <draw:equation draw:name="f29" draw:formula="?f19 / 1771650"/>
          <draw:equation draw:name="f30" draw:formula="?f20 / 1186451"/>
          <draw:equation draw:name="f31" draw:formula="?f21 / 1771650"/>
          <draw:equation draw:name="f32" draw:formula="?f22 / 1771650"/>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2"/>
          <draw:equation draw:name="f41" draw:formula="?f27 / ?f11"/>
          <draw:equation draw:name="f42" draw:formula="?f28 / ?f12"/>
          <draw:equation draw:name="f43" draw:formula="?f29 / ?f12"/>
          <draw:equation draw:name="f44" draw:formula="?f30 / ?f11"/>
          <draw:equation draw:name="f45" draw:formula="?f31 / ?f12"/>
          <draw:equation draw:name="f46" draw:formula="?f32 / ?f12"/>
        </draw:enhanced-geometry>
      </draw:custom-shape>
      <draw:custom-shape svg:width="4.4657in" svg:height="4.4657in" draw:id="id17" draw:style-name="a80" draw:transform="translate(-2.23285in -2.23285in) rotate(-4.71239) translate(3.91667in 6.82977in)" draw:name="Arc 21">
        <svg:title/>
        <svg:desc/>
        <text:p text:style-name="a78" text:class-names="" text:cond-style-name=""><text:span text:style-name="a77"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225, -18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18" presentation:style-name="a83" draw:name="Title 1" svg:x="5.57in" svg:y="3in" svg:width="7.21in" svg:height="2.61in" presentation:class="title" presentation:placeholder="false">
        <draw:text-box>
          <text:p text:style-name="a82" text:class-names="" text:cond-style-name=""><text:span text:style-name="a81" text:class-names="">Click to edit Master title style</text:span></text:p>
        </draw:text-box>
        <svg:title/>
        <svg:desc/>
      </draw:frame>
      <draw:frame draw:id="id19" presentation:style-name="a86" draw:name="Subtitle 2" svg:x="5.57in" svg:y="5.71in" svg:width="7.21in" svg:height="1.09in" presentation:class="subtitle" presentation:placeholder="false">
        <draw:text-box>
          <text:p text:style-name="a85" text:class-names="" text:cond-style-name=""><text:span text:style-name="a84" text:class-names="">Click to edit Master subtitle style</text:span></text:p>
        </draw:text-box>
        <svg:title/>
        <svg:desc/>
      </draw:frame>
      <presentation:notes style:page-layout-name="pageLayout2" draw:style-name="a116">
        <draw:frame draw:id="id5" presentation:style-name="a89" draw:name="Header Placeholder 1" svg:x="0in" svg:y="0in" svg:width="3.25in" svg:height="0.50174in" presentation:class="header" presentation:placeholder="false">
          <draw:text-box>
            <text:p text:style-name="a88" text:class-names="" text:cond-style-name=""><text:span text:style-name="a87" text:class-names=""/></text:p>
          </draw:text-box>
          <svg:title/>
          <svg:desc/>
        </draw:frame>
        <draw:frame draw:id="id6" presentation:style-name="a93" draw:name="Date Placeholder 2" svg:x="4.24826in" svg:y="0in" svg:width="3.25in" svg:height="0.50174in" presentation:class="date-time" presentation:placeholder="false">
          <draw:text-box>
            <text:p text:style-name="a92" text:class-names="" text:cond-style-name=""><text:span text:style-name="a90" text:class-names=""><text:date text:fixed="false" style:data-style-name="a91">5/14/2021</text:date></text:span></text:p>
          </draw:text-box>
          <svg:title/>
          <svg:desc/>
        </draw:frame>
        <draw:page-thumbnail svg:x="0.75in" svg:y="1.25in" svg:width="6in" svg:height="3.375in" presentation:class="page" draw:id="id7" presentation:style-name="a94" draw:name="Slide Image Placeholder 3">
          <svg:title/>
          <svg:desc/>
        </draw:page-thumbnail>
        <draw:frame draw:id="id8" presentation:style-name="a109" draw:name="Notes Placeholder 4" svg:x="0.75in" svg:y="4.8125in" svg:width="6in" svg:height="3.9375in" presentation:class="notes" presentation:placeholder="false">
          <draw:text-box>
            <text:p text:style-name="a96" text:class-names="" text:cond-style-name=""><text:span text:style-name="a95" text:class-names="">Click to edit Master text styles</text:span></text:p>
            <text:list text:style-name="a99">
              <text:list-item>
                <text:list text:style-name="a99">
                  <text:list-item>
                    <text:p text:style-name="a98" text:class-names="" text:cond-style-name=""><text:span text:style-name="a97" text:class-names="">Second level</text:span></text:p>
                  </text:list-item>
                </text:list>
              </text:list-item>
            </text:list>
            <text:list text:style-name="a102">
              <text:list-item>
                <text:list text:style-name="a102">
                  <text:list-item>
                    <text:list text:style-name="a102">
                      <text:list-item>
                        <text:p text:style-name="a101" text:class-names="" text:cond-style-name=""><text:span text:style-name="a100" text:class-names="">Third level</text:span></text:p>
                      </text:list-item>
                    </text:list>
                  </text:list-item>
                </text:list>
              </text:list-item>
            </text:list>
            <text:list text:style-name="a105">
              <text:list-item>
                <text:list text:style-name="a105">
                  <text:list-item>
                    <text:list text:style-name="a105">
                      <text:list-item>
                        <text:list text:style-name="a105">
                          <text:list-item>
                            <text:p text:style-name="a104" text:class-names="" text:cond-style-name=""><text:span text:style-name="a103"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6" text:class-names="">Fifth level</text:span></text:p>
                              </text:list-item>
                            </text:list>
                          </text:list-item>
                        </text:list>
                      </text:list-item>
                    </text:list>
                  </text:list-item>
                </text:list>
              </text:list-item>
            </text:list>
          </draw:text-box>
          <svg:title/>
          <svg:desc/>
        </draw:frame>
        <draw:frame draw:id="id9" presentation:style-name="a112" draw:name="Footer Placeholder 5" svg:x="0in" svg:y="9.49826in" svg:width="3.25in" svg:height="0.50174in" presentation:class="footer" presentation:placeholder="false">
          <draw:text-box>
            <text:p text:style-name="a111" text:class-names="" text:cond-style-name=""><text:span text:style-name="a110" text:class-names=""/></text:p>
          </draw:text-box>
          <svg:title/>
          <svg:desc/>
        </draw:frame>
        <draw:frame draw:id="id10" presentation:style-name="a115" draw:name="Slide Number Placeholder 6" svg:x="4.24826in" svg:y="9.49826in" svg:width="3.25in" svg:height="0.50174in" presentation:class="page-number" presentation:placeholder="false">
          <draw:text-box>
            <text:p text:style-name="a114" text:class-names="" text:cond-style-name=""><text:span text:style-name="a113" text:class-names=""><text:page-number style:num-format="1" text:fixed="false"/></text:span></text:p>
          </draw:text-box>
          <svg:title/>
          <svg:desc/>
        </draw:frame>
      </presentation:notes>
    </style:master-page>
    <style:master-page style:name="Master1-Layout2-obj-Agenda" style:page-layout-name="pageLayout1" draw:style-name="a117">
      <draw:custom-shape svg:x="0.53498in" svg:y="1.22379in" svg:width="5.05243in" svg:height="5.05243in" draw:id="id20" draw:style-name="a120" draw:name="Oval 9">
        <svg:title/>
        <svg:desc/>
        <text:p text:style-name="a119" text:class-names="" text:cond-style-name=""><text:span text:style-name="a11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26761in" svg:height="3.26761in" draw:id="id21" draw:style-name="a124" draw:transform="translate(-1.6338in -1.6338in) rotate(-5.76224) translate(11.13045in 2.66305in)" draw:name="Arc 11">
        <svg:title/>
        <svg:desc/>
        <text:p text:style-name="a122" text:class-names="" text:cond-style-name=""><text:span text:style-name="a121"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263, -236, -20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73"/>
          <draw:equation draw:name="f15" draw:formula="299"/>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x="0.99524in" svg:y="5.22856in" svg:width="0.59722in" svg:height="0.59722in" draw:id="id22" draw:style-name="a127" draw:name="Oval 13">
        <svg:title/>
        <svg:desc/>
        <text:p text:style-name="a126" text:class-names="" text:cond-style-name=""><text:span text:style-name="a1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3" presentation:style-name="a130" draw:name="Title 1" svg:x="1.28in" svg:y="1.53in" svg:width="3.54in" svg:height="4.45in" presentation:class="title" presentation:placeholder="false">
        <draw:text-box>
          <text:p text:style-name="a129" text:class-names="" text:cond-style-name=""><text:span text:style-name="a128" text:class-names="">Click to edit Master title style</text:span></text:p>
        </draw:text-box>
        <svg:title/>
        <svg:desc/>
      </draw:frame>
      <draw:frame draw:id="id24" presentation:style-name="a139" draw:name="Content Placeholder 2" svg:x="6.33in" svg:y="1.67in" svg:width="5.59in" svg:height="4.3in" presentation:class="object" presentation:placeholder="false">
        <draw:text-box>
          <text:p text:style-name="a132" text:class-names="" text:cond-style-name=""><text:span text:style-name="a131" text:class-names="">Click to edit Master text styles</text:span></text:p>
          <text:list text:style-name="a135">
            <text:list-item>
              <text:list text:style-name="a135">
                <text:list-item>
                  <text:p text:style-name="a134" text:class-names="" text:cond-style-name=""><text:span text:style-name="a133" text:class-names="">Second level</text:span></text:p>
                </text:list-item>
              </text:list>
            </text:list-item>
          </text:list>
          <text:list text:style-name="a138">
            <text:list-item>
              <text:list text:style-name="a138">
                <text:list-item>
                  <text:list text:style-name="a138">
                    <text:list-item>
                      <text:p text:style-name="a137" text:class-names="" text:cond-style-name=""><text:span text:style-name="a136" text:class-names="">Third level</text:span></text:p>
                    </text:list-item>
                  </text:list>
                </text:list-item>
              </text:list>
            </text:list-item>
          </text:list>
        </draw:text-box>
        <svg:title/>
        <svg:desc/>
      </draw:frame>
      <draw:frame draw:id="id25" presentation:style-name="a142" draw:name="Date Placeholder 3" svg:x="0.91667in" svg:y="6.95139in" svg:width="3in" svg:height="0.39931in" presentation:class="date-time" presentation:placeholder="false">
        <draw:text-box>
          <text:p text:style-name="a141" text:class-names="" text:cond-style-name=""><text:span text:style-name="a140" text:class-names="">9/3/20XX</text:span></text:p>
        </draw:text-box>
        <svg:title/>
        <svg:desc/>
      </draw:frame>
      <draw:frame draw:id="id26" presentation:style-name="a145" draw:name="Footer Placeholder 4" svg:x="4.41667in" svg:y="6.95139in" svg:width="4.5in" svg:height="0.39931in" presentation:class="footer" presentation:placeholder="false">
        <draw:text-box>
          <text:p text:style-name="a144" text:class-names="" text:cond-style-name=""><text:span text:style-name="a143" text:class-names="">Presentation Title</text:span></text:p>
        </draw:text-box>
        <svg:title/>
        <svg:desc/>
      </draw:frame>
      <draw:frame draw:id="id27" presentation:style-name="a148" draw:name="Slide Number Placeholder 5" svg:x="9.41667in" svg:y="6.95139in" svg:width="3in" svg:height="0.39931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page-layout-name="pageLayout2" draw:style-name="a178">
        <draw:frame draw:id="id5" presentation:style-name="a151" draw:name="Header Placeholder 1" svg:x="0in" svg:y="0in" svg:width="3.25in" svg:height="0.50174in" presentation:class="header" presentation:placeholder="false">
          <draw:text-box>
            <text:p text:style-name="a150" text:class-names="" text:cond-style-name=""><text:span text:style-name="a149" text:class-names=""/></text:p>
          </draw:text-box>
          <svg:title/>
          <svg:desc/>
        </draw:frame>
        <draw:frame draw:id="id6" presentation:style-name="a155" draw:name="Date Placeholder 2" svg:x="4.24826in" svg:y="0in" svg:width="3.25in" svg:height="0.50174in" presentation:class="date-time" presentation:placeholder="false">
          <draw:text-box>
            <text:p text:style-name="a154" text:class-names="" text:cond-style-name=""><text:span text:style-name="a152" text:class-names=""><text:date text:fixed="false" style:data-style-name="a153">5/14/2021</text:date></text:span></text:p>
          </draw:text-box>
          <svg:title/>
          <svg:desc/>
        </draw:frame>
        <draw:page-thumbnail svg:x="0.75in" svg:y="1.25in" svg:width="6in" svg:height="3.375in" presentation:class="page" draw:id="id7" presentation:style-name="a156" draw:name="Slide Image Placeholder 3">
          <svg:title/>
          <svg:desc/>
        </draw:page-thumbnail>
        <draw:frame draw:id="id8" presentation:style-name="a171" draw:name="Notes Placeholder 4" svg:x="0.75in" svg:y="4.8125in" svg:width="6in" svg:height="3.9375in" presentation:class="notes" presentation:placeholder="false">
          <draw:text-box>
            <text:p text:style-name="a158" text:class-names="" text:cond-style-name=""><text:span text:style-name="a157" text:class-names="">Click to edit Master text styles</text:span></text:p>
            <text:list text:style-name="a161">
              <text:list-item>
                <text:list text:style-name="a161">
                  <text:list-item>
                    <text:p text:style-name="a160" text:class-names="" text:cond-style-name=""><text:span text:style-name="a159" text:class-names="">Second level</text:span></text:p>
                  </text:list-item>
                </text:list>
              </text:list-item>
            </text:list>
            <text:list text:style-name="a164">
              <text:list-item>
                <text:list text:style-name="a164">
                  <text:list-item>
                    <text:list text:style-name="a164">
                      <text:list-item>
                        <text:p text:style-name="a163" text:class-names="" text:cond-style-name=""><text:span text:style-name="a162" text:class-names="">Third le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ifth level</text:span></text:p>
                              </text:list-item>
                            </text:list>
                          </text:list-item>
                        </text:list>
                      </text:list-item>
                    </text:list>
                  </text:list-item>
                </text:list>
              </text:list-item>
            </text:list>
          </draw:text-box>
          <svg:title/>
          <svg:desc/>
        </draw:frame>
        <draw:frame draw:id="id9" presentation:style-name="a174" draw:name="Footer Placeholder 5" svg:x="0in" svg:y="9.49826in" svg:width="3.25in" svg:height="0.50174in" presentation:class="footer" presentation:placeholder="false">
          <draw:text-box>
            <text:p text:style-name="a173" text:class-names="" text:cond-style-name=""><text:span text:style-name="a172" text:class-names=""/></text:p>
          </draw:text-box>
          <svg:title/>
          <svg:desc/>
        </draw:frame>
        <draw:frame draw:id="id10" presentation:style-name="a177" draw:name="Slide Number Placeholder 6" svg:x="4.24826in" svg:y="9.49826in" svg:width="3.25in" svg:height="0.50174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3-cust-Title-and-Content-2-small-pictures" style:page-layout-name="pageLayout1" draw:style-name="a179">
      <draw:frame draw:id="id28" presentation:style-name="a182" draw:name="Picture Placeholder 21" svg:x="7.87454in" svg:y="1.25788in" svg:width="2.41365in" svg:height="2.41052in" presentation:class="graphic" presentation:placeholder="false">
        <draw:text-box>
          <text:p text:style-name="a181" text:class-names="" text:cond-style-name=""><text:span text:style-name="a180" text:class-names="">Click icon to add picture</text:span></text:p>
        </draw:text-box>
        <svg:title/>
        <svg:desc/>
      </draw:frame>
      <draw:frame draw:id="id29" presentation:style-name="a185" draw:name="Picture Placeholder 20" svg:x="9.23516in" svg:y="2.82118in" svg:width="3.38671in" svg:height="3.38671in" presentation:class="graphic" presentation:placeholder="false">
        <draw:text-box>
          <text:p text:style-name="a184" text:class-names="" text:cond-style-name=""><text:span text:style-name="a183" text:class-names="">Click icon to add picture</text:span></text:p>
        </draw:text-box>
        <svg:title/>
        <svg:desc/>
      </draw:frame>
      <draw:frame draw:id="id30" presentation:style-name="a188" draw:name="Title 1" svg:x="0.59in" svg:y="0.3993in" svg:width="6.35in" svg:height="1.45in" presentation:class="title" presentation:placeholder="false">
        <draw:text-box>
          <text:p text:style-name="a187" text:class-names="" text:cond-style-name=""><text:span text:style-name="a186" text:class-names="">Click to edit Master title style</text:span></text:p>
        </draw:text-box>
        <svg:title/>
        <svg:desc/>
      </draw:frame>
      <draw:frame draw:id="id31" presentation:style-name="a200" draw:name="Content Placeholder 2" svg:x="0.59in" svg:y="1.99653in" svg:width="6.35in" svg:height="4.76in" presentation:class="object" presentation:placeholder="false">
        <draw:text-box>
          <text:p text:style-name="a190" text:class-names="" text:cond-style-name=""><text:span text:style-name="a189" text:class-names="">Click to edit Master text styles</text:span></text:p>
          <text:list text:style-name="a193">
            <text:list-item>
              <text:list text:style-name="a193">
                <text:list-item>
                  <text:p text:style-name="a192" text:class-names="" text:cond-style-name=""><text:span text:style-name="a191" text:class-names="">Second level</text:span></text:p>
                </text:list-item>
              </text:list>
            </text:list-item>
          </text:list>
          <text:list text:style-name="a196">
            <text:list-item>
              <text:list text:style-name="a196">
                <text:list-item>
                  <text:list text:style-name="a196">
                    <text:list-item>
                      <text:p text:style-name="a195" text:class-names="" text:cond-style-name=""><text:span text:style-name="a194" text:class-names="">Third level</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Fourth level</text:span></text:p>
                        </text:list-item>
                      </text:list>
                    </text:list-item>
                  </text:list>
                </text:list-item>
              </text:list>
            </text:list-item>
          </text:list>
        </draw:text-box>
        <svg:title/>
        <svg:desc/>
      </draw:frame>
      <draw:frame draw:id="id32" presentation:style-name="a203" draw:name="Date Placeholder 3" svg:x="0.91667in" svg:y="6.95139in" svg:width="3in" svg:height="0.39931in" presentation:class="date-time" presentation:placeholder="false">
        <draw:text-box>
          <text:p text:style-name="a202" text:class-names="" text:cond-style-name=""><text:span text:style-name="a201" text:class-names="">9/3/20XX</text:span></text:p>
        </draw:text-box>
        <svg:title/>
        <svg:desc/>
      </draw:frame>
      <draw:frame draw:id="id33" presentation:style-name="a206" draw:name="Footer Placeholder 4" svg:x="4.41667in" svg:y="6.95139in" svg:width="4.5in" svg:height="0.39931in" presentation:class="footer" presentation:placeholder="false">
        <draw:text-box>
          <text:p text:style-name="a205" text:class-names="" text:cond-style-name=""><text:span text:style-name="a204" text:class-names="">Presentation Title</text:span></text:p>
        </draw:text-box>
        <svg:title/>
        <svg:desc/>
      </draw:frame>
      <draw:frame draw:id="id34" presentation:style-name="a209" draw:name="Slide Number Placeholder 5" svg:x="9.41667in" svg:y="6.95139in" svg:width="3in" svg:height="0.39931in" presentation:class="page-number" presentation:placeholder="false">
        <draw:text-box>
          <text:p text:style-name="a208" text:class-names="" text:cond-style-name=""><text:span text:style-name="a207" text:class-names=""><text:page-number style:num-format="1" text:fixed="false"/></text:span></text:p>
        </draw:text-box>
        <svg:title/>
        <svg:desc/>
      </draw:frame>
      <draw:custom-shape svg:x="11.20912in" svg:y="1.70064in" svg:width="0.896in" svg:height="0.8717in" draw:id="id35" draw:style-name="a212" draw:name="Oval 9">
        <svg:title/>
        <svg:desc/>
        <text:p text:style-name="a211" text:class-names="" text:cond-style-name=""><text:span text:style-name="a2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30062in" svg:y="4.41207in" svg:width="0.95878in" svg:height="0.95878in" draw:id="id36" draw:style-name="a215" draw:name="Rectangle 11">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presentation:notes style:page-layout-name="pageLayout2" draw:style-name="a245">
        <draw:frame draw:id="id5" presentation:style-name="a218" draw:name="Header Placeholder 1" svg:x="0in" svg:y="0in" svg:width="3.25in" svg:height="0.50174in" presentation:class="header" presentation:placeholder="false">
          <draw:text-box>
            <text:p text:style-name="a217" text:class-names="" text:cond-style-name=""><text:span text:style-name="a216" text:class-names=""/></text:p>
          </draw:text-box>
          <svg:title/>
          <svg:desc/>
        </draw:frame>
        <draw:frame draw:id="id6" presentation:style-name="a222" draw:name="Date Placeholder 2" svg:x="4.24826in" svg:y="0in" svg:width="3.25in" svg:height="0.50174in" presentation:class="date-time" presentation:placeholder="false">
          <draw:text-box>
            <text:p text:style-name="a221" text:class-names="" text:cond-style-name=""><text:span text:style-name="a219" text:class-names=""><text:date text:fixed="false" style:data-style-name="a220">5/14/2021</text:date></text:span></text:p>
          </draw:text-box>
          <svg:title/>
          <svg:desc/>
        </draw:frame>
        <draw:page-thumbnail svg:x="0.75in" svg:y="1.25in" svg:width="6in" svg:height="3.375in" presentation:class="page" draw:id="id7" presentation:style-name="a223" draw:name="Slide Image Placeholder 3">
          <svg:title/>
          <svg:desc/>
        </draw:page-thumbnail>
        <draw:frame draw:id="id8" presentation:style-name="a238" draw:name="Notes Placeholder 4" svg:x="0.75in" svg:y="4.8125in" svg:width="6in" svg:height="3.9375in" presentation:class="notes" presentation:placeholder="false">
          <draw:text-box>
            <text:p text:style-name="a225" text:class-names="" text:cond-style-name=""><text:span text:style-name="a224" text:class-names="">Click to edit Master text styles</text:span></text:p>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9" presentation:style-name="a241" draw:name="Footer Placeholder 5" svg:x="0in" svg:y="9.49826in" svg:width="3.25in" svg:height="0.50174in" presentation:class="footer" presentation:placeholder="false">
          <draw:text-box>
            <text:p text:style-name="a240" text:class-names="" text:cond-style-name=""><text:span text:style-name="a239" text:class-names=""/></text:p>
          </draw:text-box>
          <svg:title/>
          <svg:desc/>
        </draw:frame>
        <draw:frame draw:id="id10" presentation:style-name="a244" draw:name="Slide Number Placeholder 6"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4-secHead-Section-Header" style:page-layout-name="pageLayout1" draw:style-name="a246">
      <draw:custom-shape svg:x="3.07954in" svg:y="0.16287in" svg:width="7.17426in" svg:height="7.17426in" draw:id="id37" draw:style-name="a249" draw:name="Oval 6">
        <svg:title/>
        <svg:desc/>
        <text:p text:style-name="a248" text:class-names="" text:cond-style-name=""><text:span text:style-name="a2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7.45435in" svg:height="7.45435in" draw:id="id38" draw:style-name="a253" draw:transform="translate(-3.72717in -3.72717in) rotate(-3.60049) translate(6.45478in 3.69601in)" draw:name="Arc 7">
        <svg:title/>
        <svg:desc/>
        <text:p text:style-name="a251" text:class-names="" text:cond-style-name=""><text:span text:style-name="a250"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392, -514"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44"/>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8.92981in" svg:y="5.73271in" svg:width="0.83049in" svg:height="0.80796in" draw:id="id39" draw:style-name="a256" draw:name="Oval 13">
        <svg:title/>
        <svg:desc/>
        <text:p text:style-name="a255" text:class-names="" text:cond-style-name=""><text:span text:style-name="a25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40" presentation:style-name="a259" draw:name="Title 1" svg:x="3.63in" svg:y="1.51in" svg:width="6.08in" svg:height="2.75in" presentation:class="title" presentation:placeholder="false">
        <draw:text-box>
          <text:p text:style-name="a258" text:class-names="" text:cond-style-name=""><text:span text:style-name="a257" text:class-names="">Click to edit Master title style</text:span></text:p>
        </draw:text-box>
        <svg:title/>
        <svg:desc/>
      </draw:frame>
      <draw:frame draw:id="id41" presentation:style-name="a263" draw:name="Text Placeholder 2" svg:x="3.63in" svg:y="4.46in" svg:width="6.08in" svg:height="1.68in" presentation:class="outline" presentation:placeholder="false">
        <draw:text-box>
          <text:list text:style-name="a262">
            <text:list-item>
              <text:p text:style-name="a261" text:class-names="" text:cond-style-name=""><text:span text:style-name="a260" text:class-names="">Click to edit Master text styles</text:span></text:p>
            </text:list-item>
          </text:list>
        </draw:text-box>
        <svg:title/>
        <svg:desc/>
      </draw:frame>
      <presentation:notes style:page-layout-name="pageLayout2" draw:style-name="a293">
        <draw:frame draw:id="id5" presentation:style-name="a266" draw:name="Header Placeholder 1" svg:x="0in" svg:y="0in" svg:width="3.25in" svg:height="0.50174in" presentation:class="header" presentation:placeholder="false">
          <draw:text-box>
            <text:p text:style-name="a265" text:class-names="" text:cond-style-name=""><text:span text:style-name="a264" text:class-names=""/></text:p>
          </draw:text-box>
          <svg:title/>
          <svg:desc/>
        </draw:frame>
        <draw:frame draw:id="id6" presentation:style-name="a270" draw:name="Date Placeholder 2" svg:x="4.24826in" svg:y="0in" svg:width="3.25in" svg:height="0.50174in" presentation:class="date-time" presentation:placeholder="false">
          <draw:text-box>
            <text:p text:style-name="a269" text:class-names="" text:cond-style-name=""><text:span text:style-name="a267" text:class-names=""><text:date text:fixed="false" style:data-style-name="a268">5/14/2021</text:date></text:span></text:p>
          </draw:text-box>
          <svg:title/>
          <svg:desc/>
        </draw:frame>
        <draw:page-thumbnail svg:x="0.75in" svg:y="1.25in" svg:width="6in" svg:height="3.375in" presentation:class="page" draw:id="id7" presentation:style-name="a271" draw:name="Slide Image Placeholder 3">
          <svg:title/>
          <svg:desc/>
        </draw:page-thumbnail>
        <draw:frame draw:id="id8" presentation:style-name="a286" draw:name="Notes Placeholder 4" svg:x="0.75in" svg:y="4.8125in" svg:width="6in" svg:height="3.9375in" presentation:class="notes" presentation:placeholder="false">
          <draw:text-box>
            <text:p text:style-name="a273" text:class-names="" text:cond-style-name=""><text:span text:style-name="a272" text:class-names="">Click to edit Master text styles</text:span></text:p>
            <text:list text:style-name="a276">
              <text:list-item>
                <text:list text:style-name="a276">
                  <text:list-item>
                    <text:p text:style-name="a275" text:class-names="" text:cond-style-name=""><text:span text:style-name="a274" text:class-names="">Second level</text:span></text:p>
                  </text:list-item>
                </text:list>
              </text:list-item>
            </text:list>
            <text:list text:style-name="a279">
              <text:list-item>
                <text:list text:style-name="a279">
                  <text:list-item>
                    <text:list text:style-name="a279">
                      <text:list-item>
                        <text:p text:style-name="a278" text:class-names="" text:cond-style-name=""><text:span text:style-name="a277" text:class-names="">Third le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Fourth le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Fifth level</text:span></text:p>
                              </text:list-item>
                            </text:list>
                          </text:list-item>
                        </text:list>
                      </text:list-item>
                    </text:list>
                  </text:list-item>
                </text:list>
              </text:list-item>
            </text:list>
          </draw:text-box>
          <svg:title/>
          <svg:desc/>
        </draw:frame>
        <draw:frame draw:id="id9" presentation:style-name="a289" draw:name="Footer Placeholder 5" svg:x="0in" svg:y="9.49826in" svg:width="3.25in" svg:height="0.50174in" presentation:class="footer" presentation:placeholder="false">
          <draw:text-box>
            <text:p text:style-name="a288" text:class-names="" text:cond-style-name=""><text:span text:style-name="a287" text:class-names=""/></text:p>
          </draw:text-box>
          <svg:title/>
          <svg:desc/>
        </draw:frame>
        <draw:frame draw:id="id10" presentation:style-name="a292" draw:name="Slide Number Placeholder 6" svg:x="4.24826in" svg:y="9.49826in" svg:width="3.25in" svg:height="0.50174in" presentation:class="page-number" presentation:placeholder="false">
          <draw:text-box>
            <text:p text:style-name="a291" text:class-names="" text:cond-style-name=""><text:span text:style-name="a290" text:class-names=""><text:page-number style:num-format="1" text:fixed="false"/></text:span></text:p>
          </draw:text-box>
          <svg:title/>
          <svg:desc/>
        </draw:frame>
      </presentation:notes>
    </style:master-page>
    <style:master-page style:name="Master1-Layout5-obj-Title-and-Content" style:page-layout-name="pageLayout1" draw:style-name="a294">
      <draw:frame draw:id="id42" presentation:style-name="a297" draw:name="Title 1" svg:x="0.59in" svg:y="0.39931in" svg:width="11.5in" svg:height="1.44965in" presentation:class="title" presentation:placeholder="false">
        <draw:text-box>
          <text:p text:style-name="a296" text:class-names="" text:cond-style-name=""><text:span text:style-name="a295" text:class-names="">Click to edit Master title style</text:span></text:p>
        </draw:text-box>
        <svg:title/>
        <svg:desc/>
      </draw:frame>
      <draw:frame draw:id="id43" presentation:style-name="a313" draw:name="Content Placeholder 2" svg:x="1.29in" svg:y="2.09in" svg:width="10.75in" svg:height="4.22107in" presentation:class="object" presentation:placeholder="false">
        <draw:text-box>
          <text:list text:style-name="a300">
            <text:list-item>
              <text:p text:style-name="a299" text:class-names="" text:cond-style-name=""><text:span text:style-name="a298" text:class-names="">Click to edit Master text styles</text:span></text:p>
            </text:list-item>
          </text:list>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44" presentation:style-name="a316" draw:name="Date Placeholder 3" svg:x="0.91667in" svg:y="6.95139in" svg:width="3in" svg:height="0.39931in" presentation:class="date-time" presentation:placeholder="false">
        <draw:text-box>
          <text:p text:style-name="a315" text:class-names="" text:cond-style-name=""><text:span text:style-name="a314" text:class-names="">9/3/20XX</text:span></text:p>
        </draw:text-box>
        <svg:title/>
        <svg:desc/>
      </draw:frame>
      <draw:frame draw:id="id45" presentation:style-name="a319" draw:name="Footer Placeholder 4" svg:x="4.41667in" svg:y="6.95139in" svg:width="4.5in" svg:height="0.39931in" presentation:class="footer" presentation:placeholder="false">
        <draw:text-box>
          <text:p text:style-name="a318" text:class-names="" text:cond-style-name=""><text:span text:style-name="a317" text:class-names="">Presentation Title</text:span></text:p>
        </draw:text-box>
        <svg:title/>
        <svg:desc/>
      </draw:frame>
      <draw:frame draw:id="id46" presentation:style-name="a322" draw:name="Slide Number Placeholder 5" svg:x="9.41667in" svg:y="6.95139in" svg:width="3in" svg:height="0.39931in" presentation:class="page-number" presentation:placeholder="false">
        <draw:text-box>
          <text:p text:style-name="a321" text:class-names="" text:cond-style-name=""><text:span text:style-name="a320" text:class-names=""><text:page-number style:num-format="1" text:fixed="false"/></text:span></text:p>
        </draw:text-box>
        <svg:title/>
        <svg:desc/>
      </draw:frame>
      <draw:custom-shape svg:x="11.47685in" svg:y="0in" svg:width="0.92884in" svg:height="0.39115in" draw:id="id47" draw:style-name="a325" draw:name="Freeform: Shape 6">
        <svg:title/>
        <svg:desc/>
        <text:p text:style-name="a324" text:class-names="" text:cond-style-name=""><text:span text:style-name="a323"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custom-shape svg:x="0.1351in" svg:y="6.25318in" svg:width="1.93746in" svg:height="1.24682in" draw:id="id48" draw:style-name="a328" draw:name="Freeform: Shape 7">
        <svg:title/>
        <svg:desc/>
        <text:p text:style-name="a327" text:class-names="" text:cond-style-name=""><text:span text:style-name="a326" text:class-names=""/></text:p>
        <draw:enhanced-geometry xmlns:dr3d="urn:oasis:names:tc:opendocument:xmlns:dr3d:1.0" draw:type="non-primitive" svg:viewBox="0 0 1771609 1140095" draw:enhanced-path="M ?f3 ?f4 C ?f5 ?f6 ?f7 ?f8 ?f9 ?f10 ?f11 ?f12 ?f13 ?f14 ?f15 ?f16 L ?f1 ?f2 ?f17 ?f2 ?f18 ?f19 C ?f20 ?f21 ?f22 ?f23 ?f24 ?f25 ?f26 ?f27 ?f28 ?f29 ?f30 ?f31 ?f32 ?f33 ?f34 ?f35 ?f3 ?f4 Z M ?f36 ?f37 C ?f38 ?f39 ?f40 ?f41 ?f42 ?f43 ?f44 ?f45 ?f46 ?f47 ?f48 ?f49 ?f50 ?f51 ?f52 ?f53 ?f54 ?f55 ?f56 ?f57 ?f58 ?f59 ?f60 ?f61 L ?f62 ?f61 C ?f63 ?f64 ?f65 ?f66 ?f67 ?f68 ?f69 ?f70 ?f71 ?f72 ?f73 ?f74 ?f75 ?f76 ?f77 ?f78 ?f79 ?f80 ?f81 ?f82 ?f83 ?f84 ?f36 ?f37 Z M ?f85 ?f86 C ?f87 ?f88 ?f89 ?f90 ?f91 ?f92 ?f93 ?f94 ?f95 ?f96 ?f97 ?f98 ?f99 ?f100 ?f101 ?f102 ?f103 ?f104 ?f105 ?f106 ?f107 ?f108 ?f109 ?f110 ?f111 ?f112 ?f113 ?f114 ?f115 ?f116 ?f117 ?f118 ?f119 ?f120 ?f121 ?f122 ?f123 ?f124 ?f125 ?f126 ?f127 ?f128 ?f129 ?f130 ?f131 ?f132 ?f133 ?f134 ?f135 ?f136 ?f137 ?f138 ?f85 ?f86 Z N" draw:text-areas="?f243 ?f245 ?f244 ?f246" draw:glue-points="?f247 ?f248 ?f249 ?f250 ?f251 ?f252 ?f253 ?f254 ?f255 ?f254 ?f256 ?f257 ?f258 ?f259 ?f260 ?f261 ?f247 ?f248 ?f262 ?f263 ?f264 ?f265 ?f266 ?f267 ?f268 ?f269 ?f270 ?f271 ?f272 ?f271 ?f273 ?f274 ?f275 ?f276 ?f277 ?f278 ?f262 ?f263 ?f279 ?f280 ?f281 ?f282 ?f283 ?f284 ?f285 ?f286 ?f287 ?f288 ?f289 ?f290 ?f291 ?f292 ?f293 ?f294 ?f295 ?f296 ?f279 ?f280" draw:glue-point-leaving-directions="-90, -90, -90, -90, -90, -90, -90, -90, -90, -90, -90, -90, -90, -90, -90, -90, -90, -90, -90, -90, -90, -90, -90, -90, -90, -90, -90, -90, -90" draw:mirror-horizontal="true">
          <draw:equation draw:name="f0" draw:formula="0"/>
          <draw:equation draw:name="f1" draw:formula="1771609"/>
          <draw:equation draw:name="f2" draw:formula="1140095"/>
          <draw:equation draw:name="f3" draw:formula="1561721"/>
          <draw:equation draw:name="f4" draw:formula="763041"/>
          <draw:equation draw:name="f5" draw:formula="1585506"/>
          <draw:equation draw:name="f6" draw:formula="760324"/>
          <draw:equation draw:name="f7" draw:formula="1609722"/>
          <draw:equation draw:name="f8" draw:formula="771249"/>
          <draw:equation draw:name="f9" draw:formula="1623024"/>
          <draw:equation draw:name="f10" draw:formula="792810"/>
          <draw:equation draw:name="f11" draw:formula="1656300"/>
          <draw:equation draw:name="f12" draw:formula="850065"/>
          <draw:equation draw:name="f13" draw:formula="1685920"/>
          <draw:equation draw:name="f14" draw:formula="909291"/>
          <draw:equation draw:name="f15" draw:formula="1711735"/>
          <draw:equation draw:name="f16" draw:formula="970132"/>
          <draw:equation draw:name="f17" draw:formula="1637225"/>
          <draw:equation draw:name="f18" draw:formula="1594820"/>
          <draw:equation draw:name="f19" draw:formula="1019711"/>
          <draw:equation draw:name="f20" draw:formula="1571072"/>
          <draw:equation draw:name="f21" draw:formula="963753"/>
          <draw:equation draw:name="f22" draw:formula="1543818"/>
          <draw:equation draw:name="f23" draw:formula="909282"/>
          <draw:equation draw:name="f24" draw:formula="1513200"/>
          <draw:equation draw:name="f25" draw:formula="856627"/>
          <draw:equation draw:name="f26" draw:formula="1496379"/>
          <draw:equation draw:name="f27" draw:formula="825834"/>
          <draw:equation draw:name="f28" draw:formula="1507704"/>
          <draw:equation draw:name="f29" draw:formula="787236"/>
          <draw:equation draw:name="f30" draw:formula="1538499"/>
          <draw:equation draw:name="f31" draw:formula="770415"/>
          <draw:equation draw:name="f32" draw:formula="1545912"/>
          <draw:equation draw:name="f33" draw:formula="766367"/>
          <draw:equation draw:name="f34" draw:formula="1553792"/>
          <draw:equation draw:name="f35" draw:formula="763946"/>
          <draw:equation draw:name="f36" draw:formula="933455"/>
          <draw:equation draw:name="f37" draw:formula="161309"/>
          <draw:equation draw:name="f38" draw:formula="941693"/>
          <draw:equation draw:name="f39" draw:formula="161855"/>
          <draw:equation draw:name="f40" draw:formula="949959"/>
          <draw:equation draw:name="f41" draw:formula="164025"/>
          <draw:equation draw:name="f42" draw:formula="957797"/>
          <draw:equation draw:name="f43" draw:formula="167970"/>
          <draw:equation draw:name="f44" draw:formula="1076184"/>
          <draw:equation draw:name="f45" draw:formula="227289"/>
          <draw:equation draw:name="f46" draw:formula="1186759"/>
          <draw:equation draw:name="f47" draw:formula="301068"/>
          <draw:equation draw:name="f48" draw:formula="1286982"/>
          <draw:equation draw:name="f49" draw:formula="387616"/>
          <draw:equation draw:name="f50" draw:formula="1313547"/>
          <draw:equation draw:name="f51" draw:formula="410457"/>
          <draw:equation draw:name="f52" draw:formula="1316566"/>
          <draw:equation draw:name="f53" draw:formula="450510"/>
          <draw:equation draw:name="f54" draw:formula="1293725"/>
          <draw:equation draw:name="f55" draw:formula="477075"/>
          <draw:equation draw:name="f56" draw:formula="1281638"/>
          <draw:equation draw:name="f57" draw:formula="491137"/>
          <draw:equation draw:name="f58" draw:formula="1263998"/>
          <draw:equation draw:name="f59" draw:formula="499204"/>
          <draw:equation draw:name="f60" draw:formula="1245453"/>
          <draw:equation draw:name="f61" draw:formula="499154"/>
          <draw:equation draw:name="f62" draw:formula="1245167"/>
          <draw:equation draw:name="f63" draw:formula="1229965"/>
          <draw:equation draw:name="f64" draw:formula="499301"/>
          <draw:equation draw:name="f65" draw:formula="1215220"/>
          <draw:equation draw:name="f66" draw:formula="493956"/>
          <draw:equation draw:name="f67" draw:formula="1203638"/>
          <draw:equation draw:name="f68" draw:formula="484104"/>
          <draw:equation draw:name="f69" draw:formula="1111407"/>
          <draw:equation draw:name="f70" draw:formula="404300"/>
          <draw:equation draw:name="f71" draw:formula="1009633"/>
          <draw:equation draw:name="f72" draw:formula="336248"/>
          <draw:equation draw:name="f73" draw:formula="900647"/>
          <draw:equation draw:name="f74" draw:formula="281508"/>
          <draw:equation draw:name="f75" draw:formula="869295"/>
          <draw:equation draw:name="f76" draw:formula="265726"/>
          <draw:equation draw:name="f77" draw:formula="856672"/>
          <draw:equation draw:name="f78" draw:formula="227516"/>
          <draw:equation draw:name="f79" draw:formula="872454"/>
          <draw:equation draw:name="f80" draw:formula="196164"/>
          <draw:equation draw:name="f81" draw:formula="884290"/>
          <draw:equation draw:name="f82" draw:formula="172650"/>
          <draw:equation draw:name="f83" draw:formula="908742"/>
          <draw:equation draw:name="f84" draw:formula="159670"/>
          <draw:equation draw:name="f85" draw:formula="256260"/>
          <draw:equation draw:name="f86" draw:formula="29"/>
          <draw:equation draw:name="f87" draw:formula="322331"/>
          <draw:equation draw:name="f88" draw:formula="427"/>
          <draw:equation draw:name="f89" draw:formula="388378"/>
          <draw:equation draw:name="f90" draw:formula="4909"/>
          <draw:equation draw:name="f91" draw:formula="454020"/>
          <draw:equation draw:name="f92" draw:formula="13474"/>
          <draw:equation draw:name="f93" draw:formula="488793"/>
          <draw:equation draw:name="f94" draw:formula="17752"/>
          <draw:equation draw:name="f95" draw:formula="513514"/>
          <draw:equation draw:name="f96" draw:formula="49409"/>
          <draw:equation draw:name="f97" draw:formula="509236"/>
          <draw:equation draw:name="f98" draw:formula="84182"/>
          <draw:equation draw:name="f99" draw:formula="505303"/>
          <draw:equation draw:name="f100" draw:formula="116151"/>
          <draw:equation draw:name="f101" draw:formula="478038"/>
          <draw:equation draw:name="f102" draw:formula="140098"/>
          <draw:equation draw:name="f103" draw:formula="445829"/>
          <draw:equation draw:name="f104" draw:formula="139871"/>
          <draw:equation draw:name="f105" draw:formula="443027"/>
          <draw:equation draw:name="f106" draw:formula="139899"/>
          <draw:equation draw:name="f107" draw:formula="440227"/>
          <draw:equation draw:name="f108" draw:formula="139740"/>
          <draw:equation draw:name="f109" draw:formula="437447"/>
          <draw:equation draw:name="f110" draw:formula="139395"/>
          <draw:equation draw:name="f111" draw:formula="316592"/>
          <draw:equation draw:name="f112" draw:formula="123615"/>
          <draw:equation draw:name="f113" draw:formula="194247"/>
          <draw:equation draw:name="f114" draw:formula="122878"/>
          <draw:equation draw:name="f115" draw:formula="73211"/>
          <draw:equation draw:name="f116" draw:formula="137204"/>
          <draw:equation draw:name="f117" draw:formula="38532"/>
          <draw:equation draw:name="f118" draw:formula="142545"/>
          <draw:equation draw:name="f119" draw:formula="6090"/>
          <draw:equation draw:name="f120" draw:formula="118762"/>
          <draw:equation draw:name="f121" draw:formula="749"/>
          <draw:equation draw:name="f122" draw:formula="84082"/>
          <draw:equation draw:name="f123" draw:formula="0 - 4591"/>
          <draw:equation draw:name="f124" draw:formula="49403"/>
          <draw:equation draw:name="f125" draw:formula="19192"/>
          <draw:equation draw:name="f126" draw:formula="16961"/>
          <draw:equation draw:name="f127" draw:formula="53871"/>
          <draw:equation draw:name="f128" draw:formula="11621"/>
          <draw:equation draw:name="f129" draw:formula="55358"/>
          <draw:equation draw:name="f130" draw:formula="11392"/>
          <draw:equation draw:name="f131" draw:formula="56852"/>
          <draw:equation draw:name="f132" draw:formula="11216"/>
          <draw:equation draw:name="f133" draw:formula="58352"/>
          <draw:equation draw:name="f134" draw:formula="11093"/>
          <draw:equation draw:name="f135" draw:formula="124093"/>
          <draw:equation draw:name="f136" draw:formula="3319"/>
          <draw:equation draw:name="f137" draw:formula="190189"/>
          <draw:equation draw:name="f138" draw:formula="0 - 369"/>
          <draw:equation draw:name="f139" draw:formula="?f2 - ?f0"/>
          <draw:equation draw:name="f140" draw:formula="?f1 - ?f0"/>
          <draw:equation draw:name="f141" draw:formula="?f140 / 1771609"/>
          <draw:equation draw:name="f142" draw:formula="?f139 / 1140095"/>
          <draw:equation draw:name="f143" draw:formula="1561721 * ?f140"/>
          <draw:equation draw:name="f144" draw:formula="763041 * ?f139"/>
          <draw:equation draw:name="f145" draw:formula="1623024 * ?f140"/>
          <draw:equation draw:name="f146" draw:formula="792810 * ?f139"/>
          <draw:equation draw:name="f147" draw:formula="1711735 * ?f140"/>
          <draw:equation draw:name="f148" draw:formula="970132 * ?f139"/>
          <draw:equation draw:name="f149" draw:formula="1771609 * ?f140"/>
          <draw:equation draw:name="f150" draw:formula="1140095 * ?f139"/>
          <draw:equation draw:name="f151" draw:formula="1637225 * ?f140"/>
          <draw:equation draw:name="f152" draw:formula="1594820 * ?f140"/>
          <draw:equation draw:name="f153" draw:formula="1019711 * ?f139"/>
          <draw:equation draw:name="f154" draw:formula="1513200 * ?f140"/>
          <draw:equation draw:name="f155" draw:formula="856627 * ?f139"/>
          <draw:equation draw:name="f156" draw:formula="1538499 * ?f140"/>
          <draw:equation draw:name="f157" draw:formula="770415 * ?f139"/>
          <draw:equation draw:name="f158" draw:formula="933455 * ?f140"/>
          <draw:equation draw:name="f159" draw:formula="161309 * ?f139"/>
          <draw:equation draw:name="f160" draw:formula="957797 * ?f140"/>
          <draw:equation draw:name="f161" draw:formula="167970 * ?f139"/>
          <draw:equation draw:name="f162" draw:formula="1286982 * ?f140"/>
          <draw:equation draw:name="f163" draw:formula="387616 * ?f139"/>
          <draw:equation draw:name="f164" draw:formula="1293725 * ?f140"/>
          <draw:equation draw:name="f165" draw:formula="477075 * ?f139"/>
          <draw:equation draw:name="f166" draw:formula="1245453 * ?f140"/>
          <draw:equation draw:name="f167" draw:formula="499154 * ?f139"/>
          <draw:equation draw:name="f168" draw:formula="1245167 * ?f140"/>
          <draw:equation draw:name="f169" draw:formula="1203638 * ?f140"/>
          <draw:equation draw:name="f170" draw:formula="484104 * ?f139"/>
          <draw:equation draw:name="f171" draw:formula="900647 * ?f140"/>
          <draw:equation draw:name="f172" draw:formula="281508 * ?f139"/>
          <draw:equation draw:name="f173" draw:formula="872454 * ?f140"/>
          <draw:equation draw:name="f174" draw:formula="196164 * ?f139"/>
          <draw:equation draw:name="f175" draw:formula="256260 * ?f140"/>
          <draw:equation draw:name="f176" draw:formula="29 * ?f139"/>
          <draw:equation draw:name="f177" draw:formula="454020 * ?f140"/>
          <draw:equation draw:name="f178" draw:formula="13474 * ?f139"/>
          <draw:equation draw:name="f179" draw:formula="509236 * ?f140"/>
          <draw:equation draw:name="f180" draw:formula="84182 * ?f139"/>
          <draw:equation draw:name="f181" draw:formula="445829 * ?f140"/>
          <draw:equation draw:name="f182" draw:formula="139871 * ?f139"/>
          <draw:equation draw:name="f183" draw:formula="437447 * ?f140"/>
          <draw:equation draw:name="f184" draw:formula="139395 * ?f139"/>
          <draw:equation draw:name="f185" draw:formula="73211 * ?f140"/>
          <draw:equation draw:name="f186" draw:formula="137204 * ?f139"/>
          <draw:equation draw:name="f187" draw:formula="749 * ?f140"/>
          <draw:equation draw:name="f188" draw:formula="84082 * ?f139"/>
          <draw:equation draw:name="f189" draw:formula="53871 * ?f140"/>
          <draw:equation draw:name="f190" draw:formula="11621 * ?f139"/>
          <draw:equation draw:name="f191" draw:formula="58352 * ?f140"/>
          <draw:equation draw:name="f192" draw:formula="11093 * ?f139"/>
          <draw:equation draw:name="f193" draw:formula="?f143 / 1771609"/>
          <draw:equation draw:name="f194" draw:formula="?f144 / 1140095"/>
          <draw:equation draw:name="f195" draw:formula="?f145 / 1771609"/>
          <draw:equation draw:name="f196" draw:formula="?f146 / 1140095"/>
          <draw:equation draw:name="f197" draw:formula="?f147 / 1771609"/>
          <draw:equation draw:name="f198" draw:formula="?f148 / 1140095"/>
          <draw:equation draw:name="f199" draw:formula="?f149 / 1771609"/>
          <draw:equation draw:name="f200" draw:formula="?f150 / 1140095"/>
          <draw:equation draw:name="f201" draw:formula="?f151 / 1771609"/>
          <draw:equation draw:name="f202" draw:formula="?f152 / 1771609"/>
          <draw:equation draw:name="f203" draw:formula="?f153 / 1140095"/>
          <draw:equation draw:name="f204" draw:formula="?f154 / 1771609"/>
          <draw:equation draw:name="f205" draw:formula="?f155 / 1140095"/>
          <draw:equation draw:name="f206" draw:formula="?f156 / 1771609"/>
          <draw:equation draw:name="f207" draw:formula="?f157 / 1140095"/>
          <draw:equation draw:name="f208" draw:formula="?f158 / 1771609"/>
          <draw:equation draw:name="f209" draw:formula="?f159 / 1140095"/>
          <draw:equation draw:name="f210" draw:formula="?f160 / 1771609"/>
          <draw:equation draw:name="f211" draw:formula="?f161 / 1140095"/>
          <draw:equation draw:name="f212" draw:formula="?f162 / 1771609"/>
          <draw:equation draw:name="f213" draw:formula="?f163 / 1140095"/>
          <draw:equation draw:name="f214" draw:formula="?f164 / 1771609"/>
          <draw:equation draw:name="f215" draw:formula="?f165 / 1140095"/>
          <draw:equation draw:name="f216" draw:formula="?f166 / 1771609"/>
          <draw:equation draw:name="f217" draw:formula="?f167 / 1140095"/>
          <draw:equation draw:name="f218" draw:formula="?f168 / 1771609"/>
          <draw:equation draw:name="f219" draw:formula="?f169 / 1771609"/>
          <draw:equation draw:name="f220" draw:formula="?f170 / 1140095"/>
          <draw:equation draw:name="f221" draw:formula="?f171 / 1771609"/>
          <draw:equation draw:name="f222" draw:formula="?f172 / 1140095"/>
          <draw:equation draw:name="f223" draw:formula="?f173 / 1771609"/>
          <draw:equation draw:name="f224" draw:formula="?f174 / 1140095"/>
          <draw:equation draw:name="f225" draw:formula="?f175 / 1771609"/>
          <draw:equation draw:name="f226" draw:formula="?f176 / 1140095"/>
          <draw:equation draw:name="f227" draw:formula="?f177 / 1771609"/>
          <draw:equation draw:name="f228" draw:formula="?f178 / 1140095"/>
          <draw:equation draw:name="f229" draw:formula="?f179 / 1771609"/>
          <draw:equation draw:name="f230" draw:formula="?f180 / 1140095"/>
          <draw:equation draw:name="f231" draw:formula="?f181 / 1771609"/>
          <draw:equation draw:name="f232" draw:formula="?f182 / 1140095"/>
          <draw:equation draw:name="f233" draw:formula="?f183 / 1771609"/>
          <draw:equation draw:name="f234" draw:formula="?f184 / 1140095"/>
          <draw:equation draw:name="f235" draw:formula="?f185 / 1771609"/>
          <draw:equation draw:name="f236" draw:formula="?f186 / 1140095"/>
          <draw:equation draw:name="f237" draw:formula="?f187 / 1771609"/>
          <draw:equation draw:name="f238" draw:formula="?f188 / 1140095"/>
          <draw:equation draw:name="f239" draw:formula="?f189 / 1771609"/>
          <draw:equation draw:name="f240" draw:formula="?f190 / 1140095"/>
          <draw:equation draw:name="f241" draw:formula="?f191 / 1771609"/>
          <draw:equation draw:name="f242" draw:formula="?f192 / 1140095"/>
          <draw:equation draw:name="f243" draw:formula="?f0 / ?f141"/>
          <draw:equation draw:name="f244" draw:formula="?f1 / ?f141"/>
          <draw:equation draw:name="f245" draw:formula="?f0 / ?f142"/>
          <draw:equation draw:name="f246" draw:formula="?f2 / ?f142"/>
          <draw:equation draw:name="f247" draw:formula="?f193 / ?f141"/>
          <draw:equation draw:name="f248" draw:formula="?f194 / ?f142"/>
          <draw:equation draw:name="f249" draw:formula="?f195 / ?f141"/>
          <draw:equation draw:name="f250" draw:formula="?f196 / ?f142"/>
          <draw:equation draw:name="f251" draw:formula="?f197 / ?f141"/>
          <draw:equation draw:name="f252" draw:formula="?f198 / ?f142"/>
          <draw:equation draw:name="f253" draw:formula="?f199 / ?f141"/>
          <draw:equation draw:name="f254" draw:formula="?f200 / ?f142"/>
          <draw:equation draw:name="f255" draw:formula="?f201 / ?f141"/>
          <draw:equation draw:name="f256" draw:formula="?f202 / ?f141"/>
          <draw:equation draw:name="f257" draw:formula="?f203 / ?f142"/>
          <draw:equation draw:name="f258" draw:formula="?f204 / ?f141"/>
          <draw:equation draw:name="f259" draw:formula="?f205 / ?f142"/>
          <draw:equation draw:name="f260" draw:formula="?f206 / ?f141"/>
          <draw:equation draw:name="f261" draw:formula="?f207 / ?f142"/>
          <draw:equation draw:name="f262" draw:formula="?f208 / ?f141"/>
          <draw:equation draw:name="f263" draw:formula="?f209 / ?f142"/>
          <draw:equation draw:name="f264" draw:formula="?f210 / ?f141"/>
          <draw:equation draw:name="f265" draw:formula="?f211 / ?f142"/>
          <draw:equation draw:name="f266" draw:formula="?f212 / ?f141"/>
          <draw:equation draw:name="f267" draw:formula="?f213 / ?f142"/>
          <draw:equation draw:name="f268" draw:formula="?f214 / ?f141"/>
          <draw:equation draw:name="f269" draw:formula="?f215 / ?f142"/>
          <draw:equation draw:name="f270" draw:formula="?f216 / ?f141"/>
          <draw:equation draw:name="f271" draw:formula="?f217 / ?f142"/>
          <draw:equation draw:name="f272" draw:formula="?f218 / ?f141"/>
          <draw:equation draw:name="f273" draw:formula="?f219 / ?f141"/>
          <draw:equation draw:name="f274" draw:formula="?f220 / ?f142"/>
          <draw:equation draw:name="f275" draw:formula="?f221 / ?f141"/>
          <draw:equation draw:name="f276" draw:formula="?f222 / ?f142"/>
          <draw:equation draw:name="f277" draw:formula="?f223 / ?f141"/>
          <draw:equation draw:name="f278" draw:formula="?f224 / ?f142"/>
          <draw:equation draw:name="f279" draw:formula="?f225 / ?f141"/>
          <draw:equation draw:name="f280" draw:formula="?f226 / ?f142"/>
          <draw:equation draw:name="f281" draw:formula="?f227 / ?f141"/>
          <draw:equation draw:name="f282" draw:formula="?f228 / ?f142"/>
          <draw:equation draw:name="f283" draw:formula="?f229 / ?f141"/>
          <draw:equation draw:name="f284" draw:formula="?f230 / ?f142"/>
          <draw:equation draw:name="f285" draw:formula="?f231 / ?f141"/>
          <draw:equation draw:name="f286" draw:formula="?f232 / ?f142"/>
          <draw:equation draw:name="f287" draw:formula="?f233 / ?f141"/>
          <draw:equation draw:name="f288" draw:formula="?f234 / ?f142"/>
          <draw:equation draw:name="f289" draw:formula="?f235 / ?f141"/>
          <draw:equation draw:name="f290" draw:formula="?f236 / ?f142"/>
          <draw:equation draw:name="f291" draw:formula="?f237 / ?f141"/>
          <draw:equation draw:name="f292" draw:formula="?f238 / ?f142"/>
          <draw:equation draw:name="f293" draw:formula="?f239 / ?f141"/>
          <draw:equation draw:name="f294" draw:formula="?f240 / ?f142"/>
          <draw:equation draw:name="f295" draw:formula="?f241 / ?f141"/>
          <draw:equation draw:name="f296" draw:formula="?f242 / ?f142"/>
        </draw:enhanced-geometry>
      </draw:custom-shape>
      <presentation:notes style:page-layout-name="pageLayout2" draw:style-name="a358">
        <draw:frame draw:id="id5" presentation:style-name="a331" draw:name="Header Placeholder 1" svg:x="0in" svg:y="0in" svg:width="3.25in" svg:height="0.50174in" presentation:class="header" presentation:placeholder="false">
          <draw:text-box>
            <text:p text:style-name="a330" text:class-names="" text:cond-style-name=""><text:span text:style-name="a329" text:class-names=""/></text:p>
          </draw:text-box>
          <svg:title/>
          <svg:desc/>
        </draw:frame>
        <draw:frame draw:id="id6" presentation:style-name="a335" draw:name="Date Placeholder 2" svg:x="4.24826in" svg:y="0in" svg:width="3.25in" svg:height="0.50174in" presentation:class="date-time" presentation:placeholder="false">
          <draw:text-box>
            <text:p text:style-name="a334" text:class-names="" text:cond-style-name=""><text:span text:style-name="a332" text:class-names=""><text:date text:fixed="false" style:data-style-name="a333">5/14/2021</text:date></text:span></text:p>
          </draw:text-box>
          <svg:title/>
          <svg:desc/>
        </draw:frame>
        <draw:page-thumbnail svg:x="0.75in" svg:y="1.25in" svg:width="6in" svg:height="3.375in" presentation:class="page" draw:id="id7" presentation:style-name="a336" draw:name="Slide Image Placeholder 3">
          <svg:title/>
          <svg:desc/>
        </draw:page-thumbnail>
        <draw:frame draw:id="id8" presentation:style-name="a351" draw:name="Notes Placeholder 4" svg:x="0.75in" svg:y="4.8125in" svg:width="6in" svg:height="3.9375in" presentation:class="notes" presentation:placeholder="false">
          <draw:text-box>
            <text:p text:style-name="a338" text:class-names="" text:cond-style-name=""><text:span text:style-name="a337" text:class-names="">Click to edit Master text styles</text:span></text:p>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8" text:class-names="">Fifth level</text:span></text:p>
                              </text:list-item>
                            </text:list>
                          </text:list-item>
                        </text:list>
                      </text:list-item>
                    </text:list>
                  </text:list-item>
                </text:list>
              </text:list-item>
            </text:list>
          </draw:text-box>
          <svg:title/>
          <svg:desc/>
        </draw:frame>
        <draw:frame draw:id="id9" presentation:style-name="a354" draw:name="Footer Placeholder 5" svg:x="0in" svg:y="9.49826in" svg:width="3.25in" svg:height="0.50174in" presentation:class="footer" presentation:placeholder="false">
          <draw:text-box>
            <text:p text:style-name="a353" text:class-names="" text:cond-style-name=""><text:span text:style-name="a352" text:class-names=""/></text:p>
          </draw:text-box>
          <svg:title/>
          <svg:desc/>
        </draw:frame>
        <draw:frame draw:id="id10" presentation:style-name="a357" draw:name="Slide Number Placeholder 6" svg:x="4.24826in" svg:y="9.49826in" svg:width="3.25in" svg:height="0.50174in" presentation:class="page-number" presentation:placeholder="false">
          <draw:text-box>
            <text:p text:style-name="a356" text:class-names="" text:cond-style-name=""><text:span text:style-name="a355" text:class-names=""><text:page-number style:num-format="1" text:fixed="false"/></text:span></text:p>
          </draw:text-box>
          <svg:title/>
          <svg:desc/>
        </draw:frame>
      </presentation:notes>
    </style:master-page>
    <style:master-page style:name="Master1-Layout6-cust-Title-and-Content-2" style:page-layout-name="pageLayout1" draw:style-name="a359">
      <draw:frame draw:id="id49" presentation:style-name="a362" draw:name="Title 1" svg:x="0.91667in" svg:y="0.39931in" svg:width="11.5in" svg:height="1.44965in" presentation:class="title" presentation:placeholder="false">
        <draw:text-box>
          <text:p text:style-name="a361" text:class-names="" text:cond-style-name=""><text:span text:style-name="a360" text:class-names="">Click to edit Master title style</text:span></text:p>
        </draw:text-box>
        <svg:title/>
        <svg:desc/>
      </draw:frame>
      <draw:frame draw:id="id50" presentation:style-name="a365" draw:name="Date Placeholder 2" svg:x="0.91667in" svg:y="6.95139in" svg:width="3in" svg:height="0.39931in" presentation:class="date-time" presentation:placeholder="false">
        <draw:text-box>
          <text:p text:style-name="a364" text:class-names="" text:cond-style-name=""><text:span text:style-name="a363" text:class-names="">9/3/20XX</text:span></text:p>
        </draw:text-box>
        <svg:title/>
        <svg:desc/>
      </draw:frame>
      <draw:frame draw:id="id51" presentation:style-name="a368" draw:name="Footer Placeholder 3" svg:x="4.41667in" svg:y="6.95139in" svg:width="4.5in" svg:height="0.39931in" presentation:class="footer" presentation:placeholder="false">
        <draw:text-box>
          <text:p text:style-name="a367" text:class-names="" text:cond-style-name=""><text:span text:style-name="a366" text:class-names="">Presentation Title</text:span></text:p>
        </draw:text-box>
        <svg:title/>
        <svg:desc/>
      </draw:frame>
      <draw:frame draw:id="id52" presentation:style-name="a371" draw:name="Slide Number Placeholder 4" svg:x="9.41667in" svg:y="6.95139in" svg:width="3in" svg:height="0.39931in" presentation:class="page-number" presentation:placeholder="false">
        <draw:text-box>
          <text:p text:style-name="a370" text:class-names="" text:cond-style-name=""><text:span text:style-name="a369" text:class-names=""><text:page-number style:num-format="1" text:fixed="false"/></text:span></text:p>
        </draw:text-box>
        <svg:title/>
        <svg:desc/>
      </draw:frame>
      <draw:custom-shape svg:width="1.90004in" svg:height="1.04936in" draw:id="id53" draw:style-name="a374" draw:transform="translate(-0.95002in -0.52468in) rotate(-4.71239) translate(0.52468in 5.81907in)" draw:name="Freeform: Shape 5">
        <svg:title/>
        <svg:desc/>
        <text:p text:style-name="a373" text:class-names="" text:cond-style-name=""><text:span text:style-name="a372"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54" draw:style-name="a377" draw:name="Freeform: Shape 6">
        <svg:title/>
        <svg:desc/>
        <text:p text:style-name="a376" text:class-names="" text:cond-style-name=""><text:span text:style-name="a375"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frame draw:id="id55" presentation:style-name="a393" draw:name="Content Placeholder 2" svg:x="0.91667in" svg:y="2.09in" svg:width="11.5in" svg:height="4.22107in" presentation:class="object" presentation:placeholder="false">
        <draw:text-box>
          <text:list text:style-name="a380">
            <text:list-item>
              <text:p text:style-name="a379" text:class-names="" text:cond-style-name=""><text:span text:style-name="a378" text:class-names="">Click to edit Master text styles</text:span></text:p>
            </text:list-item>
          </text:list>
          <text:list text:style-name="a383">
            <text:list-item>
              <text:list text:style-name="a383">
                <text:list-item>
                  <text:p text:style-name="a382" text:class-names="" text:cond-style-name=""><text:span text:style-name="a381" text:class-names="">Second level</text:span></text:p>
                </text:list-item>
              </text:list>
            </text:list-item>
          </text:list>
          <text:list text:style-name="a386">
            <text:list-item>
              <text:list text:style-name="a386">
                <text:list-item>
                  <text:list text:style-name="a386">
                    <text:list-item>
                      <text:p text:style-name="a385" text:class-names="" text:cond-style-name=""><text:span text:style-name="a384" text:class-names="">Third level</text:span></text:p>
                    </text:list-item>
                  </text:list>
                </text:list-item>
              </text:list>
            </text:list-item>
          </text:list>
          <text:list text:style-name="a389">
            <text:list-item>
              <text:list text:style-name="a389">
                <text:list-item>
                  <text:list text:style-name="a389">
                    <text:list-item>
                      <text:list text:style-name="a389">
                        <text:list-item>
                          <text:p text:style-name="a388" text:class-names="" text:cond-style-name=""><text:span text:style-name="a387" text:class-names="">Fourth le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90" text:class-names="">Fifth level</text:span></text:p>
                            </text:list-item>
                          </text:list>
                        </text:list-item>
                      </text:list>
                    </text:list-item>
                  </text:list>
                </text:list-item>
              </text:list>
            </text:list-item>
          </text:list>
        </draw:text-box>
        <svg:title/>
        <svg:desc/>
      </draw:frame>
      <presentation:notes style:page-layout-name="pageLayout2" draw:style-name="a423">
        <draw:frame draw:id="id5" presentation:style-name="a396" draw:name="Header Placeholder 1" svg:x="0in" svg:y="0in" svg:width="3.25in" svg:height="0.50174in" presentation:class="header" presentation:placeholder="false">
          <draw:text-box>
            <text:p text:style-name="a395" text:class-names="" text:cond-style-name=""><text:span text:style-name="a394" text:class-names=""/></text:p>
          </draw:text-box>
          <svg:title/>
          <svg:desc/>
        </draw:frame>
        <draw:frame draw:id="id6" presentation:style-name="a400" draw:name="Date Placeholder 2" svg:x="4.24826in" svg:y="0in" svg:width="3.25in" svg:height="0.50174in" presentation:class="date-time" presentation:placeholder="false">
          <draw:text-box>
            <text:p text:style-name="a399" text:class-names="" text:cond-style-name=""><text:span text:style-name="a397" text:class-names=""><text:date text:fixed="false" style:data-style-name="a398">5/14/2021</text:date></text:span></text:p>
          </draw:text-box>
          <svg:title/>
          <svg:desc/>
        </draw:frame>
        <draw:page-thumbnail svg:x="0.75in" svg:y="1.25in" svg:width="6in" svg:height="3.375in" presentation:class="page" draw:id="id7" presentation:style-name="a401" draw:name="Slide Image Placeholder 3">
          <svg:title/>
          <svg:desc/>
        </draw:page-thumbnail>
        <draw:frame draw:id="id8" presentation:style-name="a416" draw:name="Notes Placeholder 4" svg:x="0.75in" svg:y="4.8125in" svg:width="6in" svg:height="3.9375in" presentation:class="notes" presentation:placeholder="false">
          <draw:text-box>
            <text:p text:style-name="a403" text:class-names="" text:cond-style-name=""><text:span text:style-name="a402" text:class-names="">Click to edit Master text styles</text:span></text:p>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Fifth level</text:span></text:p>
                              </text:list-item>
                            </text:list>
                          </text:list-item>
                        </text:list>
                      </text:list-item>
                    </text:list>
                  </text:list-item>
                </text:list>
              </text:list-item>
            </text:list>
          </draw:text-box>
          <svg:title/>
          <svg:desc/>
        </draw:frame>
        <draw:frame draw:id="id9" presentation:style-name="a419" draw:name="Footer Placeholder 5" svg:x="0in" svg:y="9.49826in" svg:width="3.25in" svg:height="0.50174in" presentation:class="footer" presentation:placeholder="false">
          <draw:text-box>
            <text:p text:style-name="a418" text:class-names="" text:cond-style-name=""><text:span text:style-name="a417" text:class-names=""/></text:p>
          </draw:text-box>
          <svg:title/>
          <svg:desc/>
        </draw:frame>
        <draw:frame draw:id="id10" presentation:style-name="a422" draw:name="Slide Number Placeholder 6" svg:x="4.24826in" svg:y="9.49826in" svg:width="3.25in" svg:height="0.50174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master-page>
    <style:master-page style:name="Master1-Layout7-cust-Quote-slide-with-picture" style:page-layout-name="pageLayout1" draw:style-name="a424">
      <draw:frame draw:id="id56" presentation:style-name="a427" draw:name="Picture Placeholder 5" svg:x="0in" svg:y="0in" svg:width="13.33333in" svg:height="7.5in" presentation:class="graphic" presentation:placeholder="false">
        <draw:text-box>
          <text:p text:style-name="a426" text:class-names="" text:cond-style-name=""><text:span text:style-name="a425" text:class-names="">Click icon to add picture</text:span></text:p>
        </draw:text-box>
        <svg:title/>
        <svg:desc/>
      </draw:frame>
      <draw:frame draw:id="id57" presentation:style-name="a430" draw:name="Title 9" svg:x="3.40278in" svg:y="0.40529in" svg:width="6.47839in" svg:height="6.47839in" presentation:class="title" presentation:placeholder="false">
        <draw:text-box>
          <text:p text:style-name="a429" text:class-names="" text:cond-style-name=""><text:span text:style-name="a428" text:class-names="">Click to edit Master title style</text:span></text:p>
        </draw:text-box>
        <svg:title/>
        <svg:desc/>
      </draw:frame>
      <draw:frame draw:id="id58" presentation:style-name="a434" draw:name="Text Placeholder 2" svg:x="3.91in" svg:y="4.79in" svg:width="5.51in" svg:height="0.78in" presentation:class="outline" presentation:placeholder="false">
        <draw:text-box>
          <text:list text:style-name="a433">
            <text:list-item>
              <text:p text:style-name="a432" text:class-names="" text:cond-style-name=""><text:span text:style-name="a431" text:class-names="">Click to edit Master text styles</text:span></text:p>
            </text:list-item>
          </text:list>
        </draw:text-box>
        <svg:title/>
        <svg:desc/>
      </draw:frame>
      <draw:frame draw:id="id59" presentation:style-name="a437" draw:name="Date Placeholder 10" svg:x="0.91667in" svg:y="6.95139in" svg:width="3in" svg:height="0.39931in" presentation:class="date-time" presentation:placeholder="false">
        <draw:text-box>
          <text:p text:style-name="a436" text:class-names="" text:cond-style-name=""><text:span text:style-name="a435" text:class-names="">9/3/20XX</text:span></text:p>
        </draw:text-box>
        <svg:title/>
        <svg:desc/>
      </draw:frame>
      <draw:frame draw:id="id60" presentation:style-name="a440" draw:name="Footer Placeholder 11" svg:x="4.41667in" svg:y="6.95139in" svg:width="4.5in" svg:height="0.39931in" presentation:class="footer" presentation:placeholder="false">
        <draw:text-box>
          <text:p text:style-name="a439" text:class-names="" text:cond-style-name=""><text:span text:style-name="a438" text:class-names="">Presentation Title</text:span></text:p>
        </draw:text-box>
        <svg:title/>
        <svg:desc/>
      </draw:frame>
      <draw:frame draw:id="id61" presentation:style-name="a443" draw:name="Slide Number Placeholder 12" svg:x="9.41667in" svg:y="6.95139in" svg:width="3in" svg:height="0.39931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page-layout-name="pageLayout2" draw:style-name="a473">
        <draw:frame draw:id="id5" presentation:style-name="a446" draw:name="Header Placeholder 1" svg:x="0in" svg:y="0in" svg:width="3.25in" svg:height="0.50174in" presentation:class="header" presentation:placeholder="false">
          <draw:text-box>
            <text:p text:style-name="a445" text:class-names="" text:cond-style-name=""><text:span text:style-name="a444" text:class-names=""/></text:p>
          </draw:text-box>
          <svg:title/>
          <svg:desc/>
        </draw:frame>
        <draw:frame draw:id="id6" presentation:style-name="a450" draw:name="Date Placeholder 2" svg:x="4.24826in" svg:y="0in" svg:width="3.25in" svg:height="0.50174in" presentation:class="date-time" presentation:placeholder="false">
          <draw:text-box>
            <text:p text:style-name="a449" text:class-names="" text:cond-style-name=""><text:span text:style-name="a447" text:class-names=""><text:date text:fixed="false" style:data-style-name="a448">5/14/2021</text:date></text:span></text:p>
          </draw:text-box>
          <svg:title/>
          <svg:desc/>
        </draw:frame>
        <draw:page-thumbnail svg:x="0.75in" svg:y="1.25in" svg:width="6in" svg:height="3.375in" presentation:class="page" draw:id="id7" presentation:style-name="a451" draw:name="Slide Image Placeholder 3">
          <svg:title/>
          <svg:desc/>
        </draw:page-thumbnail>
        <draw:frame draw:id="id8" presentation:style-name="a466" draw:name="Notes Placeholder 4" svg:x="0.75in" svg:y="4.8125in" svg:width="6in" svg:height="3.9375in" presentation:class="notes" presentation:placeholder="false">
          <draw:text-box>
            <text:p text:style-name="a453" text:class-names="" text:cond-style-name=""><text:span text:style-name="a452" text:class-names="">Click to edit Master text styles</text:span></text:p>
            <text:list text:style-name="a456">
              <text:list-item>
                <text:list text:style-name="a456">
                  <text:list-item>
                    <text:p text:style-name="a455" text:class-names="" text:cond-style-name=""><text:span text:style-name="a454" text:class-names="">Second level</text:span></text:p>
                  </text:list-item>
                </text:list>
              </text:list-item>
            </text:list>
            <text:list text:style-name="a459">
              <text:list-item>
                <text:list text:style-name="a459">
                  <text:list-item>
                    <text:list text:style-name="a459">
                      <text:list-item>
                        <text:p text:style-name="a458" text:class-names="" text:cond-style-name=""><text:span text:style-name="a457" text:class-names="">Third level</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3" text:class-names="">Fifth level</text:span></text:p>
                              </text:list-item>
                            </text:list>
                          </text:list-item>
                        </text:list>
                      </text:list-item>
                    </text:list>
                  </text:list-item>
                </text:list>
              </text:list-item>
            </text:list>
          </draw:text-box>
          <svg:title/>
          <svg:desc/>
        </draw:frame>
        <draw:frame draw:id="id9" presentation:style-name="a469" draw:name="Footer Placeholder 5" svg:x="0in" svg:y="9.49826in" svg:width="3.25in" svg:height="0.50174in" presentation:class="footer" presentation:placeholder="false">
          <draw:text-box>
            <text:p text:style-name="a468" text:class-names="" text:cond-style-name=""><text:span text:style-name="a467" text:class-names=""/></text:p>
          </draw:text-box>
          <svg:title/>
          <svg:desc/>
        </draw:frame>
        <draw:frame draw:id="id10" presentation:style-name="a472" draw:name="Slide Number Placeholder 6" svg:x="4.24826in" svg:y="9.49826in" svg:width="3.25in" svg:height="0.5017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8-twoObj-Two-Content" style:page-layout-name="pageLayout1" draw:style-name="a474">
      <draw:frame draw:id="id62" presentation:style-name="a477" draw:name="Title 1" svg:x="0.91667in" svg:y="0.39931in" svg:width="11.5in" svg:height="1.44965in" presentation:class="title" presentation:placeholder="false">
        <draw:text-box>
          <text:p text:style-name="a476" text:class-names="" text:cond-style-name=""><text:span text:style-name="a475" text:class-names="">Click to edit Master title style</text:span></text:p>
        </draw:text-box>
        <svg:title/>
        <svg:desc/>
      </draw:frame>
      <draw:frame draw:id="id63" presentation:style-name="a493" draw:name="Content Placeholder 2" svg:x="0.91667in" svg:y="1.99653in" svg:width="5.66667in" svg:height="4.75868in" presentation:class="object" presentation:placeholder="false">
        <draw:text-box>
          <text:list text:style-name="a480">
            <text:list-item>
              <text:p text:style-name="a479" text:class-names="" text:cond-style-name=""><text:span text:style-name="a478" text:class-names="">Click to edit Master text styles</text:span></text:p>
            </text:list-item>
          </text:list>
          <text:list text:style-name="a483">
            <text:list-item>
              <text:list text:style-name="a483">
                <text:list-item>
                  <text:p text:style-name="a482" text:class-names="" text:cond-style-name=""><text:span text:style-name="a481" text:class-names="">Second level</text:span></text:p>
                </text:list-item>
              </text:list>
            </text:list-item>
          </text:list>
          <text:list text:style-name="a486">
            <text:list-item>
              <text:list text:style-name="a486">
                <text:list-item>
                  <text:list text:style-name="a486">
                    <text:list-item>
                      <text:p text:style-name="a485" text:class-names="" text:cond-style-name=""><text:span text:style-name="a484" text:class-names="">Third level</text:span></text:p>
                    </text:list-item>
                  </text:list>
                </text:list-item>
              </text:list>
            </text:list-item>
          </text:list>
          <text:list text:style-name="a489">
            <text:list-item>
              <text:list text:style-name="a489">
                <text:list-item>
                  <text:list text:style-name="a489">
                    <text:list-item>
                      <text:list text:style-name="a489">
                        <text:list-item>
                          <text:p text:style-name="a488" text:class-names="" text:cond-style-name=""><text:span text:style-name="a487" text:class-names="">Fourth level</text:span></text:p>
                        </text:list-item>
                      </text:list>
                    </text:list-item>
                  </text:list>
                </text:list-item>
              </text:list>
            </text:list-item>
          </text:list>
          <text:list text:style-name="a492">
            <text:list-item>
              <text:list text:style-name="a492">
                <text:list-item>
                  <text:list text:style-name="a492">
                    <text:list-item>
                      <text:list text:style-name="a492">
                        <text:list-item>
                          <text:list text:style-name="a492">
                            <text:list-item>
                              <text:p text:style-name="a491" text:class-names="" text:cond-style-name=""><text:span text:style-name="a490" text:class-names="">Fifth level</text:span></text:p>
                            </text:list-item>
                          </text:list>
                        </text:list-item>
                      </text:list>
                    </text:list-item>
                  </text:list>
                </text:list-item>
              </text:list>
            </text:list-item>
          </text:list>
        </draw:text-box>
        <svg:title/>
        <svg:desc/>
      </draw:frame>
      <draw:frame draw:id="id64" presentation:style-name="a509" draw:name="Content Placeholder 3" svg:x="6.75in" svg:y="1.99653in" svg:width="5.66667in" svg:height="4.75868in" presentation:class="object" presentation:placeholder="false">
        <draw:text-box>
          <text:list text:style-name="a496">
            <text:list-item>
              <text:p text:style-name="a495" text:class-names="" text:cond-style-name=""><text:span text:style-name="a494" text:class-names="">Click to edit Master text styles</text:span></text:p>
            </text:list-item>
          </text:list>
          <text:list text:style-name="a499">
            <text:list-item>
              <text:list text:style-name="a499">
                <text:list-item>
                  <text:p text:style-name="a498" text:class-names="" text:cond-style-name=""><text:span text:style-name="a497" text:class-names="">Second level</text:span></text:p>
                </text:list-item>
              </text:list>
            </text:list-item>
          </text:list>
          <text:list text:style-name="a502">
            <text:list-item>
              <text:list text:style-name="a502">
                <text:list-item>
                  <text:list text:style-name="a502">
                    <text:list-item>
                      <text:p text:style-name="a501" text:class-names="" text:cond-style-name=""><text:span text:style-name="a500" text:class-names="">Third level</text:span></text:p>
                    </text:list-item>
                  </text:list>
                </text:list-item>
              </text:list>
            </text:list-item>
          </text:list>
          <text:list text:style-name="a505">
            <text:list-item>
              <text:list text:style-name="a505">
                <text:list-item>
                  <text:list text:style-name="a505">
                    <text:list-item>
                      <text:list text:style-name="a505">
                        <text:list-item>
                          <text:p text:style-name="a504" text:class-names="" text:cond-style-name=""><text:span text:style-name="a503" text:class-names="">Fourth level</text:span></text:p>
                        </text:list-item>
                      </text:list>
                    </text:list-item>
                  </text:list>
                </text:list-item>
              </text:list>
            </text:list-item>
          </text:list>
          <text:list text:style-name="a508">
            <text:list-item>
              <text:list text:style-name="a508">
                <text:list-item>
                  <text:list text:style-name="a508">
                    <text:list-item>
                      <text:list text:style-name="a508">
                        <text:list-item>
                          <text:list text:style-name="a508">
                            <text:list-item>
                              <text:p text:style-name="a507" text:class-names="" text:cond-style-name=""><text:span text:style-name="a506" text:class-names="">Fifth level</text:span></text:p>
                            </text:list-item>
                          </text:list>
                        </text:list-item>
                      </text:list>
                    </text:list-item>
                  </text:list>
                </text:list-item>
              </text:list>
            </text:list-item>
          </text:list>
        </draw:text-box>
        <svg:title/>
        <svg:desc/>
      </draw:frame>
      <draw:frame draw:id="id65" presentation:style-name="a512" draw:name="Date Placeholder 4" svg:x="0.91667in" svg:y="6.95139in" svg:width="3in" svg:height="0.39931in" presentation:class="date-time" presentation:placeholder="false">
        <draw:text-box>
          <text:p text:style-name="a511" text:class-names="" text:cond-style-name=""><text:span text:style-name="a510" text:class-names="">9/3/20XX</text:span></text:p>
        </draw:text-box>
        <svg:title/>
        <svg:desc/>
      </draw:frame>
      <draw:frame draw:id="id66" presentation:style-name="a515" draw:name="Footer Placeholder 5" svg:x="4.41667in" svg:y="6.95139in" svg:width="4.5in" svg:height="0.39931in" presentation:class="footer" presentation:placeholder="false">
        <draw:text-box>
          <text:p text:style-name="a514" text:class-names="" text:cond-style-name=""><text:span text:style-name="a513" text:class-names="">Presentation Title</text:span></text:p>
        </draw:text-box>
        <svg:title/>
        <svg:desc/>
      </draw:frame>
      <draw:frame draw:id="id67" presentation:style-name="a518" draw:name="Slide Number Placeholder 6" svg:x="9.41667in" svg:y="6.95139in" svg:width="3in" svg:height="0.39931in" presentation:class="page-number" presentation:placeholder="false">
        <draw:text-box>
          <text:p text:style-name="a517" text:class-names="" text:cond-style-name=""><text:span text:style-name="a516" text:class-names=""><text:page-number style:num-format="1" text:fixed="false"/></text:span></text:p>
        </draw:text-box>
        <svg:title/>
        <svg:desc/>
      </draw:frame>
      <draw:custom-shape svg:width="1.90004in" svg:height="1.04936in" draw:id="id68" draw:style-name="a521" draw:transform="translate(-0.95002in -0.52468in) rotate(-4.71239) translate(0.52468in 5.81907in)" draw:name="Freeform: Shape 7">
        <svg:title/>
        <svg:desc/>
        <text:p text:style-name="a520" text:class-names="" text:cond-style-name=""><text:span text:style-name="a519"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69" draw:style-name="a524" draw:name="Freeform: Shape 8">
        <svg:title/>
        <svg:desc/>
        <text:p text:style-name="a523" text:class-names="" text:cond-style-name=""><text:span text:style-name="a522"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554">
        <draw:frame draw:id="id5" presentation:style-name="a527" draw:name="Header Placeholder 1" svg:x="0in" svg:y="0in" svg:width="3.25in" svg:height="0.50174in" presentation:class="header" presentation:placeholder="false">
          <draw:text-box>
            <text:p text:style-name="a526" text:class-names="" text:cond-style-name=""><text:span text:style-name="a525" text:class-names=""/></text:p>
          </draw:text-box>
          <svg:title/>
          <svg:desc/>
        </draw:frame>
        <draw:frame draw:id="id6" presentation:style-name="a531" draw:name="Date Placeholder 2" svg:x="4.24826in" svg:y="0in" svg:width="3.25in" svg:height="0.50174in" presentation:class="date-time" presentation:placeholder="false">
          <draw:text-box>
            <text:p text:style-name="a530" text:class-names="" text:cond-style-name=""><text:span text:style-name="a528" text:class-names=""><text:date text:fixed="false" style:data-style-name="a529">5/14/2021</text:date></text:span></text:p>
          </draw:text-box>
          <svg:title/>
          <svg:desc/>
        </draw:frame>
        <draw:page-thumbnail svg:x="0.75in" svg:y="1.25in" svg:width="6in" svg:height="3.375in" presentation:class="page" draw:id="id7" presentation:style-name="a532" draw:name="Slide Image Placeholder 3">
          <svg:title/>
          <svg:desc/>
        </draw:page-thumbnail>
        <draw:frame draw:id="id8" presentation:style-name="a547" draw:name="Notes Placeholder 4" svg:x="0.75in" svg:y="4.8125in" svg:width="6in" svg:height="3.9375in" presentation:class="notes" presentation:placeholder="false">
          <draw:text-box>
            <text:p text:style-name="a534" text:class-names="" text:cond-style-name=""><text:span text:style-name="a533" text:class-names="">Click to edit Master text styles</text:span></text:p>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ifth level</text:span></text:p>
                              </text:list-item>
                            </text:list>
                          </text:list-item>
                        </text:list>
                      </text:list-item>
                    </text:list>
                  </text:list-item>
                </text:list>
              </text:list-item>
            </text:list>
          </draw:text-box>
          <svg:title/>
          <svg:desc/>
        </draw:frame>
        <draw:frame draw:id="id9" presentation:style-name="a550" draw:name="Footer Placeholder 5" svg:x="0in" svg:y="9.49826in" svg:width="3.25in" svg:height="0.50174in" presentation:class="footer" presentation:placeholder="false">
          <draw:text-box>
            <text:p text:style-name="a549" text:class-names="" text:cond-style-name=""><text:span text:style-name="a548" text:class-names=""/></text:p>
          </draw:text-box>
          <svg:title/>
          <svg:desc/>
        </draw:frame>
        <draw:frame draw:id="id10" presentation:style-name="a553" draw:name="Slide Number Placeholder 6" svg:x="4.24826in" svg:y="9.49826in" svg:width="3.25in" svg:height="0.50174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master-page>
    <style:master-page style:name="Master1-Layout9-twoTxTwoObj-Comparison" style:page-layout-name="pageLayout1" draw:style-name="a555">
      <draw:frame draw:id="id70" presentation:style-name="a558" draw:name="Title 1" svg:x="0.9184in" svg:y="0.39931in" svg:width="11.5in" svg:height="1.44965in" presentation:class="title" presentation:placeholder="false">
        <draw:text-box>
          <text:p text:style-name="a557" text:class-names="" text:cond-style-name=""><text:span text:style-name="a556" text:class-names="">Click to edit Master title style</text:span></text:p>
        </draw:text-box>
        <svg:title/>
        <svg:desc/>
      </draw:frame>
      <draw:frame draw:id="id71" presentation:style-name="a562" draw:name="Text Placeholder 2" svg:x="0.9184in" svg:y="1.83854in" svg:width="5.64062in" svg:height="0.90104in" presentation:class="outline" presentation:placeholder="false">
        <draw:text-box>
          <text:list text:style-name="a561">
            <text:list-item>
              <text:p text:style-name="a560" text:class-names="" text:cond-style-name=""><text:span text:style-name="a559" text:class-names="">Click to edit Master text styles</text:span></text:p>
            </text:list-item>
          </text:list>
        </draw:text-box>
        <svg:title/>
        <svg:desc/>
      </draw:frame>
      <draw:frame draw:id="id72" presentation:style-name="a578" draw:name="Content Placeholder 3" svg:x="0.9184in" svg:y="2.73958in" svg:width="5.64062in" svg:height="4.02951in" presentation:class="object" presentation:placeholder="false">
        <draw:text-box>
          <text:list text:style-name="a565">
            <text:list-item>
              <text:p text:style-name="a564" text:class-names="" text:cond-style-name=""><text:span text:style-name="a563" text:class-names="">Click to edit Master text styles</text:span></text:p>
            </text:list-item>
          </text:list>
          <text:list text:style-name="a568">
            <text:list-item>
              <text:list text:style-name="a568">
                <text:list-item>
                  <text:p text:style-name="a567" text:class-names="" text:cond-style-name=""><text:span text:style-name="a566" text:class-names="">Second level</text:span></text:p>
                </text:list-item>
              </text:list>
            </text:list-item>
          </text:list>
          <text:list text:style-name="a571">
            <text:list-item>
              <text:list text:style-name="a571">
                <text:list-item>
                  <text:list text:style-name="a571">
                    <text:list-item>
                      <text:p text:style-name="a570" text:class-names="" text:cond-style-name=""><text:span text:style-name="a569" text:class-names="">Third level</text:span></text:p>
                    </text:list-item>
                  </text:list>
                </text:list-item>
              </text:list>
            </text:list-item>
          </text:list>
          <text:list text:style-name="a574">
            <text:list-item>
              <text:list text:style-name="a574">
                <text:list-item>
                  <text:list text:style-name="a574">
                    <text:list-item>
                      <text:list text:style-name="a574">
                        <text:list-item>
                          <text:p text:style-name="a573" text:class-names="" text:cond-style-name=""><text:span text:style-name="a572" text:class-names="">Fourth level</text:span></text:p>
                        </text:list-item>
                      </text:list>
                    </text:list-item>
                  </text:list>
                </text:list-item>
              </text:list>
            </text:list-item>
          </text:list>
          <text:list text:style-name="a577">
            <text:list-item>
              <text:list text:style-name="a577">
                <text:list-item>
                  <text:list text:style-name="a577">
                    <text:list-item>
                      <text:list text:style-name="a577">
                        <text:list-item>
                          <text:list text:style-name="a577">
                            <text:list-item>
                              <text:p text:style-name="a576" text:class-names="" text:cond-style-name=""><text:span text:style-name="a575" text:class-names="">Fifth level</text:span></text:p>
                            </text:list-item>
                          </text:list>
                        </text:list-item>
                      </text:list>
                    </text:list-item>
                  </text:list>
                </text:list-item>
              </text:list>
            </text:list-item>
          </text:list>
        </draw:text-box>
        <svg:title/>
        <svg:desc/>
      </draw:frame>
      <draw:frame draw:id="id73" presentation:style-name="a582" draw:name="Text Placeholder 4" svg:x="6.75in" svg:y="1.83854in" svg:width="5.6684in" svg:height="0.90104in" presentation:class="outline" presentation:placeholder="false">
        <draw:text-box>
          <text:list text:style-name="a581">
            <text:list-item>
              <text:p text:style-name="a580" text:class-names="" text:cond-style-name=""><text:span text:style-name="a579" text:class-names="">Click to edit Master text styles</text:span></text:p>
            </text:list-item>
          </text:list>
        </draw:text-box>
        <svg:title/>
        <svg:desc/>
      </draw:frame>
      <draw:frame draw:id="id74" presentation:style-name="a598" draw:name="Content Placeholder 5" svg:x="6.75in" svg:y="2.73958in" svg:width="5.6684in" svg:height="4.02951in" presentation:class="object" presentation:placeholder="false">
        <draw:text-box>
          <text:list text:style-name="a585">
            <text:list-item>
              <text:p text:style-name="a584" text:class-names="" text:cond-style-name=""><text:span text:style-name="a583" text:class-names="">Click to edit Master text styles</text:span></text:p>
            </text:list-item>
          </text:list>
          <text:list text:style-name="a588">
            <text:list-item>
              <text:list text:style-name="a588">
                <text:list-item>
                  <text:p text:style-name="a587" text:class-names="" text:cond-style-name=""><text:span text:style-name="a586" text:class-names="">Second level</text:span></text:p>
                </text:list-item>
              </text:list>
            </text:list-item>
          </text:list>
          <text:list text:style-name="a591">
            <text:list-item>
              <text:list text:style-name="a591">
                <text:list-item>
                  <text:list text:style-name="a591">
                    <text:list-item>
                      <text:p text:style-name="a590" text:class-names="" text:cond-style-name=""><text:span text:style-name="a589" text:class-names="">Third level</text:span></text:p>
                    </text:list-item>
                  </text:list>
                </text:list-item>
              </text:list>
            </text:list-item>
          </text:list>
          <text:list text:style-name="a594">
            <text:list-item>
              <text:list text:style-name="a594">
                <text:list-item>
                  <text:list text:style-name="a594">
                    <text:list-item>
                      <text:list text:style-name="a594">
                        <text:list-item>
                          <text:p text:style-name="a593" text:class-names="" text:cond-style-name=""><text:span text:style-name="a592" text:class-names="">Fourth level</text:span></text:p>
                        </text:list-item>
                      </text:list>
                    </text:list-item>
                  </text:list>
                </text:list-item>
              </text:list>
            </text:list-item>
          </text:list>
          <text:list text:style-name="a597">
            <text:list-item>
              <text:list text:style-name="a597">
                <text:list-item>
                  <text:list text:style-name="a597">
                    <text:list-item>
                      <text:list text:style-name="a597">
                        <text:list-item>
                          <text:list text:style-name="a597">
                            <text:list-item>
                              <text:p text:style-name="a596" text:class-names="" text:cond-style-name=""><text:span text:style-name="a595" text:class-names="">Fifth level</text:span></text:p>
                            </text:list-item>
                          </text:list>
                        </text:list-item>
                      </text:list>
                    </text:list-item>
                  </text:list>
                </text:list-item>
              </text:list>
            </text:list-item>
          </text:list>
        </draw:text-box>
        <svg:title/>
        <svg:desc/>
      </draw:frame>
      <draw:frame draw:id="id75" presentation:style-name="a601" draw:name="Date Placeholder 6" svg:x="0.91667in" svg:y="6.95139in" svg:width="3in" svg:height="0.39931in" presentation:class="date-time" presentation:placeholder="false">
        <draw:text-box>
          <text:p text:style-name="a600" text:class-names="" text:cond-style-name=""><text:span text:style-name="a599" text:class-names="">9/3/20XX</text:span></text:p>
        </draw:text-box>
        <svg:title/>
        <svg:desc/>
      </draw:frame>
      <draw:frame draw:id="id76" presentation:style-name="a604" draw:name="Footer Placeholder 7" svg:x="4.41667in" svg:y="6.95139in" svg:width="4.5in" svg:height="0.39931in" presentation:class="footer" presentation:placeholder="false">
        <draw:text-box>
          <text:p text:style-name="a603" text:class-names="" text:cond-style-name=""><text:span text:style-name="a602" text:class-names="">Presentation Title</text:span></text:p>
        </draw:text-box>
        <svg:title/>
        <svg:desc/>
      </draw:frame>
      <draw:frame draw:id="id77" presentation:style-name="a607" draw:name="Slide Number Placeholder 8" svg:x="9.41667in" svg:y="6.95139in" svg:width="3in" svg:height="0.39931in" presentation:class="page-number" presentation:placeholder="false">
        <draw:text-box>
          <text:p text:style-name="a606" text:class-names="" text:cond-style-name=""><text:span text:style-name="a605" text:class-names=""><text:page-number style:num-format="1" text:fixed="false"/></text:span></text:p>
        </draw:text-box>
        <svg:title/>
        <svg:desc/>
      </draw:frame>
      <draw:custom-shape svg:width="1.90004in" svg:height="1.04936in" draw:id="id78" draw:style-name="a610" draw:transform="translate(-0.95002in -0.52468in) rotate(-4.71239) translate(0.52468in 5.81907in)" draw:name="Freeform: Shape 9">
        <svg:title/>
        <svg:desc/>
        <text:p text:style-name="a609" text:class-names="" text:cond-style-name=""><text:span text:style-name="a608"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79" draw:style-name="a613" draw:name="Freeform: Shape 10">
        <svg:title/>
        <svg:desc/>
        <text:p text:style-name="a612" text:class-names="" text:cond-style-name=""><text:span text:style-name="a611"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643">
        <draw:frame draw:id="id5" presentation:style-name="a616" draw:name="Header Placeholder 1" svg:x="0in" svg:y="0in" svg:width="3.25in" svg:height="0.50174in" presentation:class="header" presentation:placeholder="false">
          <draw:text-box>
            <text:p text:style-name="a615" text:class-names="" text:cond-style-name=""><text:span text:style-name="a614" text:class-names=""/></text:p>
          </draw:text-box>
          <svg:title/>
          <svg:desc/>
        </draw:frame>
        <draw:frame draw:id="id6" presentation:style-name="a620" draw:name="Date Placeholder 2" svg:x="4.24826in" svg:y="0in" svg:width="3.25in" svg:height="0.50174in" presentation:class="date-time" presentation:placeholder="false">
          <draw:text-box>
            <text:p text:style-name="a619" text:class-names="" text:cond-style-name=""><text:span text:style-name="a617" text:class-names=""><text:date text:fixed="false" style:data-style-name="a618">5/14/2021</text:date></text:span></text:p>
          </draw:text-box>
          <svg:title/>
          <svg:desc/>
        </draw:frame>
        <draw:page-thumbnail svg:x="0.75in" svg:y="1.25in" svg:width="6in" svg:height="3.375in" presentation:class="page" draw:id="id7" presentation:style-name="a621" draw:name="Slide Image Placeholder 3">
          <svg:title/>
          <svg:desc/>
        </draw:page-thumbnail>
        <draw:frame draw:id="id8" presentation:style-name="a636" draw:name="Notes Placeholder 4" svg:x="0.75in" svg:y="4.8125in" svg:width="6in" svg:height="3.9375in" presentation:class="notes" presentation:placeholder="false">
          <draw:text-box>
            <text:p text:style-name="a623" text:class-names="" text:cond-style-name=""><text:span text:style-name="a622" text:class-names="">Click to edit Master text styles</text:span></text:p>
            <text:list text:style-name="a626">
              <text:list-item>
                <text:list text:style-name="a626">
                  <text:list-item>
                    <text:p text:style-name="a625" text:class-names="" text:cond-style-name=""><text:span text:style-name="a624" text:class-names="">Second level</text:span></text:p>
                  </text:list-item>
                </text:list>
              </text:list-item>
            </text:list>
            <text:list text:style-name="a629">
              <text:list-item>
                <text:list text:style-name="a629">
                  <text:list-item>
                    <text:list text:style-name="a629">
                      <text:list-item>
                        <text:p text:style-name="a628" text:class-names="" text:cond-style-name=""><text:span text:style-name="a627" text:class-names="">Third level</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Fourth level</text:span></text:p>
                          </text:list-item>
                        </text:list>
                      </text:list-item>
                    </text:list>
                  </text:list-item>
                </text:list>
              </text:list-item>
            </text:list>
            <text:list text:style-name="a635">
              <text:list-item>
                <text:list text:style-name="a635">
                  <text:list-item>
                    <text:list text:style-name="a635">
                      <text:list-item>
                        <text:list text:style-name="a635">
                          <text:list-item>
                            <text:list text:style-name="a635">
                              <text:list-item>
                                <text:p text:style-name="a634" text:class-names="" text:cond-style-name=""><text:span text:style-name="a633" text:class-names="">Fifth level</text:span></text:p>
                              </text:list-item>
                            </text:list>
                          </text:list-item>
                        </text:list>
                      </text:list-item>
                    </text:list>
                  </text:list-item>
                </text:list>
              </text:list-item>
            </text:list>
          </draw:text-box>
          <svg:title/>
          <svg:desc/>
        </draw:frame>
        <draw:frame draw:id="id9" presentation:style-name="a639" draw:name="Footer Placeholder 5" svg:x="0in" svg:y="9.49826in" svg:width="3.25in" svg:height="0.50174in" presentation:class="footer" presentation:placeholder="false">
          <draw:text-box>
            <text:p text:style-name="a638" text:class-names="" text:cond-style-name=""><text:span text:style-name="a637" text:class-names=""/></text:p>
          </draw:text-box>
          <svg:title/>
          <svg:desc/>
        </draw:frame>
        <draw:frame draw:id="id10" presentation:style-name="a642" draw:name="Slide Number Placeholder 6" svg:x="4.24826in" svg:y="9.49826in" svg:width="3.25in" svg:height="0.50174in" presentation:class="page-number" presentation:placeholder="false">
          <draw:text-box>
            <text:p text:style-name="a641" text:class-names="" text:cond-style-name=""><text:span text:style-name="a640" text:class-names=""><text:page-number style:num-format="1" text:fixed="false"/></text:span></text:p>
          </draw:text-box>
          <svg:title/>
          <svg:desc/>
        </draw:frame>
      </presentation:notes>
    </style:master-page>
    <style:master-page style:name="Master1-Layout10-twoTxTwoObj-Comparison-3-column" style:page-layout-name="pageLayout1" draw:style-name="a644">
      <draw:frame draw:id="id80" presentation:style-name="a647" draw:name="Title 1" svg:x="0.9184in" svg:y="0.39931in" svg:width="11.5in" svg:height="1.44965in" presentation:class="title" presentation:placeholder="false">
        <draw:text-box>
          <text:p text:style-name="a646" text:class-names="" text:cond-style-name=""><text:span text:style-name="a645" text:class-names="">Click to edit Master title style</text:span></text:p>
        </draw:text-box>
        <svg:title/>
        <svg:desc/>
      </draw:frame>
      <draw:frame draw:id="id81" presentation:style-name="a651" draw:name="Text Placeholder 2" svg:x="0.9184in" svg:y="1.83854in" svg:width="3.6in" svg:height="0.90104in" presentation:class="outline" presentation:placeholder="false">
        <draw:text-box>
          <text:list text:style-name="a650">
            <text:list-item>
              <text:p text:style-name="a649" text:class-names="" text:cond-style-name=""><text:span text:style-name="a648" text:class-names="">Click to edit Master text styles</text:span></text:p>
            </text:list-item>
          </text:list>
        </draw:text-box>
        <svg:title/>
        <svg:desc/>
      </draw:frame>
      <draw:frame draw:id="id82" presentation:style-name="a667" draw:name="Content Placeholder 3" svg:x="0.9184in" svg:y="2.73958in" svg:width="3.6in" svg:height="4.02951in" presentation:class="object" presentation:placeholder="false">
        <draw:text-box>
          <text:list text:style-name="a654">
            <text:list-item>
              <text:p text:style-name="a653" text:class-names="" text:cond-style-name=""><text:span text:style-name="a652" text:class-names="">Click to edit Master text styles</text:span></text:p>
            </text:list-item>
          </text:list>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6">
            <text:list-item>
              <text:list text:style-name="a666">
                <text:list-item>
                  <text:list text:style-name="a666">
                    <text:list-item>
                      <text:list text:style-name="a666">
                        <text:list-item>
                          <text:list text:style-name="a666">
                            <text:list-item>
                              <text:p text:style-name="a665" text:class-names="" text:cond-style-name=""><text:span text:style-name="a664" text:class-names="">Fifth level</text:span></text:p>
                            </text:list-item>
                          </text:list>
                        </text:list-item>
                      </text:list>
                    </text:list-item>
                  </text:list>
                </text:list-item>
              </text:list>
            </text:list-item>
          </text:list>
        </draw:text-box>
        <svg:title/>
        <svg:desc/>
      </draw:frame>
      <draw:frame draw:id="id83" presentation:style-name="a671" draw:name="Text Placeholder 4" svg:x="4.87in" svg:y="1.83854in" svg:width="3.6in" svg:height="0.90104in" presentation:class="outline" presentation:placeholder="false">
        <draw:text-box>
          <text:list text:style-name="a670">
            <text:list-item>
              <text:p text:style-name="a669" text:class-names="" text:cond-style-name=""><text:span text:style-name="a668" text:class-names="">Click to edit Master text styles</text:span></text:p>
            </text:list-item>
          </text:list>
        </draw:text-box>
        <svg:title/>
        <svg:desc/>
      </draw:frame>
      <draw:frame draw:id="id84" presentation:style-name="a687" draw:name="Content Placeholder 5" svg:x="4.87in" svg:y="2.73958in" svg:width="3.6in" svg:height="4.02951in" presentation:class="object" presentation:placeholder="false">
        <draw:text-box>
          <text:list text:style-name="a674">
            <text:list-item>
              <text:p text:style-name="a673" text:class-names="" text:cond-style-name=""><text:span text:style-name="a672" text:class-names="">Click to edit Master text styles</text:span></text:p>
            </text:list-item>
          </text:list>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85" presentation:style-name="a690" draw:name="Date Placeholder 6" svg:x="0.91667in" svg:y="6.95139in" svg:width="3in" svg:height="0.39931in" presentation:class="date-time" presentation:placeholder="false">
        <draw:text-box>
          <text:p text:style-name="a689" text:class-names="" text:cond-style-name=""><text:span text:style-name="a688" text:class-names="">9/3/20XX</text:span></text:p>
        </draw:text-box>
        <svg:title/>
        <svg:desc/>
      </draw:frame>
      <draw:frame draw:id="id86" presentation:style-name="a693" draw:name="Footer Placeholder 7" svg:x="4.41667in" svg:y="6.95139in" svg:width="4.5in" svg:height="0.39931in" presentation:class="footer" presentation:placeholder="false">
        <draw:text-box>
          <text:p text:style-name="a692" text:class-names="" text:cond-style-name=""><text:span text:style-name="a691" text:class-names="">Presentation Title</text:span></text:p>
        </draw:text-box>
        <svg:title/>
        <svg:desc/>
      </draw:frame>
      <draw:frame draw:id="id87" presentation:style-name="a696" draw:name="Slide Number Placeholder 8"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draw:custom-shape svg:width="1.90004in" svg:height="1.04936in" draw:id="id88" draw:style-name="a699" draw:transform="translate(-0.95002in -0.52468in) rotate(-4.71239) translate(0.52468in 5.81907in)" draw:name="Freeform: Shape 9">
        <svg:title/>
        <svg:desc/>
        <text:p text:style-name="a698" text:class-names="" text:cond-style-name=""><text:span text:style-name="a697"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89" draw:style-name="a702" draw:name="Freeform: Shape 10">
        <svg:title/>
        <svg:desc/>
        <text:p text:style-name="a701" text:class-names="" text:cond-style-name=""><text:span text:style-name="a700"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frame draw:id="id90" presentation:style-name="a706" draw:name="Text Placeholder 4" svg:x="8.82in" svg:y="1.83854in" svg:width="3.6in" svg:height="0.90104in" presentation:class="outline" presentation:placeholder="false">
        <draw:text-box>
          <text:list text:style-name="a705">
            <text:list-item>
              <text:p text:style-name="a704" text:class-names="" text:cond-style-name=""><text:span text:style-name="a703" text:class-names="">Click to edit Master text styles</text:span></text:p>
            </text:list-item>
          </text:list>
        </draw:text-box>
        <svg:title/>
        <svg:desc/>
      </draw:frame>
      <draw:frame draw:id="id91" presentation:style-name="a722" draw:name="Content Placeholder 5" svg:x="8.82in" svg:y="2.73958in" svg:width="3.6in" svg:height="4.02951in" presentation:class="object" presentation:placeholder="false">
        <draw:text-box>
          <text:list text:style-name="a709">
            <text:list-item>
              <text:p text:style-name="a708" text:class-names="" text:cond-style-name=""><text:span text:style-name="a707" text:class-names="">Click to edit Master text styles</text:span></text:p>
            </text:list-item>
          </text:list>
          <text:list text:style-name="a712">
            <text:list-item>
              <text:list text:style-name="a712">
                <text:list-item>
                  <text:p text:style-name="a711" text:class-names="" text:cond-style-name=""><text:span text:style-name="a710" text:class-names="">Second level</text:span></text:p>
                </text:list-item>
              </text:list>
            </text:list-item>
          </text:list>
          <text:list text:style-name="a715">
            <text:list-item>
              <text:list text:style-name="a715">
                <text:list-item>
                  <text:list text:style-name="a715">
                    <text:list-item>
                      <text:p text:style-name="a714" text:class-names="" text:cond-style-name=""><text:span text:style-name="a713" text:class-names="">Third level</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Fourth level</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Fifth level</text:span></text:p>
                            </text:list-item>
                          </text:list>
                        </text:list-item>
                      </text:list>
                    </text:list-item>
                  </text:list>
                </text:list-item>
              </text:list>
            </text:list-item>
          </text:list>
        </draw:text-box>
        <svg:title/>
        <svg:desc/>
      </draw:frame>
      <presentation:notes style:page-layout-name="pageLayout2" draw:style-name="a752">
        <draw:frame draw:id="id5" presentation:style-name="a725" draw:name="Header Placeholder 1" svg:x="0in" svg:y="0in" svg:width="3.25in" svg:height="0.50174in" presentation:class="header" presentation:placeholder="false">
          <draw:text-box>
            <text:p text:style-name="a724" text:class-names="" text:cond-style-name=""><text:span text:style-name="a723" text:class-names=""/></text:p>
          </draw:text-box>
          <svg:title/>
          <svg:desc/>
        </draw:frame>
        <draw:frame draw:id="id6" presentation:style-name="a729" draw:name="Date Placeholder 2" svg:x="4.24826in" svg:y="0in" svg:width="3.25in" svg:height="0.50174in" presentation:class="date-time" presentation:placeholder="false">
          <draw:text-box>
            <text:p text:style-name="a728" text:class-names="" text:cond-style-name=""><text:span text:style-name="a726" text:class-names=""><text:date text:fixed="false" style:data-style-name="a727">5/14/2021</text:date></text:span></text:p>
          </draw:text-box>
          <svg:title/>
          <svg:desc/>
        </draw:frame>
        <draw:page-thumbnail svg:x="0.75in" svg:y="1.25in" svg:width="6in" svg:height="3.375in" presentation:class="page" draw:id="id7" presentation:style-name="a730" draw:name="Slide Image Placeholder 3">
          <svg:title/>
          <svg:desc/>
        </draw:page-thumbnail>
        <draw:frame draw:id="id8" presentation:style-name="a745" draw:name="Notes Placeholder 4" svg:x="0.75in" svg:y="4.8125in" svg:width="6in" svg:height="3.9375in" presentation:class="notes" presentation:placeholder="false">
          <draw:text-box>
            <text:p text:style-name="a732" text:class-names="" text:cond-style-name=""><text:span text:style-name="a731" text:class-names="">Click to edit Master text styles</text:span></text:p>
            <text:list text:style-name="a735">
              <text:list-item>
                <text:list text:style-name="a735">
                  <text:list-item>
                    <text:p text:style-name="a734" text:class-names="" text:cond-style-name=""><text:span text:style-name="a733" text:class-names="">Second level</text:span></text:p>
                  </text:list-item>
                </text:list>
              </text:list-item>
            </text:list>
            <text:list text:style-name="a738">
              <text:list-item>
                <text:list text:style-name="a738">
                  <text:list-item>
                    <text:list text:style-name="a738">
                      <text:list-item>
                        <text:p text:style-name="a737" text:class-names="" text:cond-style-name=""><text:span text:style-name="a736" text:class-names="">Third level</text:span></text:p>
                      </text:list-item>
                    </text:list>
                  </text:list-item>
                </text:list>
              </text:list-item>
            </text:list>
            <text:list text:style-name="a741">
              <text:list-item>
                <text:list text:style-name="a741">
                  <text:list-item>
                    <text:list text:style-name="a741">
                      <text:list-item>
                        <text:list text:style-name="a741">
                          <text:list-item>
                            <text:p text:style-name="a740" text:class-names="" text:cond-style-name=""><text:span text:style-name="a739" text:class-names="">Fourth level</text:span></text:p>
                          </text:list-item>
                        </text:list>
                      </text:list-item>
                    </text:list>
                  </text:list-item>
                </text:list>
              </text:list-item>
            </text:list>
            <text:list text:style-name="a744">
              <text:list-item>
                <text:list text:style-name="a744">
                  <text:list-item>
                    <text:list text:style-name="a744">
                      <text:list-item>
                        <text:list text:style-name="a744">
                          <text:list-item>
                            <text:list text:style-name="a744">
                              <text:list-item>
                                <text:p text:style-name="a743" text:class-names="" text:cond-style-name=""><text:span text:style-name="a742" text:class-names="">Fifth level</text:span></text:p>
                              </text:list-item>
                            </text:list>
                          </text:list-item>
                        </text:list>
                      </text:list-item>
                    </text:list>
                  </text:list-item>
                </text:list>
              </text:list-item>
            </text:list>
          </draw:text-box>
          <svg:title/>
          <svg:desc/>
        </draw:frame>
        <draw:frame draw:id="id9" presentation:style-name="a748" draw:name="Footer Placeholder 5" svg:x="0in" svg:y="9.49826in" svg:width="3.25in" svg:height="0.50174in" presentation:class="footer" presentation:placeholder="false">
          <draw:text-box>
            <text:p text:style-name="a747" text:class-names="" text:cond-style-name=""><text:span text:style-name="a746" text:class-names=""/></text:p>
          </draw:text-box>
          <svg:title/>
          <svg:desc/>
        </draw:frame>
        <draw:frame draw:id="id10" presentation:style-name="a751" draw:name="Slide Number Placeholder 6" svg:x="4.24826in" svg:y="9.49826in" svg:width="3.25in" svg:height="0.50174in" presentation:class="page-number" presentation:placeholder="false">
          <draw:text-box>
            <text:p text:style-name="a750" text:class-names="" text:cond-style-name=""><text:span text:style-name="a749" text:class-names=""><text:page-number style:num-format="1" text:fixed="false"/></text:span></text:p>
          </draw:text-box>
          <svg:title/>
          <svg:desc/>
        </draw:frame>
      </presentation:notes>
    </style:master-page>
    <style:master-page style:name="Master1-Layout11-cust-Title-and-Content-with-2-medium-pictures" style:page-layout-name="pageLayout1" draw:style-name="a753">
      <draw:frame draw:id="id92" presentation:style-name="a756" draw:name="Picture Placeholder 19" svg:x="8.64092in" svg:y="2.98308in" svg:width="4.69241in" svg:height="4.51692in" presentation:class="graphic" presentation:placeholder="false">
        <draw:text-box>
          <text:p text:style-name="a755" text:class-names="" text:cond-style-name=""><text:span text:style-name="a754" text:class-names="">Click icon to add picture</text:span></text:p>
        </draw:text-box>
        <svg:title/>
        <svg:desc/>
      </draw:frame>
      <draw:frame draw:id="id93" presentation:style-name="a759" draw:name="Picture Placeholder 20" svg:x="6.84778in" svg:y="0in" svg:width="3.84877in" svg:height="3.28949in" presentation:class="graphic" presentation:placeholder="false">
        <draw:text-box>
          <text:p text:style-name="a758" text:class-names="" text:cond-style-name=""><text:span text:style-name="a757" text:class-names="">Click icon to add picture</text:span></text:p>
        </draw:text-box>
        <svg:title/>
        <svg:desc/>
      </draw:frame>
      <draw:custom-shape svg:x="11.39607in" svg:y="1.49249in" svg:width="1.03619in" svg:height="1.00808in" draw:id="id94" draw:style-name="a762" draw:name="Oval 9">
        <svg:title/>
        <svg:desc/>
        <text:p text:style-name="a761" text:class-names="" text:cond-style-name=""><text:span text:style-name="a7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4.39763in" svg:height="4.39763in" draw:id="id95" draw:style-name="a766" draw:transform="translate(-2.19881in -2.19881in) rotate(-4.89883) translate(8.79781in 1.46268in)" draw:name="Arc 11">
        <svg:title/>
        <svg:desc/>
        <text:p text:style-name="a764" text:class-names="" text:cond-style-name=""><text:span text:style-name="a763"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392, -514"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44"/>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96" presentation:style-name="a769" draw:name="Title 1" svg:x="0.92in" svg:y="0.4in" svg:width="5.6in" svg:height="1.45in" presentation:class="title" presentation:placeholder="false">
        <draw:text-box>
          <text:p text:style-name="a768" text:class-names="" text:cond-style-name=""><text:span text:style-name="a767" text:class-names="">Click to edit Master title style</text:span></text:p>
        </draw:text-box>
        <svg:title/>
        <svg:desc/>
      </draw:frame>
      <draw:frame draw:id="id97" presentation:style-name="a772" draw:name="Date Placeholder 2" svg:x="0.91667in" svg:y="6.95139in" svg:width="3in" svg:height="0.39931in" presentation:class="date-time" presentation:placeholder="false">
        <draw:text-box>
          <text:p text:style-name="a771" text:class-names="" text:cond-style-name=""><text:span text:style-name="a770" text:class-names="">9/3/20XX</text:span></text:p>
        </draw:text-box>
        <svg:title/>
        <svg:desc/>
      </draw:frame>
      <draw:frame draw:id="id98" presentation:style-name="a775" draw:name="Footer Placeholder 3" svg:x="4.41667in" svg:y="6.95139in" svg:width="4.5in" svg:height="0.39931in" presentation:class="footer" presentation:placeholder="false">
        <draw:text-box>
          <text:p text:style-name="a774" text:class-names="" text:cond-style-name=""><text:span text:style-name="a773" text:class-names="">Presentation Title</text:span></text:p>
        </draw:text-box>
        <svg:title/>
        <svg:desc/>
      </draw:frame>
      <draw:frame draw:id="id99" presentation:style-name="a778" draw:name="Slide Number Placeholder 4" svg:x="9.41667in" svg:y="6.95139in" svg:width="3in" svg:height="0.39931in" presentation:class="page-number" presentation:placeholder="false">
        <draw:text-box>
          <text:p text:style-name="a777" text:class-names="" text:cond-style-name=""><text:span text:style-name="a776" text:class-names=""><text:page-number style:num-format="1" text:fixed="false"/></text:span></text:p>
        </draw:text-box>
        <svg:title/>
        <svg:desc/>
      </draw:frame>
      <draw:frame draw:id="id100" presentation:style-name="a790" draw:name="Content Placeholder 2" svg:x="0.92in" svg:y="2in" svg:width="5.57in" svg:height="4.76in" presentation:class="object" presentation:placeholder="false">
        <draw:text-box>
          <text:p text:style-name="a780" text:class-names="" text:cond-style-name=""><text:span text:style-name="a779" text:class-names="">Click to edit Master text styles</text:span></text:p>
          <text:list text:style-name="a783">
            <text:list-item>
              <text:list text:style-name="a783">
                <text:list-item>
                  <text:p text:style-name="a782" text:class-names="" text:cond-style-name=""><text:span text:style-name="a781" text:class-names="">Second level</text:span></text:p>
                </text:list-item>
              </text:list>
            </text:list-item>
          </text:list>
          <text:list text:style-name="a786">
            <text:list-item>
              <text:list text:style-name="a786">
                <text:list-item>
                  <text:list text:style-name="a786">
                    <text:list-item>
                      <text:p text:style-name="a785" text:class-names="" text:cond-style-name=""><text:span text:style-name="a784" text:class-names="">Third level</text:span></text:p>
                    </text:list-item>
                  </text:list>
                </text:list-item>
              </text:list>
            </text:list-item>
          </text:list>
          <text:list text:style-name="a789">
            <text:list-item>
              <text:list text:style-name="a789">
                <text:list-item>
                  <text:list text:style-name="a789">
                    <text:list-item>
                      <text:list text:style-name="a789">
                        <text:list-item>
                          <text:p text:style-name="a788" text:class-names="" text:cond-style-name=""><text:span text:style-name="a787" text:class-names="">Fourth level</text:span></text:p>
                        </text:list-item>
                      </text:list>
                    </text:list-item>
                  </text:list>
                </text:list-item>
              </text:list>
            </text:list-item>
          </text:list>
        </draw:text-box>
        <svg:title/>
        <svg:desc/>
      </draw:frame>
      <presentation:notes style:page-layout-name="pageLayout2" draw:style-name="a820">
        <draw:frame draw:id="id5" presentation:style-name="a793" draw:name="Header Placeholder 1" svg:x="0in" svg:y="0in" svg:width="3.25in" svg:height="0.50174in" presentation:class="header" presentation:placeholder="false">
          <draw:text-box>
            <text:p text:style-name="a792" text:class-names="" text:cond-style-name=""><text:span text:style-name="a791" text:class-names=""/></text:p>
          </draw:text-box>
          <svg:title/>
          <svg:desc/>
        </draw:frame>
        <draw:frame draw:id="id6" presentation:style-name="a797" draw:name="Date Placeholder 2" svg:x="4.24826in" svg:y="0in" svg:width="3.25in" svg:height="0.50174in" presentation:class="date-time" presentation:placeholder="false">
          <draw:text-box>
            <text:p text:style-name="a796" text:class-names="" text:cond-style-name=""><text:span text:style-name="a794" text:class-names=""><text:date text:fixed="false" style:data-style-name="a795">5/14/2021</text:date></text:span></text:p>
          </draw:text-box>
          <svg:title/>
          <svg:desc/>
        </draw:frame>
        <draw:page-thumbnail svg:x="0.75in" svg:y="1.25in" svg:width="6in" svg:height="3.375in" presentation:class="page" draw:id="id7" presentation:style-name="a798" draw:name="Slide Image Placeholder 3">
          <svg:title/>
          <svg:desc/>
        </draw:page-thumbnail>
        <draw:frame draw:id="id8" presentation:style-name="a813" draw:name="Notes Placeholder 4" svg:x="0.75in" svg:y="4.8125in" svg:width="6in" svg:height="3.9375in" presentation:class="notes" presentation:placeholder="false">
          <draw:text-box>
            <text:p text:style-name="a800" text:class-names="" text:cond-style-name=""><text:span text:style-name="a799" text:class-names="">Click to edit Master text styles</text:span></text:p>
            <text:list text:style-name="a803">
              <text:list-item>
                <text:list text:style-name="a803">
                  <text:list-item>
                    <text:p text:style-name="a802" text:class-names="" text:cond-style-name=""><text:span text:style-name="a801" text:class-names="">Second level</text:span></text:p>
                  </text:list-item>
                </text:list>
              </text:list-item>
            </text:list>
            <text:list text:style-name="a806">
              <text:list-item>
                <text:list text:style-name="a806">
                  <text:list-item>
                    <text:list text:style-name="a806">
                      <text:list-item>
                        <text:p text:style-name="a805" text:class-names="" text:cond-style-name=""><text:span text:style-name="a804" text:class-names="">Third level</text:span></text:p>
                      </text:list-item>
                    </text:list>
                  </text:list-item>
                </text:list>
              </text:list-item>
            </text:list>
            <text:list text:style-name="a809">
              <text:list-item>
                <text:list text:style-name="a809">
                  <text:list-item>
                    <text:list text:style-name="a809">
                      <text:list-item>
                        <text:list text:style-name="a809">
                          <text:list-item>
                            <text:p text:style-name="a808" text:class-names="" text:cond-style-name=""><text:span text:style-name="a807" text:class-names="">Fourth level</text:span></text:p>
                          </text:list-item>
                        </text:list>
                      </text:list-item>
                    </text:list>
                  </text:list-item>
                </text:list>
              </text:list-item>
            </text:list>
            <text:list text:style-name="a812">
              <text:list-item>
                <text:list text:style-name="a812">
                  <text:list-item>
                    <text:list text:style-name="a812">
                      <text:list-item>
                        <text:list text:style-name="a812">
                          <text:list-item>
                            <text:list text:style-name="a812">
                              <text:list-item>
                                <text:p text:style-name="a811" text:class-names="" text:cond-style-name=""><text:span text:style-name="a810" text:class-names="">Fifth level</text:span></text:p>
                              </text:list-item>
                            </text:list>
                          </text:list-item>
                        </text:list>
                      </text:list-item>
                    </text:list>
                  </text:list-item>
                </text:list>
              </text:list-item>
            </text:list>
          </draw:text-box>
          <svg:title/>
          <svg:desc/>
        </draw:frame>
        <draw:frame draw:id="id9" presentation:style-name="a816" draw:name="Footer Placeholder 5" svg:x="0in" svg:y="9.49826in" svg:width="3.25in" svg:height="0.50174in" presentation:class="footer" presentation:placeholder="false">
          <draw:text-box>
            <text:p text:style-name="a815" text:class-names="" text:cond-style-name=""><text:span text:style-name="a814" text:class-names=""/></text:p>
          </draw:text-box>
          <svg:title/>
          <svg:desc/>
        </draw:frame>
        <draw:frame draw:id="id10" presentation:style-name="a819" draw:name="Slide Number Placeholder 6" svg:x="4.24826in" svg:y="9.49826in" svg:width="3.25in" svg:height="0.50174in" presentation:class="page-number" presentation:placeholder="false">
          <draw:text-box>
            <text:p text:style-name="a818" text:class-names="" text:cond-style-name=""><text:span text:style-name="a817" text:class-names=""><text:page-number style:num-format="1" text:fixed="false"/></text:span></text:p>
          </draw:text-box>
          <svg:title/>
          <svg:desc/>
        </draw:frame>
      </presentation:notes>
    </style:master-page>
    <style:master-page style:name="Master1-Layout12-cust-Closing" style:page-layout-name="pageLayout1" draw:style-name="a821">
      <draw:custom-shape svg:x="0.77361in" svg:y="0.92695in" svg:width="5.05243in" svg:height="5.05243in" draw:id="id101" draw:style-name="a824" draw:name="Oval 9">
        <svg:title/>
        <svg:desc/>
        <text:p text:style-name="a823" text:class-names="" text:cond-style-name=""><text:span text:style-name="a82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58019in" svg:y="0in" svg:width="1.26328in" svg:height="0.64634in" draw:id="id102" draw:style-name="a827" draw:name="Freeform: Shape 11">
        <svg:title/>
        <svg:desc/>
        <text:p text:style-name="a826" text:class-names="" text:cond-style-name=""><text:span text:style-name="a825" text:class-names=""/></text:p>
        <draw:enhanced-geometry xmlns:dr3d="urn:oasis:names:tc:opendocument:xmlns:dr3d:1.0" draw:type="non-primitive" svg:viewBox="0 0 1155142 591009" draw:enhanced-path="M ?f3 ?f0 L ?f4 ?f0 ?f1 ?f5 C ?f1 ?f6 ?f7 ?f2 ?f8 ?f2 ?f9 ?f2 ?f0 ?f6 ?f0 ?f5 Z N" draw:text-areas="?f30 ?f32 ?f31 ?f33" draw:glue-points="?f34 ?f35 ?f36 ?f35 ?f37 ?f38 ?f39 ?f40 ?f41 ?f38" draw:glue-point-leaving-directions="-90, -90, -90, -90, -90" draw:mirror-horizontal="true">
          <draw:equation draw:name="f0" draw:formula="0"/>
          <draw:equation draw:name="f1" draw:formula="1155142"/>
          <draw:equation draw:name="f2" draw:formula="591009"/>
          <draw:equation draw:name="f3" draw:formula="1355"/>
          <draw:equation draw:name="f4" draw:formula="1153787"/>
          <draw:equation draw:name="f5" draw:formula="13438"/>
          <draw:equation draw:name="f6" draw:formula="332422"/>
          <draw:equation draw:name="f7" draw:formula="896555"/>
          <draw:equation draw:name="f8" draw:formula="577571"/>
          <draw:equation draw:name="f9" draw:formula="258587"/>
          <draw:equation draw:name="f10" draw:formula="?f2 - ?f0"/>
          <draw:equation draw:name="f11" draw:formula="?f1 - ?f0"/>
          <draw:equation draw:name="f12" draw:formula="?f11 / 1155142"/>
          <draw:equation draw:name="f13" draw:formula="?f10 / 591009"/>
          <draw:equation draw:name="f14" draw:formula="1355 * ?f11"/>
          <draw:equation draw:name="f15" draw:formula="0 * ?f10"/>
          <draw:equation draw:name="f16" draw:formula="1153787 * ?f11"/>
          <draw:equation draw:name="f17" draw:formula="1155142 * ?f11"/>
          <draw:equation draw:name="f18" draw:formula="13438 * ?f10"/>
          <draw:equation draw:name="f19" draw:formula="577571 * ?f11"/>
          <draw:equation draw:name="f20" draw:formula="591009 * ?f10"/>
          <draw:equation draw:name="f21" draw:formula="0 * ?f11"/>
          <draw:equation draw:name="f22" draw:formula="?f14 / 1155142"/>
          <draw:equation draw:name="f23" draw:formula="?f15 / 591009"/>
          <draw:equation draw:name="f24" draw:formula="?f16 / 1155142"/>
          <draw:equation draw:name="f25" draw:formula="?f17 / 1155142"/>
          <draw:equation draw:name="f26" draw:formula="?f18 / 591009"/>
          <draw:equation draw:name="f27" draw:formula="?f19 / 1155142"/>
          <draw:equation draw:name="f28" draw:formula="?f20 / 591009"/>
          <draw:equation draw:name="f29" draw:formula="?f21 / 1155142"/>
          <draw:equation draw:name="f30" draw:formula="?f0 / ?f12"/>
          <draw:equation draw:name="f31" draw:formula="?f1 / ?f12"/>
          <draw:equation draw:name="f32" draw:formula="?f0 / ?f13"/>
          <draw:equation draw:name="f33" draw:formula="?f2 / ?f13"/>
          <draw:equation draw:name="f34" draw:formula="?f22 / ?f12"/>
          <draw:equation draw:name="f35" draw:formula="?f23 / ?f13"/>
          <draw:equation draw:name="f36" draw:formula="?f24 / ?f12"/>
          <draw:equation draw:name="f37" draw:formula="?f25 / ?f12"/>
          <draw:equation draw:name="f38" draw:formula="?f26 / ?f13"/>
          <draw:equation draw:name="f39" draw:formula="?f27 / ?f12"/>
          <draw:equation draw:name="f40" draw:formula="?f28 / ?f13"/>
          <draw:equation draw:name="f41" draw:formula="?f29 / ?f12"/>
        </draw:enhanced-geometry>
      </draw:custom-shape>
      <draw:custom-shape svg:x="4.33236in" svg:y="0in" svg:width="1.90004in" svg:height="1.04936in" draw:id="id103" draw:style-name="a830" draw:name="Freeform: Shape 13">
        <svg:title/>
        <svg:desc/>
        <text:p text:style-name="a829" text:class-names="" text:cond-style-name=""><text:span text:style-name="a828"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mirror-horizontal="true">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0in" svg:y="3.21176in" svg:width="0.17469in" svg:height="0.60476in" draw:id="id104" draw:style-name="a833" draw:name="Freeform: Shape 15">
        <svg:title/>
        <svg:desc/>
        <text:p text:style-name="a832" text:class-names="" text:cond-style-name=""><text:span text:style-name="a831" text:class-names=""/></text:p>
        <draw:enhanced-geometry xmlns:dr3d="urn:oasis:names:tc:opendocument:xmlns:dr3d:1.0" draw:type="non-primitive" svg:viewBox="0 0 159741 552996" draw:enhanced-path="M ?f1 ?f0 L ?f1 ?f2 ?f3 ?f4 C ?f5 ?f6 ?f0 ?f7 ?f0 ?f8 ?f0 ?f9 ?f5 ?f10 ?f3 ?f11 Z N" draw:text-areas="?f32 ?f34 ?f33 ?f35" draw:glue-points="?f36 ?f37 ?f36 ?f38 ?f39 ?f40 ?f41 ?f42 ?f39 ?f43" draw:glue-point-leaving-directions="-90, -90, -90, -90, -90" draw:mirror-horizontal="true">
          <draw:equation draw:name="f0" draw:formula="0"/>
          <draw:equation draw:name="f1" draw:formula="159741"/>
          <draw:equation draw:name="f2" draw:formula="552996"/>
          <draw:equation draw:name="f3" draw:formula="141849"/>
          <draw:equation draw:name="f4" draw:formula="543285"/>
          <draw:equation draw:name="f5" draw:formula="56268"/>
          <draw:equation draw:name="f6" draw:formula="485467"/>
          <draw:equation draw:name="f7" draw:formula="387554"/>
          <draw:equation draw:name="f8" draw:formula="276498"/>
          <draw:equation draw:name="f9" draw:formula="165443"/>
          <draw:equation draw:name="f10" draw:formula="67529"/>
          <draw:equation draw:name="f11" draw:formula="9711"/>
          <draw:equation draw:name="f12" draw:formula="?f2 - ?f0"/>
          <draw:equation draw:name="f13" draw:formula="?f1 - ?f0"/>
          <draw:equation draw:name="f14" draw:formula="?f13 / 159741"/>
          <draw:equation draw:name="f15" draw:formula="?f12 / 552996"/>
          <draw:equation draw:name="f16" draw:formula="159741 * ?f13"/>
          <draw:equation draw:name="f17" draw:formula="0 * ?f12"/>
          <draw:equation draw:name="f18" draw:formula="552996 * ?f12"/>
          <draw:equation draw:name="f19" draw:formula="141849 * ?f13"/>
          <draw:equation draw:name="f20" draw:formula="543285 * ?f12"/>
          <draw:equation draw:name="f21" draw:formula="0 * ?f13"/>
          <draw:equation draw:name="f22" draw:formula="276498 * ?f12"/>
          <draw:equation draw:name="f23" draw:formula="9711 * ?f12"/>
          <draw:equation draw:name="f24" draw:formula="?f16 / 159741"/>
          <draw:equation draw:name="f25" draw:formula="?f17 / 552996"/>
          <draw:equation draw:name="f26" draw:formula="?f18 / 552996"/>
          <draw:equation draw:name="f27" draw:formula="?f19 / 159741"/>
          <draw:equation draw:name="f28" draw:formula="?f20 / 552996"/>
          <draw:equation draw:name="f29" draw:formula="?f21 / 159741"/>
          <draw:equation draw:name="f30" draw:formula="?f22 / 552996"/>
          <draw:equation draw:name="f31" draw:formula="?f23 / 55299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5"/>
          <draw:equation draw:name="f39" draw:formula="?f27 / ?f14"/>
          <draw:equation draw:name="f40" draw:formula="?f28 / ?f15"/>
          <draw:equation draw:name="f41" draw:formula="?f29 / ?f14"/>
          <draw:equation draw:name="f42" draw:formula="?f30 / ?f15"/>
          <draw:equation draw:name="f43" draw:formula="?f31 / ?f15"/>
        </draw:enhanced-geometry>
      </draw:custom-shape>
      <draw:custom-shape svg:x="0in" svg:y="6.38194in" svg:width="1.69311in" svg:height="1.11806in" draw:id="id105" draw:style-name="a836" draw:name="Freeform: Shape 17">
        <svg:title/>
        <svg:desc/>
        <text:p text:style-name="a835" text:class-names="" text:cond-style-name=""><text:span text:style-name="a834" text:class-names=""/></text:p>
        <draw:enhanced-geometry xmlns:dr3d="urn:oasis:names:tc:opendocument:xmlns:dr3d:1.0" draw:type="non-primitive" svg:viewBox="0 0 1548180 1022351" draw:enhanced-path="M ?f3 ?f0 L ?f1 ?f0 ?f1 ?f4 ?f4 ?f4 ?f4 ?f2 ?f0 ?f2 ?f0 ?f3 C ?f0 ?f5 ?f5 ?f0 ?f3 ?f0 Z N" draw:text-areas="?f26 ?f28 ?f27 ?f29" draw:glue-points="?f30 ?f31 ?f32 ?f31 ?f32 ?f33 ?f34 ?f33 ?f34 ?f35 ?f36 ?f35 ?f36 ?f37 ?f30 ?f31" draw:glue-point-leaving-directions="-90, -90, -90, -90, -90, -90, -90, -90" draw:mirror-horizontal="true">
          <draw:equation draw:name="f0" draw:formula="0"/>
          <draw:equation draw:name="f1" draw:formula="1548180"/>
          <draw:equation draw:name="f2" draw:formula="1022351"/>
          <draw:equation draw:name="f3" draw:formula="61913"/>
          <draw:equation draw:name="f4" draw:formula="123825"/>
          <draw:equation draw:name="f5" draw:formula="27719"/>
          <draw:equation draw:name="f6" draw:formula="?f2 - ?f0"/>
          <draw:equation draw:name="f7" draw:formula="?f1 - ?f0"/>
          <draw:equation draw:name="f8" draw:formula="?f7 / 1548180"/>
          <draw:equation draw:name="f9" draw:formula="?f6 / 1022351"/>
          <draw:equation draw:name="f10" draw:formula="61913 * ?f7"/>
          <draw:equation draw:name="f11" draw:formula="0 * ?f6"/>
          <draw:equation draw:name="f12" draw:formula="1548180 * ?f7"/>
          <draw:equation draw:name="f13" draw:formula="123825 * ?f6"/>
          <draw:equation draw:name="f14" draw:formula="123825 * ?f7"/>
          <draw:equation draw:name="f15" draw:formula="1022351 * ?f6"/>
          <draw:equation draw:name="f16" draw:formula="0 * ?f7"/>
          <draw:equation draw:name="f17" draw:formula="61913 * ?f6"/>
          <draw:equation draw:name="f18" draw:formula="?f10 / 1548180"/>
          <draw:equation draw:name="f19" draw:formula="?f11 / 1022351"/>
          <draw:equation draw:name="f20" draw:formula="?f12 / 1548180"/>
          <draw:equation draw:name="f21" draw:formula="?f13 / 1022351"/>
          <draw:equation draw:name="f22" draw:formula="?f14 / 1548180"/>
          <draw:equation draw:name="f23" draw:formula="?f15 / 1022351"/>
          <draw:equation draw:name="f24" draw:formula="?f16 / 1548180"/>
          <draw:equation draw:name="f25" draw:formula="?f17 / 1022351"/>
          <draw:equation draw:name="f26" draw:formula="?f0 / ?f8"/>
          <draw:equation draw:name="f27" draw:formula="?f1 / ?f8"/>
          <draw:equation draw:name="f28" draw:formula="?f0 / ?f9"/>
          <draw:equation draw:name="f29" draw:formula="?f2 / ?f9"/>
          <draw:equation draw:name="f30" draw:formula="?f18 / ?f8"/>
          <draw:equation draw:name="f31" draw:formula="?f19 / ?f9"/>
          <draw:equation draw:name="f32" draw:formula="?f20 / ?f8"/>
          <draw:equation draw:name="f33" draw:formula="?f21 / ?f9"/>
          <draw:equation draw:name="f34" draw:formula="?f22 / ?f8"/>
          <draw:equation draw:name="f35" draw:formula="?f23 / ?f9"/>
          <draw:equation draw:name="f36" draw:formula="?f24 / ?f8"/>
          <draw:equation draw:name="f37" draw:formula="?f25 / ?f9"/>
        </draw:enhanced-geometry>
      </draw:custom-shape>
      <draw:custom-shape svg:x="3.72381in" svg:y="6.25318in" svg:width="1.93746in" svg:height="1.24682in" draw:id="id106" draw:style-name="a839" draw:name="Freeform: Shape 19">
        <svg:title/>
        <svg:desc/>
        <text:p text:style-name="a838" text:class-names="" text:cond-style-name=""><text:span text:style-name="a837" text:class-names=""/></text:p>
        <draw:enhanced-geometry xmlns:dr3d="urn:oasis:names:tc:opendocument:xmlns:dr3d:1.0" draw:type="non-primitive" svg:viewBox="0 0 1771609 1140095" draw:enhanced-path="M ?f3 ?f4 C ?f5 ?f6 ?f7 ?f8 ?f9 ?f10 ?f11 ?f12 ?f13 ?f14 ?f15 ?f16 L ?f1 ?f2 ?f17 ?f2 ?f18 ?f19 C ?f20 ?f21 ?f22 ?f23 ?f24 ?f25 ?f26 ?f27 ?f28 ?f29 ?f30 ?f31 ?f32 ?f33 ?f34 ?f35 ?f3 ?f4 Z M ?f36 ?f37 C ?f38 ?f39 ?f40 ?f41 ?f42 ?f43 ?f44 ?f45 ?f46 ?f47 ?f48 ?f49 ?f50 ?f51 ?f52 ?f53 ?f54 ?f55 ?f56 ?f57 ?f58 ?f59 ?f60 ?f61 L ?f62 ?f61 C ?f63 ?f64 ?f65 ?f66 ?f67 ?f68 ?f69 ?f70 ?f71 ?f72 ?f73 ?f74 ?f75 ?f76 ?f77 ?f78 ?f79 ?f80 ?f81 ?f82 ?f83 ?f84 ?f36 ?f37 Z M ?f85 ?f86 C ?f87 ?f88 ?f89 ?f90 ?f91 ?f92 ?f93 ?f94 ?f95 ?f96 ?f97 ?f98 ?f99 ?f100 ?f101 ?f102 ?f103 ?f104 ?f105 ?f106 ?f107 ?f108 ?f109 ?f110 ?f111 ?f112 ?f113 ?f114 ?f115 ?f116 ?f117 ?f118 ?f119 ?f120 ?f121 ?f122 ?f123 ?f124 ?f125 ?f126 ?f127 ?f128 ?f129 ?f130 ?f131 ?f132 ?f133 ?f134 ?f135 ?f136 ?f137 ?f138 ?f85 ?f86 Z N" draw:text-areas="?f243 ?f245 ?f244 ?f246" draw:glue-points="?f247 ?f248 ?f249 ?f250 ?f251 ?f252 ?f253 ?f254 ?f255 ?f254 ?f256 ?f257 ?f258 ?f259 ?f260 ?f261 ?f247 ?f248 ?f262 ?f263 ?f264 ?f265 ?f266 ?f267 ?f268 ?f269 ?f270 ?f271 ?f272 ?f271 ?f273 ?f274 ?f275 ?f276 ?f277 ?f278 ?f262 ?f263 ?f279 ?f280 ?f281 ?f282 ?f283 ?f284 ?f285 ?f286 ?f287 ?f288 ?f289 ?f290 ?f291 ?f292 ?f293 ?f294 ?f295 ?f296 ?f279 ?f280" draw:glue-point-leaving-directions="-90, -90, -90, -90, -90, -90, -90, -90, -90, -90, -90, -90, -90, -90, -90, -90, -90, -90, -90, -90, -90, -90, -90, -90, -90, -90, -90, -90, -90" draw:mirror-horizontal="true">
          <draw:equation draw:name="f0" draw:formula="0"/>
          <draw:equation draw:name="f1" draw:formula="1771609"/>
          <draw:equation draw:name="f2" draw:formula="1140095"/>
          <draw:equation draw:name="f3" draw:formula="1561721"/>
          <draw:equation draw:name="f4" draw:formula="763041"/>
          <draw:equation draw:name="f5" draw:formula="1585506"/>
          <draw:equation draw:name="f6" draw:formula="760324"/>
          <draw:equation draw:name="f7" draw:formula="1609722"/>
          <draw:equation draw:name="f8" draw:formula="771249"/>
          <draw:equation draw:name="f9" draw:formula="1623024"/>
          <draw:equation draw:name="f10" draw:formula="792810"/>
          <draw:equation draw:name="f11" draw:formula="1656300"/>
          <draw:equation draw:name="f12" draw:formula="850065"/>
          <draw:equation draw:name="f13" draw:formula="1685920"/>
          <draw:equation draw:name="f14" draw:formula="909291"/>
          <draw:equation draw:name="f15" draw:formula="1711735"/>
          <draw:equation draw:name="f16" draw:formula="970132"/>
          <draw:equation draw:name="f17" draw:formula="1637225"/>
          <draw:equation draw:name="f18" draw:formula="1594820"/>
          <draw:equation draw:name="f19" draw:formula="1019711"/>
          <draw:equation draw:name="f20" draw:formula="1571072"/>
          <draw:equation draw:name="f21" draw:formula="963753"/>
          <draw:equation draw:name="f22" draw:formula="1543818"/>
          <draw:equation draw:name="f23" draw:formula="909282"/>
          <draw:equation draw:name="f24" draw:formula="1513200"/>
          <draw:equation draw:name="f25" draw:formula="856627"/>
          <draw:equation draw:name="f26" draw:formula="1496379"/>
          <draw:equation draw:name="f27" draw:formula="825834"/>
          <draw:equation draw:name="f28" draw:formula="1507704"/>
          <draw:equation draw:name="f29" draw:formula="787236"/>
          <draw:equation draw:name="f30" draw:formula="1538499"/>
          <draw:equation draw:name="f31" draw:formula="770415"/>
          <draw:equation draw:name="f32" draw:formula="1545912"/>
          <draw:equation draw:name="f33" draw:formula="766367"/>
          <draw:equation draw:name="f34" draw:formula="1553792"/>
          <draw:equation draw:name="f35" draw:formula="763946"/>
          <draw:equation draw:name="f36" draw:formula="933455"/>
          <draw:equation draw:name="f37" draw:formula="161309"/>
          <draw:equation draw:name="f38" draw:formula="941693"/>
          <draw:equation draw:name="f39" draw:formula="161855"/>
          <draw:equation draw:name="f40" draw:formula="949959"/>
          <draw:equation draw:name="f41" draw:formula="164025"/>
          <draw:equation draw:name="f42" draw:formula="957797"/>
          <draw:equation draw:name="f43" draw:formula="167970"/>
          <draw:equation draw:name="f44" draw:formula="1076184"/>
          <draw:equation draw:name="f45" draw:formula="227289"/>
          <draw:equation draw:name="f46" draw:formula="1186759"/>
          <draw:equation draw:name="f47" draw:formula="301068"/>
          <draw:equation draw:name="f48" draw:formula="1286982"/>
          <draw:equation draw:name="f49" draw:formula="387616"/>
          <draw:equation draw:name="f50" draw:formula="1313547"/>
          <draw:equation draw:name="f51" draw:formula="410457"/>
          <draw:equation draw:name="f52" draw:formula="1316566"/>
          <draw:equation draw:name="f53" draw:formula="450510"/>
          <draw:equation draw:name="f54" draw:formula="1293725"/>
          <draw:equation draw:name="f55" draw:formula="477075"/>
          <draw:equation draw:name="f56" draw:formula="1281638"/>
          <draw:equation draw:name="f57" draw:formula="491137"/>
          <draw:equation draw:name="f58" draw:formula="1263998"/>
          <draw:equation draw:name="f59" draw:formula="499204"/>
          <draw:equation draw:name="f60" draw:formula="1245453"/>
          <draw:equation draw:name="f61" draw:formula="499154"/>
          <draw:equation draw:name="f62" draw:formula="1245167"/>
          <draw:equation draw:name="f63" draw:formula="1229965"/>
          <draw:equation draw:name="f64" draw:formula="499301"/>
          <draw:equation draw:name="f65" draw:formula="1215220"/>
          <draw:equation draw:name="f66" draw:formula="493956"/>
          <draw:equation draw:name="f67" draw:formula="1203638"/>
          <draw:equation draw:name="f68" draw:formula="484104"/>
          <draw:equation draw:name="f69" draw:formula="1111407"/>
          <draw:equation draw:name="f70" draw:formula="404300"/>
          <draw:equation draw:name="f71" draw:formula="1009633"/>
          <draw:equation draw:name="f72" draw:formula="336248"/>
          <draw:equation draw:name="f73" draw:formula="900647"/>
          <draw:equation draw:name="f74" draw:formula="281508"/>
          <draw:equation draw:name="f75" draw:formula="869295"/>
          <draw:equation draw:name="f76" draw:formula="265726"/>
          <draw:equation draw:name="f77" draw:formula="856672"/>
          <draw:equation draw:name="f78" draw:formula="227516"/>
          <draw:equation draw:name="f79" draw:formula="872454"/>
          <draw:equation draw:name="f80" draw:formula="196164"/>
          <draw:equation draw:name="f81" draw:formula="884290"/>
          <draw:equation draw:name="f82" draw:formula="172650"/>
          <draw:equation draw:name="f83" draw:formula="908742"/>
          <draw:equation draw:name="f84" draw:formula="159670"/>
          <draw:equation draw:name="f85" draw:formula="256260"/>
          <draw:equation draw:name="f86" draw:formula="29"/>
          <draw:equation draw:name="f87" draw:formula="322331"/>
          <draw:equation draw:name="f88" draw:formula="427"/>
          <draw:equation draw:name="f89" draw:formula="388378"/>
          <draw:equation draw:name="f90" draw:formula="4909"/>
          <draw:equation draw:name="f91" draw:formula="454020"/>
          <draw:equation draw:name="f92" draw:formula="13474"/>
          <draw:equation draw:name="f93" draw:formula="488793"/>
          <draw:equation draw:name="f94" draw:formula="17752"/>
          <draw:equation draw:name="f95" draw:formula="513514"/>
          <draw:equation draw:name="f96" draw:formula="49409"/>
          <draw:equation draw:name="f97" draw:formula="509236"/>
          <draw:equation draw:name="f98" draw:formula="84182"/>
          <draw:equation draw:name="f99" draw:formula="505303"/>
          <draw:equation draw:name="f100" draw:formula="116151"/>
          <draw:equation draw:name="f101" draw:formula="478038"/>
          <draw:equation draw:name="f102" draw:formula="140098"/>
          <draw:equation draw:name="f103" draw:formula="445829"/>
          <draw:equation draw:name="f104" draw:formula="139871"/>
          <draw:equation draw:name="f105" draw:formula="443027"/>
          <draw:equation draw:name="f106" draw:formula="139899"/>
          <draw:equation draw:name="f107" draw:formula="440227"/>
          <draw:equation draw:name="f108" draw:formula="139740"/>
          <draw:equation draw:name="f109" draw:formula="437447"/>
          <draw:equation draw:name="f110" draw:formula="139395"/>
          <draw:equation draw:name="f111" draw:formula="316592"/>
          <draw:equation draw:name="f112" draw:formula="123615"/>
          <draw:equation draw:name="f113" draw:formula="194247"/>
          <draw:equation draw:name="f114" draw:formula="122878"/>
          <draw:equation draw:name="f115" draw:formula="73211"/>
          <draw:equation draw:name="f116" draw:formula="137204"/>
          <draw:equation draw:name="f117" draw:formula="38532"/>
          <draw:equation draw:name="f118" draw:formula="142545"/>
          <draw:equation draw:name="f119" draw:formula="6090"/>
          <draw:equation draw:name="f120" draw:formula="118762"/>
          <draw:equation draw:name="f121" draw:formula="749"/>
          <draw:equation draw:name="f122" draw:formula="84082"/>
          <draw:equation draw:name="f123" draw:formula="0 - 4591"/>
          <draw:equation draw:name="f124" draw:formula="49403"/>
          <draw:equation draw:name="f125" draw:formula="19192"/>
          <draw:equation draw:name="f126" draw:formula="16961"/>
          <draw:equation draw:name="f127" draw:formula="53871"/>
          <draw:equation draw:name="f128" draw:formula="11621"/>
          <draw:equation draw:name="f129" draw:formula="55358"/>
          <draw:equation draw:name="f130" draw:formula="11392"/>
          <draw:equation draw:name="f131" draw:formula="56852"/>
          <draw:equation draw:name="f132" draw:formula="11216"/>
          <draw:equation draw:name="f133" draw:formula="58352"/>
          <draw:equation draw:name="f134" draw:formula="11093"/>
          <draw:equation draw:name="f135" draw:formula="124093"/>
          <draw:equation draw:name="f136" draw:formula="3319"/>
          <draw:equation draw:name="f137" draw:formula="190189"/>
          <draw:equation draw:name="f138" draw:formula="0 - 369"/>
          <draw:equation draw:name="f139" draw:formula="?f2 - ?f0"/>
          <draw:equation draw:name="f140" draw:formula="?f1 - ?f0"/>
          <draw:equation draw:name="f141" draw:formula="?f140 / 1771609"/>
          <draw:equation draw:name="f142" draw:formula="?f139 / 1140095"/>
          <draw:equation draw:name="f143" draw:formula="1561721 * ?f140"/>
          <draw:equation draw:name="f144" draw:formula="763041 * ?f139"/>
          <draw:equation draw:name="f145" draw:formula="1623024 * ?f140"/>
          <draw:equation draw:name="f146" draw:formula="792810 * ?f139"/>
          <draw:equation draw:name="f147" draw:formula="1711735 * ?f140"/>
          <draw:equation draw:name="f148" draw:formula="970132 * ?f139"/>
          <draw:equation draw:name="f149" draw:formula="1771609 * ?f140"/>
          <draw:equation draw:name="f150" draw:formula="1140095 * ?f139"/>
          <draw:equation draw:name="f151" draw:formula="1637225 * ?f140"/>
          <draw:equation draw:name="f152" draw:formula="1594820 * ?f140"/>
          <draw:equation draw:name="f153" draw:formula="1019711 * ?f139"/>
          <draw:equation draw:name="f154" draw:formula="1513200 * ?f140"/>
          <draw:equation draw:name="f155" draw:formula="856627 * ?f139"/>
          <draw:equation draw:name="f156" draw:formula="1538499 * ?f140"/>
          <draw:equation draw:name="f157" draw:formula="770415 * ?f139"/>
          <draw:equation draw:name="f158" draw:formula="933455 * ?f140"/>
          <draw:equation draw:name="f159" draw:formula="161309 * ?f139"/>
          <draw:equation draw:name="f160" draw:formula="957797 * ?f140"/>
          <draw:equation draw:name="f161" draw:formula="167970 * ?f139"/>
          <draw:equation draw:name="f162" draw:formula="1286982 * ?f140"/>
          <draw:equation draw:name="f163" draw:formula="387616 * ?f139"/>
          <draw:equation draw:name="f164" draw:formula="1293725 * ?f140"/>
          <draw:equation draw:name="f165" draw:formula="477075 * ?f139"/>
          <draw:equation draw:name="f166" draw:formula="1245453 * ?f140"/>
          <draw:equation draw:name="f167" draw:formula="499154 * ?f139"/>
          <draw:equation draw:name="f168" draw:formula="1245167 * ?f140"/>
          <draw:equation draw:name="f169" draw:formula="1203638 * ?f140"/>
          <draw:equation draw:name="f170" draw:formula="484104 * ?f139"/>
          <draw:equation draw:name="f171" draw:formula="900647 * ?f140"/>
          <draw:equation draw:name="f172" draw:formula="281508 * ?f139"/>
          <draw:equation draw:name="f173" draw:formula="872454 * ?f140"/>
          <draw:equation draw:name="f174" draw:formula="196164 * ?f139"/>
          <draw:equation draw:name="f175" draw:formula="256260 * ?f140"/>
          <draw:equation draw:name="f176" draw:formula="29 * ?f139"/>
          <draw:equation draw:name="f177" draw:formula="454020 * ?f140"/>
          <draw:equation draw:name="f178" draw:formula="13474 * ?f139"/>
          <draw:equation draw:name="f179" draw:formula="509236 * ?f140"/>
          <draw:equation draw:name="f180" draw:formula="84182 * ?f139"/>
          <draw:equation draw:name="f181" draw:formula="445829 * ?f140"/>
          <draw:equation draw:name="f182" draw:formula="139871 * ?f139"/>
          <draw:equation draw:name="f183" draw:formula="437447 * ?f140"/>
          <draw:equation draw:name="f184" draw:formula="139395 * ?f139"/>
          <draw:equation draw:name="f185" draw:formula="73211 * ?f140"/>
          <draw:equation draw:name="f186" draw:formula="137204 * ?f139"/>
          <draw:equation draw:name="f187" draw:formula="749 * ?f140"/>
          <draw:equation draw:name="f188" draw:formula="84082 * ?f139"/>
          <draw:equation draw:name="f189" draw:formula="53871 * ?f140"/>
          <draw:equation draw:name="f190" draw:formula="11621 * ?f139"/>
          <draw:equation draw:name="f191" draw:formula="58352 * ?f140"/>
          <draw:equation draw:name="f192" draw:formula="11093 * ?f139"/>
          <draw:equation draw:name="f193" draw:formula="?f143 / 1771609"/>
          <draw:equation draw:name="f194" draw:formula="?f144 / 1140095"/>
          <draw:equation draw:name="f195" draw:formula="?f145 / 1771609"/>
          <draw:equation draw:name="f196" draw:formula="?f146 / 1140095"/>
          <draw:equation draw:name="f197" draw:formula="?f147 / 1771609"/>
          <draw:equation draw:name="f198" draw:formula="?f148 / 1140095"/>
          <draw:equation draw:name="f199" draw:formula="?f149 / 1771609"/>
          <draw:equation draw:name="f200" draw:formula="?f150 / 1140095"/>
          <draw:equation draw:name="f201" draw:formula="?f151 / 1771609"/>
          <draw:equation draw:name="f202" draw:formula="?f152 / 1771609"/>
          <draw:equation draw:name="f203" draw:formula="?f153 / 1140095"/>
          <draw:equation draw:name="f204" draw:formula="?f154 / 1771609"/>
          <draw:equation draw:name="f205" draw:formula="?f155 / 1140095"/>
          <draw:equation draw:name="f206" draw:formula="?f156 / 1771609"/>
          <draw:equation draw:name="f207" draw:formula="?f157 / 1140095"/>
          <draw:equation draw:name="f208" draw:formula="?f158 / 1771609"/>
          <draw:equation draw:name="f209" draw:formula="?f159 / 1140095"/>
          <draw:equation draw:name="f210" draw:formula="?f160 / 1771609"/>
          <draw:equation draw:name="f211" draw:formula="?f161 / 1140095"/>
          <draw:equation draw:name="f212" draw:formula="?f162 / 1771609"/>
          <draw:equation draw:name="f213" draw:formula="?f163 / 1140095"/>
          <draw:equation draw:name="f214" draw:formula="?f164 / 1771609"/>
          <draw:equation draw:name="f215" draw:formula="?f165 / 1140095"/>
          <draw:equation draw:name="f216" draw:formula="?f166 / 1771609"/>
          <draw:equation draw:name="f217" draw:formula="?f167 / 1140095"/>
          <draw:equation draw:name="f218" draw:formula="?f168 / 1771609"/>
          <draw:equation draw:name="f219" draw:formula="?f169 / 1771609"/>
          <draw:equation draw:name="f220" draw:formula="?f170 / 1140095"/>
          <draw:equation draw:name="f221" draw:formula="?f171 / 1771609"/>
          <draw:equation draw:name="f222" draw:formula="?f172 / 1140095"/>
          <draw:equation draw:name="f223" draw:formula="?f173 / 1771609"/>
          <draw:equation draw:name="f224" draw:formula="?f174 / 1140095"/>
          <draw:equation draw:name="f225" draw:formula="?f175 / 1771609"/>
          <draw:equation draw:name="f226" draw:formula="?f176 / 1140095"/>
          <draw:equation draw:name="f227" draw:formula="?f177 / 1771609"/>
          <draw:equation draw:name="f228" draw:formula="?f178 / 1140095"/>
          <draw:equation draw:name="f229" draw:formula="?f179 / 1771609"/>
          <draw:equation draw:name="f230" draw:formula="?f180 / 1140095"/>
          <draw:equation draw:name="f231" draw:formula="?f181 / 1771609"/>
          <draw:equation draw:name="f232" draw:formula="?f182 / 1140095"/>
          <draw:equation draw:name="f233" draw:formula="?f183 / 1771609"/>
          <draw:equation draw:name="f234" draw:formula="?f184 / 1140095"/>
          <draw:equation draw:name="f235" draw:formula="?f185 / 1771609"/>
          <draw:equation draw:name="f236" draw:formula="?f186 / 1140095"/>
          <draw:equation draw:name="f237" draw:formula="?f187 / 1771609"/>
          <draw:equation draw:name="f238" draw:formula="?f188 / 1140095"/>
          <draw:equation draw:name="f239" draw:formula="?f189 / 1771609"/>
          <draw:equation draw:name="f240" draw:formula="?f190 / 1140095"/>
          <draw:equation draw:name="f241" draw:formula="?f191 / 1771609"/>
          <draw:equation draw:name="f242" draw:formula="?f192 / 1140095"/>
          <draw:equation draw:name="f243" draw:formula="?f0 / ?f141"/>
          <draw:equation draw:name="f244" draw:formula="?f1 / ?f141"/>
          <draw:equation draw:name="f245" draw:formula="?f0 / ?f142"/>
          <draw:equation draw:name="f246" draw:formula="?f2 / ?f142"/>
          <draw:equation draw:name="f247" draw:formula="?f193 / ?f141"/>
          <draw:equation draw:name="f248" draw:formula="?f194 / ?f142"/>
          <draw:equation draw:name="f249" draw:formula="?f195 / ?f141"/>
          <draw:equation draw:name="f250" draw:formula="?f196 / ?f142"/>
          <draw:equation draw:name="f251" draw:formula="?f197 / ?f141"/>
          <draw:equation draw:name="f252" draw:formula="?f198 / ?f142"/>
          <draw:equation draw:name="f253" draw:formula="?f199 / ?f141"/>
          <draw:equation draw:name="f254" draw:formula="?f200 / ?f142"/>
          <draw:equation draw:name="f255" draw:formula="?f201 / ?f141"/>
          <draw:equation draw:name="f256" draw:formula="?f202 / ?f141"/>
          <draw:equation draw:name="f257" draw:formula="?f203 / ?f142"/>
          <draw:equation draw:name="f258" draw:formula="?f204 / ?f141"/>
          <draw:equation draw:name="f259" draw:formula="?f205 / ?f142"/>
          <draw:equation draw:name="f260" draw:formula="?f206 / ?f141"/>
          <draw:equation draw:name="f261" draw:formula="?f207 / ?f142"/>
          <draw:equation draw:name="f262" draw:formula="?f208 / ?f141"/>
          <draw:equation draw:name="f263" draw:formula="?f209 / ?f142"/>
          <draw:equation draw:name="f264" draw:formula="?f210 / ?f141"/>
          <draw:equation draw:name="f265" draw:formula="?f211 / ?f142"/>
          <draw:equation draw:name="f266" draw:formula="?f212 / ?f141"/>
          <draw:equation draw:name="f267" draw:formula="?f213 / ?f142"/>
          <draw:equation draw:name="f268" draw:formula="?f214 / ?f141"/>
          <draw:equation draw:name="f269" draw:formula="?f215 / ?f142"/>
          <draw:equation draw:name="f270" draw:formula="?f216 / ?f141"/>
          <draw:equation draw:name="f271" draw:formula="?f217 / ?f142"/>
          <draw:equation draw:name="f272" draw:formula="?f218 / ?f141"/>
          <draw:equation draw:name="f273" draw:formula="?f219 / ?f141"/>
          <draw:equation draw:name="f274" draw:formula="?f220 / ?f142"/>
          <draw:equation draw:name="f275" draw:formula="?f221 / ?f141"/>
          <draw:equation draw:name="f276" draw:formula="?f222 / ?f142"/>
          <draw:equation draw:name="f277" draw:formula="?f223 / ?f141"/>
          <draw:equation draw:name="f278" draw:formula="?f224 / ?f142"/>
          <draw:equation draw:name="f279" draw:formula="?f225 / ?f141"/>
          <draw:equation draw:name="f280" draw:formula="?f226 / ?f142"/>
          <draw:equation draw:name="f281" draw:formula="?f227 / ?f141"/>
          <draw:equation draw:name="f282" draw:formula="?f228 / ?f142"/>
          <draw:equation draw:name="f283" draw:formula="?f229 / ?f141"/>
          <draw:equation draw:name="f284" draw:formula="?f230 / ?f142"/>
          <draw:equation draw:name="f285" draw:formula="?f231 / ?f141"/>
          <draw:equation draw:name="f286" draw:formula="?f232 / ?f142"/>
          <draw:equation draw:name="f287" draw:formula="?f233 / ?f141"/>
          <draw:equation draw:name="f288" draw:formula="?f234 / ?f142"/>
          <draw:equation draw:name="f289" draw:formula="?f235 / ?f141"/>
          <draw:equation draw:name="f290" draw:formula="?f236 / ?f142"/>
          <draw:equation draw:name="f291" draw:formula="?f237 / ?f141"/>
          <draw:equation draw:name="f292" draw:formula="?f238 / ?f142"/>
          <draw:equation draw:name="f293" draw:formula="?f239 / ?f141"/>
          <draw:equation draw:name="f294" draw:formula="?f240 / ?f142"/>
          <draw:equation draw:name="f295" draw:formula="?f241 / ?f141"/>
          <draw:equation draw:name="f296" draw:formula="?f242 / ?f142"/>
        </draw:enhanced-geometry>
      </draw:custom-shape>
      <draw:custom-shape svg:x="4.51987in" svg:y="6.84466in" svg:width="1.71253in" svg:height="0.65534in" draw:id="id107" draw:style-name="a842" draw:name="Freeform: Shape 21">
        <svg:title/>
        <svg:desc/>
        <text:p text:style-name="a841" text:class-names="" text:cond-style-name=""><text:span text:style-name="a840" text:class-names=""/></text:p>
        <draw:enhanced-geometry xmlns:dr3d="urn:oasis:names:tc:opendocument:xmlns:dr3d:1.0" draw:type="non-primitive" svg:viewBox="0 0 1565940 599245" draw:enhanced-path="M ?f3 ?f0 C ?f4 ?f0 ?f5 ?f6 ?f7 ?f8 L ?f1 ?f2 ?f0 ?f2 ?f9 ?f8 C ?f10 ?f6 ?f11 ?f0 ?f3 ?f0 Z N" draw:text-areas="?f32 ?f34 ?f33 ?f35" draw:glue-points="?f36 ?f37 ?f38 ?f39 ?f40 ?f41 ?f42 ?f41 ?f43 ?f39 ?f36 ?f37" draw:glue-point-leaving-directions="-90, -90, -90, -90, -90, -90" draw:mirror-horizontal="true">
          <draw:equation draw:name="f0" draw:formula="0"/>
          <draw:equation draw:name="f1" draw:formula="1565940"/>
          <draw:equation draw:name="f2" draw:formula="599245"/>
          <draw:equation draw:name="f3" draw:formula="782970"/>
          <draw:equation draw:name="f4" draw:formula="1117910"/>
          <draw:equation draw:name="f5" draw:formula="1405287"/>
          <draw:equation draw:name="f6" draw:formula="198118"/>
          <draw:equation draw:name="f7" draw:formula="1528042"/>
          <draw:equation draw:name="f8" draw:formula="480469"/>
          <draw:equation draw:name="f9" draw:formula="37898"/>
          <draw:equation draw:name="f10" draw:formula="160653"/>
          <draw:equation draw:name="f11" draw:formula="448030"/>
          <draw:equation draw:name="f12" draw:formula="?f2 - ?f0"/>
          <draw:equation draw:name="f13" draw:formula="?f1 - ?f0"/>
          <draw:equation draw:name="f14" draw:formula="?f13 / 1565940"/>
          <draw:equation draw:name="f15" draw:formula="?f12 / 599245"/>
          <draw:equation draw:name="f16" draw:formula="782970 * ?f13"/>
          <draw:equation draw:name="f17" draw:formula="0 * ?f12"/>
          <draw:equation draw:name="f18" draw:formula="1528042 * ?f13"/>
          <draw:equation draw:name="f19" draw:formula="480469 * ?f12"/>
          <draw:equation draw:name="f20" draw:formula="1565940 * ?f13"/>
          <draw:equation draw:name="f21" draw:formula="599245 * ?f12"/>
          <draw:equation draw:name="f22" draw:formula="0 * ?f13"/>
          <draw:equation draw:name="f23" draw:formula="37898 * ?f13"/>
          <draw:equation draw:name="f24" draw:formula="?f16 / 1565940"/>
          <draw:equation draw:name="f25" draw:formula="?f17 / 599245"/>
          <draw:equation draw:name="f26" draw:formula="?f18 / 1565940"/>
          <draw:equation draw:name="f27" draw:formula="?f19 / 599245"/>
          <draw:equation draw:name="f28" draw:formula="?f20 / 1565940"/>
          <draw:equation draw:name="f29" draw:formula="?f21 / 599245"/>
          <draw:equation draw:name="f30" draw:formula="?f22 / 1565940"/>
          <draw:equation draw:name="f31" draw:formula="?f23 / 1565940"/>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frame draw:id="id108" presentation:style-name="a845" draw:name="Title 1" svg:x="1.52in" svg:y="1.35in" svg:width="3.54in" svg:height="4.45in" presentation:class="title" presentation:placeholder="false">
        <draw:text-box>
          <text:p text:style-name="a844" text:class-names="" text:cond-style-name=""><text:span text:style-name="a843" text:class-names="">Click to edit Master title style</text:span></text:p>
        </draw:text-box>
        <svg:title/>
        <svg:desc/>
      </draw:frame>
      <draw:frame draw:id="id109" presentation:style-name="a848" draw:name="Date Placeholder 2" svg:x="1.84in" svg:y="6.95139in" svg:width="1.69in" svg:height="0.39931in" presentation:class="date-time" presentation:placeholder="false">
        <draw:text-box>
          <text:p text:style-name="a847" text:class-names="" text:cond-style-name=""><text:span text:style-name="a846" text:class-names="">9/3/20XX</text:span></text:p>
        </draw:text-box>
        <svg:title/>
        <svg:desc/>
      </draw:frame>
      <draw:frame draw:id="id110" presentation:style-name="a851" draw:name="Footer Placeholder 3" svg:x="6.67in" svg:y="6.95139in" svg:width="4.5in" svg:height="0.39931in" presentation:class="footer" presentation:placeholder="false">
        <draw:text-box>
          <text:p text:style-name="a850" text:class-names="" text:cond-style-name=""><text:span text:style-name="a849" text:class-names="">Presentation Title</text:span></text:p>
        </draw:text-box>
        <svg:title/>
        <svg:desc/>
      </draw:frame>
      <draw:frame draw:id="id111" presentation:style-name="a854" draw:name="Slide Number Placeholder 4" svg:x="11.49in" svg:y="6.95139in" svg:width="0.93in" svg:height="0.39931in" presentation:class="page-number" presentation:placeholder="false">
        <draw:text-box>
          <text:p text:style-name="a853" text:class-names="" text:cond-style-name=""><text:span text:style-name="a852" text:class-names=""><text:page-number style:num-format="1" text:fixed="false"/></text:span></text:p>
        </draw:text-box>
        <svg:title/>
        <svg:desc/>
      </draw:frame>
      <draw:frame draw:id="id112" presentation:style-name="a863" draw:name="Content Placeholder 2" svg:x="7.29in" svg:y="2.79in" svg:width="5.15in" svg:height="1.92in" presentation:class="object" presentation:placeholder="false">
        <draw:text-box>
          <text:p text:style-name="a856" text:class-names="" text:cond-style-name=""><text:span text:style-name="a855" text:class-names="">Click to edit Master text styles</text:span></text:p>
          <text:list text:style-name="a859">
            <text:list-item>
              <text:list text:style-name="a859">
                <text:list-item>
                  <text:p text:style-name="a858" text:class-names="" text:cond-style-name=""><text:span text:style-name="a857" text:class-names="">Second level</text:span></text:p>
                </text:list-item>
              </text:list>
            </text:list-item>
          </text:list>
          <text:list text:style-name="a862">
            <text:list-item>
              <text:list text:style-name="a862">
                <text:list-item>
                  <text:list text:style-name="a862">
                    <text:list-item>
                      <text:p text:style-name="a861" text:class-names="" text:cond-style-name=""><text:span text:style-name="a860" text:class-names="">Third level</text:span></text:p>
                    </text:list-item>
                  </text:list>
                </text:list-item>
              </text:list>
            </text:list-item>
          </text:list>
        </draw:text-box>
        <svg:title/>
        <svg:desc/>
      </draw:frame>
      <presentation:notes style:page-layout-name="pageLayout2" draw:style-name="a893">
        <draw:frame draw:id="id5" presentation:style-name="a866" draw:name="Header Placeholder 1" svg:x="0in" svg:y="0in" svg:width="3.25in" svg:height="0.50174in" presentation:class="header" presentation:placeholder="false">
          <draw:text-box>
            <text:p text:style-name="a865" text:class-names="" text:cond-style-name=""><text:span text:style-name="a864" text:class-names=""/></text:p>
          </draw:text-box>
          <svg:title/>
          <svg:desc/>
        </draw:frame>
        <draw:frame draw:id="id6" presentation:style-name="a870" draw:name="Date Placeholder 2" svg:x="4.24826in" svg:y="0in" svg:width="3.25in" svg:height="0.50174in" presentation:class="date-time" presentation:placeholder="false">
          <draw:text-box>
            <text:p text:style-name="a869" text:class-names="" text:cond-style-name=""><text:span text:style-name="a867" text:class-names=""><text:date text:fixed="false" style:data-style-name="a868">5/14/2021</text:date></text:span></text:p>
          </draw:text-box>
          <svg:title/>
          <svg:desc/>
        </draw:frame>
        <draw:page-thumbnail svg:x="0.75in" svg:y="1.25in" svg:width="6in" svg:height="3.375in" presentation:class="page" draw:id="id7" presentation:style-name="a871" draw:name="Slide Image Placeholder 3">
          <svg:title/>
          <svg:desc/>
        </draw:page-thumbnail>
        <draw:frame draw:id="id8" presentation:style-name="a886" draw:name="Notes Placeholder 4" svg:x="0.75in" svg:y="4.8125in" svg:width="6in" svg:height="3.9375in" presentation:class="notes" presentation:placeholder="false">
          <draw:text-box>
            <text:p text:style-name="a873" text:class-names="" text:cond-style-name=""><text:span text:style-name="a872" text:class-names="">Click to edit Master text styles</text:span></text:p>
            <text:list text:style-name="a876">
              <text:list-item>
                <text:list text:style-name="a876">
                  <text:list-item>
                    <text:p text:style-name="a875" text:class-names="" text:cond-style-name=""><text:span text:style-name="a874" text:class-names="">Second level</text:span></text:p>
                  </text:list-item>
                </text:list>
              </text:list-item>
            </text:list>
            <text:list text:style-name="a879">
              <text:list-item>
                <text:list text:style-name="a879">
                  <text:list-item>
                    <text:list text:style-name="a879">
                      <text:list-item>
                        <text:p text:style-name="a878" text:class-names="" text:cond-style-name=""><text:span text:style-name="a877" text:class-names="">Third level</text:span></text:p>
                      </text:list-item>
                    </text:list>
                  </text:list-item>
                </text:list>
              </text:list-item>
            </text:list>
            <text:list text:style-name="a882">
              <text:list-item>
                <text:list text:style-name="a882">
                  <text:list-item>
                    <text:list text:style-name="a882">
                      <text:list-item>
                        <text:list text:style-name="a882">
                          <text:list-item>
                            <text:p text:style-name="a881" text:class-names="" text:cond-style-name=""><text:span text:style-name="a880" text:class-names="">Fourth level</text:span></text:p>
                          </text:list-item>
                        </text:list>
                      </text:list-item>
                    </text:list>
                  </text:list-item>
                </text:list>
              </text:list-item>
            </text:list>
            <text:list text:style-name="a885">
              <text:list-item>
                <text:list text:style-name="a885">
                  <text:list-item>
                    <text:list text:style-name="a885">
                      <text:list-item>
                        <text:list text:style-name="a885">
                          <text:list-item>
                            <text:list text:style-name="a885">
                              <text:list-item>
                                <text:p text:style-name="a884" text:class-names="" text:cond-style-name=""><text:span text:style-name="a883" text:class-names="">Fifth level</text:span></text:p>
                              </text:list-item>
                            </text:list>
                          </text:list-item>
                        </text:list>
                      </text:list-item>
                    </text:list>
                  </text:list-item>
                </text:list>
              </text:list-item>
            </text:list>
          </draw:text-box>
          <svg:title/>
          <svg:desc/>
        </draw:frame>
        <draw:frame draw:id="id9" presentation:style-name="a889" draw:name="Footer Placeholder 5" svg:x="0in" svg:y="9.49826in" svg:width="3.25in" svg:height="0.50174in" presentation:class="footer" presentation:placeholder="false">
          <draw:text-box>
            <text:p text:style-name="a888" text:class-names="" text:cond-style-name=""><text:span text:style-name="a887" text:class-names=""/></text:p>
          </draw:text-box>
          <svg:title/>
          <svg:desc/>
        </draw:frame>
        <draw:frame draw:id="id10" presentation:style-name="a892" draw:name="Slide Number Placeholder 6" svg:x="4.24826in" svg:y="9.49826in" svg:width="3.25in" svg:height="0.50174in" presentation:class="page-number" presentation:placeholder="false">
          <draw:text-box>
            <text:p text:style-name="a891" text:class-names="" text:cond-style-name=""><text:span text:style-name="a890" text:class-names=""><text:page-number style:num-format="1" text:fixed="false"/></text:span></text:p>
          </draw:text-box>
          <svg:title/>
          <svg:desc/>
        </draw:frame>
      </presentation:notes>
    </style:master-page>
    <style:master-page style:name="Master1-Layout13-blank-Blank" style:page-layout-name="pageLayout1" draw:style-name="a894">
      <draw:frame draw:id="id113" presentation:style-name="a897" draw:name="Date Placeholder 1" svg:x="0.91667in" svg:y="6.95139in" svg:width="3in" svg:height="0.39931in" presentation:class="date-time" presentation:placeholder="false">
        <draw:text-box>
          <text:p text:style-name="a896" text:class-names="" text:cond-style-name=""><text:span text:style-name="a895" text:class-names="">9/3/20XX</text:span></text:p>
        </draw:text-box>
        <svg:title/>
        <svg:desc/>
      </draw:frame>
      <draw:frame draw:id="id114" presentation:style-name="a900" draw:name="Footer Placeholder 2" svg:x="4.41667in" svg:y="6.95139in" svg:width="4.5in" svg:height="0.39931in" presentation:class="footer" presentation:placeholder="false">
        <draw:text-box>
          <text:p text:style-name="a899" text:class-names="" text:cond-style-name=""><text:span text:style-name="a898" text:class-names="">Presentation Title</text:span></text:p>
        </draw:text-box>
        <svg:title/>
        <svg:desc/>
      </draw:frame>
      <draw:frame draw:id="id115" presentation:style-name="a903" draw:name="Slide Number Placeholder 3" svg:x="9.41667in" svg:y="6.95139in" svg:width="3in" svg:height="0.39931in" presentation:class="page-number" presentation:placeholder="false">
        <draw:text-box>
          <text:p text:style-name="a902" text:class-names="" text:cond-style-name=""><text:span text:style-name="a901" text:class-names=""><text:page-number style:num-format="1" text:fixed="false"/></text:span></text:p>
        </draw:text-box>
        <svg:title/>
        <svg:desc/>
      </draw:frame>
      <draw:custom-shape svg:width="1.90004in" svg:height="1.04936in" draw:id="id116" draw:style-name="a906" draw:transform="translate(-0.95002in -0.52468in) rotate(-4.71239) translate(0.52468in 5.81907in)" draw:name="Freeform: Shape 4">
        <svg:title/>
        <svg:desc/>
        <text:p text:style-name="a905" text:class-names="" text:cond-style-name=""><text:span text:style-name="a904"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117" draw:style-name="a909" draw:name="Freeform: Shape 5">
        <svg:title/>
        <svg:desc/>
        <text:p text:style-name="a908" text:class-names="" text:cond-style-name=""><text:span text:style-name="a907"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939">
        <draw:frame draw:id="id5" presentation:style-name="a912" draw:name="Header Placeholder 1" svg:x="0in" svg:y="0in" svg:width="3.25in" svg:height="0.50174in" presentation:class="header" presentation:placeholder="false">
          <draw:text-box>
            <text:p text:style-name="a911" text:class-names="" text:cond-style-name=""><text:span text:style-name="a910" text:class-names=""/></text:p>
          </draw:text-box>
          <svg:title/>
          <svg:desc/>
        </draw:frame>
        <draw:frame draw:id="id6" presentation:style-name="a916" draw:name="Date Placeholder 2" svg:x="4.24826in" svg:y="0in" svg:width="3.25in" svg:height="0.50174in" presentation:class="date-time" presentation:placeholder="false">
          <draw:text-box>
            <text:p text:style-name="a915" text:class-names="" text:cond-style-name=""><text:span text:style-name="a913" text:class-names=""><text:date text:fixed="false" style:data-style-name="a914">5/14/2021</text:date></text:span></text:p>
          </draw:text-box>
          <svg:title/>
          <svg:desc/>
        </draw:frame>
        <draw:page-thumbnail svg:x="0.75in" svg:y="1.25in" svg:width="6in" svg:height="3.375in" presentation:class="page" draw:id="id7" presentation:style-name="a917" draw:name="Slide Image Placeholder 3">
          <svg:title/>
          <svg:desc/>
        </draw:page-thumbnail>
        <draw:frame draw:id="id8" presentation:style-name="a932" draw:name="Notes Placeholder 4" svg:x="0.75in" svg:y="4.8125in" svg:width="6in" svg:height="3.9375in" presentation:class="notes" presentation:placeholder="false">
          <draw:text-box>
            <text:p text:style-name="a919" text:class-names="" text:cond-style-name=""><text:span text:style-name="a918" text:class-names="">Click to edit Master text styles</text:span></text:p>
            <text:list text:style-name="a922">
              <text:list-item>
                <text:list text:style-name="a922">
                  <text:list-item>
                    <text:p text:style-name="a921" text:class-names="" text:cond-style-name=""><text:span text:style-name="a920" text:class-names="">Second level</text:span></text:p>
                  </text:list-item>
                </text:list>
              </text:list-item>
            </text:list>
            <text:list text:style-name="a925">
              <text:list-item>
                <text:list text:style-name="a925">
                  <text:list-item>
                    <text:list text:style-name="a925">
                      <text:list-item>
                        <text:p text:style-name="a924" text:class-names="" text:cond-style-name=""><text:span text:style-name="a923" text:class-names="">Third level</text:span></text:p>
                      </text:list-item>
                    </text:list>
                  </text:list-item>
                </text:list>
              </text:list-item>
            </text:list>
            <text:list text:style-name="a928">
              <text:list-item>
                <text:list text:style-name="a928">
                  <text:list-item>
                    <text:list text:style-name="a928">
                      <text:list-item>
                        <text:list text:style-name="a928">
                          <text:list-item>
                            <text:p text:style-name="a927" text:class-names="" text:cond-style-name=""><text:span text:style-name="a926" text:class-names="">Fourth level</text:span></text:p>
                          </text:list-item>
                        </text:list>
                      </text:list-item>
                    </text:list>
                  </text:list-item>
                </text:list>
              </text:list-item>
            </text:list>
            <text:list text:style-name="a931">
              <text:list-item>
                <text:list text:style-name="a931">
                  <text:list-item>
                    <text:list text:style-name="a931">
                      <text:list-item>
                        <text:list text:style-name="a931">
                          <text:list-item>
                            <text:list text:style-name="a931">
                              <text:list-item>
                                <text:p text:style-name="a930" text:class-names="" text:cond-style-name=""><text:span text:style-name="a929" text:class-names="">Fifth level</text:span></text:p>
                              </text:list-item>
                            </text:list>
                          </text:list-item>
                        </text:list>
                      </text:list-item>
                    </text:list>
                  </text:list-item>
                </text:list>
              </text:list-item>
            </text:list>
          </draw:text-box>
          <svg:title/>
          <svg:desc/>
        </draw:frame>
        <draw:frame draw:id="id9" presentation:style-name="a935" draw:name="Footer Placeholder 5" svg:x="0in" svg:y="9.49826in" svg:width="3.25in" svg:height="0.50174in" presentation:class="footer" presentation:placeholder="false">
          <draw:text-box>
            <text:p text:style-name="a934" text:class-names="" text:cond-style-name=""><text:span text:style-name="a933" text:class-names=""/></text:p>
          </draw:text-box>
          <svg:title/>
          <svg:desc/>
        </draw:frame>
        <draw:frame draw:id="id10" presentation:style-name="a938" draw:name="Slide Number Placeholder 6" svg:x="4.24826in" svg:y="9.49826in" svg:width="3.25in" svg:height="0.50174in" presentation:class="page-number" presentation:placeholder="false">
          <draw:text-box>
            <text:p text:style-name="a937" text:class-names="" text:cond-style-name=""><text:span text:style-name="a936" text:class-names=""><text:page-number style:num-format="1" text:fixed="false"/></text:span></text:p>
          </draw:text-box>
          <svg:title/>
          <svg:desc/>
        </draw:frame>
      </presentation:notes>
    </style:master-page>
    <style:master-page style:name="Master1-Layout14-cust-Title-Only" style:page-layout-name="pageLayout1" draw:style-name="a940">
      <draw:frame draw:id="id118" presentation:style-name="a943" draw:name="Date Placeholder 1" svg:x="0.91667in" svg:y="6.95139in" svg:width="3in" svg:height="0.39931in" presentation:class="date-time" presentation:placeholder="false">
        <draw:text-box>
          <text:p text:style-name="a942" text:class-names="" text:cond-style-name=""><text:span text:style-name="a941" text:class-names="">9/3/20XX</text:span></text:p>
        </draw:text-box>
        <svg:title/>
        <svg:desc/>
      </draw:frame>
      <draw:frame draw:id="id119" presentation:style-name="a946" draw:name="Footer Placeholder 2" svg:x="4.41667in" svg:y="6.95139in" svg:width="4.5in" svg:height="0.39931in" presentation:class="footer" presentation:placeholder="false">
        <draw:text-box>
          <text:p text:style-name="a945" text:class-names="" text:cond-style-name=""><text:span text:style-name="a944" text:class-names="">Presentation Title</text:span></text:p>
        </draw:text-box>
        <svg:title/>
        <svg:desc/>
      </draw:frame>
      <draw:frame draw:id="id120" presentation:style-name="a949" draw:name="Slide Number Placeholder 3" svg:x="9.41667in" svg:y="6.95139in" svg:width="3in" svg:height="0.39931in" presentation:class="page-number" presentation:placeholder="false">
        <draw:text-box>
          <text:p text:style-name="a948" text:class-names="" text:cond-style-name=""><text:span text:style-name="a947" text:class-names=""><text:page-number style:num-format="1" text:fixed="false"/></text:span></text:p>
        </draw:text-box>
        <svg:title/>
        <svg:desc/>
      </draw:frame>
      <draw:custom-shape svg:width="1.90004in" svg:height="1.04936in" draw:id="id121" draw:style-name="a952" draw:transform="translate(-0.95002in -0.52468in) rotate(-4.71239) translate(0.52468in 5.81907in)" draw:name="Freeform: Shape 4">
        <svg:title/>
        <svg:desc/>
        <text:p text:style-name="a951" text:class-names="" text:cond-style-name=""><text:span text:style-name="a950"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122" draw:style-name="a955" draw:name="Freeform: Shape 5">
        <svg:title/>
        <svg:desc/>
        <text:p text:style-name="a954" text:class-names="" text:cond-style-name=""><text:span text:style-name="a953"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frame draw:id="id123" presentation:style-name="a958" draw:name="Title 6" svg:x="0.91667in" svg:y="0.39931in" svg:width="11.5in" svg:height="1.44965in" presentation:class="title" presentation:placeholder="false">
        <draw:text-box>
          <text:p text:style-name="a957" text:class-names="" text:cond-style-name=""><text:span text:style-name="a956" text:class-names="">Click to edit Master title style</text:span></text:p>
        </draw:text-box>
        <svg:title/>
        <svg:desc/>
      </draw:frame>
      <presentation:notes style:page-layout-name="pageLayout2" draw:style-name="a988">
        <draw:frame draw:id="id5" presentation:style-name="a961" draw:name="Header Placeholder 1" svg:x="0in" svg:y="0in" svg:width="3.25in" svg:height="0.50174in" presentation:class="header" presentation:placeholder="false">
          <draw:text-box>
            <text:p text:style-name="a960" text:class-names="" text:cond-style-name=""><text:span text:style-name="a959" text:class-names=""/></text:p>
          </draw:text-box>
          <svg:title/>
          <svg:desc/>
        </draw:frame>
        <draw:frame draw:id="id6" presentation:style-name="a965" draw:name="Date Placeholder 2" svg:x="4.24826in" svg:y="0in" svg:width="3.25in" svg:height="0.50174in" presentation:class="date-time" presentation:placeholder="false">
          <draw:text-box>
            <text:p text:style-name="a964" text:class-names="" text:cond-style-name=""><text:span text:style-name="a962" text:class-names=""><text:date text:fixed="false" style:data-style-name="a963">5/14/2021</text:date></text:span></text:p>
          </draw:text-box>
          <svg:title/>
          <svg:desc/>
        </draw:frame>
        <draw:page-thumbnail svg:x="0.75in" svg:y="1.25in" svg:width="6in" svg:height="3.375in" presentation:class="page" draw:id="id7" presentation:style-name="a966" draw:name="Slide Image Placeholder 3">
          <svg:title/>
          <svg:desc/>
        </draw:page-thumbnail>
        <draw:frame draw:id="id8" presentation:style-name="a981" draw:name="Notes Placeholder 4" svg:x="0.75in" svg:y="4.8125in" svg:width="6in" svg:height="3.9375in" presentation:class="notes" presentation:placeholder="false">
          <draw:text-box>
            <text:p text:style-name="a968" text:class-names="" text:cond-style-name=""><text:span text:style-name="a967" text:class-names="">Click to edit Master text styles</text:span></text:p>
            <text:list text:style-name="a971">
              <text:list-item>
                <text:list text:style-name="a971">
                  <text:list-item>
                    <text:p text:style-name="a970" text:class-names="" text:cond-style-name=""><text:span text:style-name="a969" text:class-names="">Second level</text:span></text:p>
                  </text:list-item>
                </text:list>
              </text:list-item>
            </text:list>
            <text:list text:style-name="a974">
              <text:list-item>
                <text:list text:style-name="a974">
                  <text:list-item>
                    <text:list text:style-name="a974">
                      <text:list-item>
                        <text:p text:style-name="a973" text:class-names="" text:cond-style-name=""><text:span text:style-name="a972" text:class-names="">Third level</text:span></text:p>
                      </text:list-item>
                    </text:list>
                  </text:list-item>
                </text:list>
              </text:list-item>
            </text:list>
            <text:list text:style-name="a977">
              <text:list-item>
                <text:list text:style-name="a977">
                  <text:list-item>
                    <text:list text:style-name="a977">
                      <text:list-item>
                        <text:list text:style-name="a977">
                          <text:list-item>
                            <text:p text:style-name="a976" text:class-names="" text:cond-style-name=""><text:span text:style-name="a975" text:class-names="">Fourth level</text:span></text:p>
                          </text:list-item>
                        </text:list>
                      </text:list-item>
                    </text:list>
                  </text:list-item>
                </text:list>
              </text:list-item>
            </text:list>
            <text:list text:style-name="a980">
              <text:list-item>
                <text:list text:style-name="a980">
                  <text:list-item>
                    <text:list text:style-name="a980">
                      <text:list-item>
                        <text:list text:style-name="a980">
                          <text:list-item>
                            <text:list text:style-name="a980">
                              <text:list-item>
                                <text:p text:style-name="a979" text:class-names="" text:cond-style-name=""><text:span text:style-name="a978" text:class-names="">Fifth level</text:span></text:p>
                              </text:list-item>
                            </text:list>
                          </text:list-item>
                        </text:list>
                      </text:list-item>
                    </text:list>
                  </text:list-item>
                </text:list>
              </text:list-item>
            </text:list>
          </draw:text-box>
          <svg:title/>
          <svg:desc/>
        </draw:frame>
        <draw:frame draw:id="id9" presentation:style-name="a984" draw:name="Footer Placeholder 5" svg:x="0in" svg:y="9.49826in" svg:width="3.25in" svg:height="0.50174in" presentation:class="footer" presentation:placeholder="false">
          <draw:text-box>
            <text:p text:style-name="a983" text:class-names="" text:cond-style-name=""><text:span text:style-name="a982" text:class-names=""/></text:p>
          </draw:text-box>
          <svg:title/>
          <svg:desc/>
        </draw:frame>
        <draw:frame draw:id="id10" presentation:style-name="a987" draw:name="Slide Number Placeholder 6" svg:x="4.24826in" svg:y="9.49826in" svg:width="3.25in" svg:height="0.50174in" presentation:class="page-number" presentation:placeholder="false">
          <draw:text-box>
            <text:p text:style-name="a986" text:class-names="" text:cond-style-name=""><text:span text:style-name="a985" text:class-names=""><text:page-number style:num-format="1" text:fixed="false"/></text:span></text:p>
          </draw:text-box>
          <svg:title/>
          <svg:desc/>
        </draw:frame>
      </presentation:notes>
    </style:master-page>
    <style:master-page style:name="Master1-Layout15-objTx-Content-with-Caption" style:page-layout-name="pageLayout1" draw:style-name="a989">
      <draw:frame draw:id="id124" presentation:style-name="a992" draw:name="Title 1" svg:x="0.9184in" svg:y="0.5in" svg:width="4.30035in" svg:height="1.75in" presentation:class="title" presentation:placeholder="false">
        <draw:text-box>
          <text:p text:style-name="a991" text:class-names="" text:cond-style-name=""><text:span text:style-name="a990" text:class-names="">Click to edit Master title style</text:span></text:p>
        </draw:text-box>
        <svg:title/>
        <svg:desc/>
      </draw:frame>
      <draw:frame draw:id="id125" presentation:style-name="a1008" draw:name="Content Placeholder 2" svg:x="5.6684in" svg:y="1.07986in" svg:width="6.75in" svg:height="5.32986in" presentation:class="object" presentation:placeholder="false">
        <draw:text-box>
          <text:list text:style-name="a995">
            <text:list-item>
              <text:p text:style-name="a994" text:class-names="" text:cond-style-name=""><text:span text:style-name="a993" text:class-names="">Click to edit Master text styles</text:span></text:p>
            </text:list-item>
          </text:list>
          <text:list text:style-name="a998">
            <text:list-item>
              <text:list text:style-name="a998">
                <text:list-item>
                  <text:p text:style-name="a997" text:class-names="" text:cond-style-name=""><text:span text:style-name="a996" text:class-names="">Second level</text:span></text:p>
                </text:list-item>
              </text:list>
            </text:list-item>
          </text:list>
          <text:list text:style-name="a1001">
            <text:list-item>
              <text:list text:style-name="a1001">
                <text:list-item>
                  <text:list text:style-name="a1001">
                    <text:list-item>
                      <text:p text:style-name="a1000" text:class-names="" text:cond-style-name=""><text:span text:style-name="a999" text:class-names="">Third level</text:span></text:p>
                    </text:list-item>
                  </text:list>
                </text:list-item>
              </text:list>
            </text:list-item>
          </text:list>
          <text:list text:style-name="a1004">
            <text:list-item>
              <text:list text:style-name="a1004">
                <text:list-item>
                  <text:list text:style-name="a1004">
                    <text:list-item>
                      <text:list text:style-name="a1004">
                        <text:list-item>
                          <text:p text:style-name="a1003" text:class-names="" text:cond-style-name=""><text:span text:style-name="a1002" text:class-names="">Fourth level</text:span></text:p>
                        </text:list-item>
                      </text:list>
                    </text:list-item>
                  </text:list>
                </text:list-item>
              </text:list>
            </text:list-item>
          </text:list>
          <text:list text:style-name="a1007">
            <text:list-item>
              <text:list text:style-name="a1007">
                <text:list-item>
                  <text:list text:style-name="a1007">
                    <text:list-item>
                      <text:list text:style-name="a1007">
                        <text:list-item>
                          <text:list text:style-name="a1007">
                            <text:list-item>
                              <text:p text:style-name="a1006" text:class-names="" text:cond-style-name=""><text:span text:style-name="a1005" text:class-names="">Fifth level</text:span></text:p>
                            </text:list-item>
                          </text:list>
                        </text:list-item>
                      </text:list>
                    </text:list-item>
                  </text:list>
                </text:list-item>
              </text:list>
            </text:list-item>
          </text:list>
        </draw:text-box>
        <svg:title/>
        <svg:desc/>
      </draw:frame>
      <draw:frame draw:id="id126" presentation:style-name="a1012" draw:name="Text Placeholder 3" svg:x="0.9184in" svg:y="2.25in" svg:width="4.30035in" svg:height="4.1684in" presentation:class="outline" presentation:placeholder="false">
        <draw:text-box>
          <text:list text:style-name="a1011">
            <text:list-item>
              <text:p text:style-name="a1010" text:class-names="" text:cond-style-name=""><text:span text:style-name="a1009" text:class-names="">Click to edit Master text styles</text:span></text:p>
            </text:list-item>
          </text:list>
        </draw:text-box>
        <svg:title/>
        <svg:desc/>
      </draw:frame>
      <draw:frame draw:id="id127" presentation:style-name="a1015" draw:name="Date Placeholder 4" svg:x="0.91667in" svg:y="6.95139in" svg:width="3in" svg:height="0.39931in" presentation:class="date-time" presentation:placeholder="false">
        <draw:text-box>
          <text:p text:style-name="a1014" text:class-names="" text:cond-style-name=""><text:span text:style-name="a1013" text:class-names="">9/3/20XX</text:span></text:p>
        </draw:text-box>
        <svg:title/>
        <svg:desc/>
      </draw:frame>
      <draw:frame draw:id="id128" presentation:style-name="a1018" draw:name="Footer Placeholder 5" svg:x="4.41667in" svg:y="6.95139in" svg:width="4.5in" svg:height="0.39931in" presentation:class="footer" presentation:placeholder="false">
        <draw:text-box>
          <text:p text:style-name="a1017" text:class-names="" text:cond-style-name=""><text:span text:style-name="a1016" text:class-names="">Presentation Title</text:span></text:p>
        </draw:text-box>
        <svg:title/>
        <svg:desc/>
      </draw:frame>
      <draw:frame draw:id="id129" presentation:style-name="a1021" draw:name="Slide Number Placeholder 6" svg:x="9.41667in" svg:y="6.95139in" svg:width="3in" svg:height="0.39931in" presentation:class="page-number" presentation:placeholder="false">
        <draw:text-box>
          <text:p text:style-name="a1020" text:class-names="" text:cond-style-name=""><text:span text:style-name="a1019" text:class-names=""><text:page-number style:num-format="1" text:fixed="false"/></text:span></text:p>
        </draw:text-box>
        <svg:title/>
        <svg:desc/>
      </draw:frame>
      <draw:custom-shape svg:width="1.90004in" svg:height="1.04936in" draw:id="id130" draw:style-name="a1024" draw:transform="translate(-0.95002in -0.52468in) rotate(-4.71239) translate(0.52468in 5.81907in)" draw:name="Freeform: Shape 7">
        <svg:title/>
        <svg:desc/>
        <text:p text:style-name="a1023" text:class-names="" text:cond-style-name=""><text:span text:style-name="a1022"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131" draw:style-name="a1027" draw:name="Freeform: Shape 8">
        <svg:title/>
        <svg:desc/>
        <text:p text:style-name="a1026" text:class-names="" text:cond-style-name=""><text:span text:style-name="a1025"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1057">
        <draw:frame draw:id="id5" presentation:style-name="a1030" draw:name="Header Placeholder 1" svg:x="0in" svg:y="0in" svg:width="3.25in" svg:height="0.50174in" presentation:class="header" presentation:placeholder="false">
          <draw:text-box>
            <text:p text:style-name="a1029" text:class-names="" text:cond-style-name=""><text:span text:style-name="a1028" text:class-names=""/></text:p>
          </draw:text-box>
          <svg:title/>
          <svg:desc/>
        </draw:frame>
        <draw:frame draw:id="id6" presentation:style-name="a1034" draw:name="Date Placeholder 2" svg:x="4.24826in" svg:y="0in" svg:width="3.25in" svg:height="0.50174in" presentation:class="date-time" presentation:placeholder="false">
          <draw:text-box>
            <text:p text:style-name="a1033" text:class-names="" text:cond-style-name=""><text:span text:style-name="a1031" text:class-names=""><text:date text:fixed="false" style:data-style-name="a1032">5/14/2021</text:date></text:span></text:p>
          </draw:text-box>
          <svg:title/>
          <svg:desc/>
        </draw:frame>
        <draw:page-thumbnail svg:x="0.75in" svg:y="1.25in" svg:width="6in" svg:height="3.375in" presentation:class="page" draw:id="id7" presentation:style-name="a1035" draw:name="Slide Image Placeholder 3">
          <svg:title/>
          <svg:desc/>
        </draw:page-thumbnail>
        <draw:frame draw:id="id8" presentation:style-name="a1050" draw:name="Notes Placeholder 4" svg:x="0.75in" svg:y="4.8125in" svg:width="6in" svg:height="3.9375in" presentation:class="notes" presentation:placeholder="false">
          <draw:text-box>
            <text:p text:style-name="a1037" text:class-names="" text:cond-style-name=""><text:span text:style-name="a1036" text:class-names="">Click to edit Master text styles</text:span></text:p>
            <text:list text:style-name="a1040">
              <text:list-item>
                <text:list text:style-name="a1040">
                  <text:list-item>
                    <text:p text:style-name="a1039" text:class-names="" text:cond-style-name=""><text:span text:style-name="a1038" text:class-names="">Second level</text:span></text:p>
                  </text:list-item>
                </text:list>
              </text:list-item>
            </text:list>
            <text:list text:style-name="a1043">
              <text:list-item>
                <text:list text:style-name="a1043">
                  <text:list-item>
                    <text:list text:style-name="a1043">
                      <text:list-item>
                        <text:p text:style-name="a1042" text:class-names="" text:cond-style-name=""><text:span text:style-name="a1041" text:class-names="">Third level</text:span></text:p>
                      </text:list-item>
                    </text:list>
                  </text:list-item>
                </text:list>
              </text:list-item>
            </text:list>
            <text:list text:style-name="a1046">
              <text:list-item>
                <text:list text:style-name="a1046">
                  <text:list-item>
                    <text:list text:style-name="a1046">
                      <text:list-item>
                        <text:list text:style-name="a1046">
                          <text:list-item>
                            <text:p text:style-name="a1045" text:class-names="" text:cond-style-name=""><text:span text:style-name="a1044" text:class-names="">Fourth level</text:span></text:p>
                          </text:list-item>
                        </text:list>
                      </text:list-item>
                    </text:list>
                  </text:list-item>
                </text:list>
              </text:list-item>
            </text:list>
            <text:list text:style-name="a1049">
              <text:list-item>
                <text:list text:style-name="a1049">
                  <text:list-item>
                    <text:list text:style-name="a1049">
                      <text:list-item>
                        <text:list text:style-name="a1049">
                          <text:list-item>
                            <text:list text:style-name="a1049">
                              <text:list-item>
                                <text:p text:style-name="a1048" text:class-names="" text:cond-style-name=""><text:span text:style-name="a1047" text:class-names="">Fifth level</text:span></text:p>
                              </text:list-item>
                            </text:list>
                          </text:list-item>
                        </text:list>
                      </text:list-item>
                    </text:list>
                  </text:list-item>
                </text:list>
              </text:list-item>
            </text:list>
          </draw:text-box>
          <svg:title/>
          <svg:desc/>
        </draw:frame>
        <draw:frame draw:id="id9" presentation:style-name="a1053" draw:name="Footer Placeholder 5" svg:x="0in" svg:y="9.49826in" svg:width="3.25in" svg:height="0.50174in" presentation:class="footer" presentation:placeholder="false">
          <draw:text-box>
            <text:p text:style-name="a1052" text:class-names="" text:cond-style-name=""><text:span text:style-name="a1051" text:class-names=""/></text:p>
          </draw:text-box>
          <svg:title/>
          <svg:desc/>
        </draw:frame>
        <draw:frame draw:id="id10" presentation:style-name="a1056" draw:name="Slide Number Placeholder 6" svg:x="4.24826in" svg:y="9.49826in" svg:width="3.25in" svg:height="0.50174in" presentation:class="page-number" presentation:placeholder="false">
          <draw:text-box>
            <text:p text:style-name="a1055" text:class-names="" text:cond-style-name=""><text:span text:style-name="a1054" text:class-names=""><text:page-number style:num-format="1" text:fixed="false"/></text:span></text:p>
          </draw:text-box>
          <svg:title/>
          <svg:desc/>
        </draw:frame>
      </presentation:notes>
    </style:master-page>
    <style:master-page style:name="Master1-Layout16-picTx-Picture-with-Caption" style:page-layout-name="pageLayout1" draw:style-name="a1058">
      <draw:frame draw:id="id132" presentation:style-name="a1061" draw:name="Title 1" svg:x="0.9184in" svg:y="0.5in" svg:width="4.30035in" svg:height="1.75in" presentation:class="title" presentation:placeholder="false">
        <draw:text-box>
          <text:p text:style-name="a1060" text:class-names="" text:cond-style-name=""><text:span text:style-name="a1059" text:class-names="">Click to edit Master title style</text:span></text:p>
        </draw:text-box>
        <svg:title/>
        <svg:desc/>
      </draw:frame>
      <draw:frame draw:id="id133" presentation:style-name="a1064" draw:name="Picture Placeholder 2" svg:x="5.6684in" svg:y="1.07986in" svg:width="6.75in" svg:height="5.32986in" presentation:class="graphic" presentation:placeholder="false">
        <draw:text-box>
          <text:p text:style-name="a1063" text:class-names="" text:cond-style-name=""><text:span text:style-name="a1062" text:class-names="">Click icon to add picture</text:span></text:p>
        </draw:text-box>
        <svg:title/>
        <svg:desc/>
      </draw:frame>
      <draw:frame draw:id="id134" presentation:style-name="a1068" draw:name="Text Placeholder 3" svg:x="0.9184in" svg:y="2.25in" svg:width="4.30035in" svg:height="4.1684in" presentation:class="outline" presentation:placeholder="false">
        <draw:text-box>
          <text:list text:style-name="a1067">
            <text:list-item>
              <text:p text:style-name="a1066" text:class-names="" text:cond-style-name=""><text:span text:style-name="a1065" text:class-names="">Click to edit Master text styles</text:span></text:p>
            </text:list-item>
          </text:list>
        </draw:text-box>
        <svg:title/>
        <svg:desc/>
      </draw:frame>
      <draw:frame draw:id="id135" presentation:style-name="a1071" draw:name="Date Placeholder 4" svg:x="0.91667in" svg:y="6.95139in" svg:width="3in" svg:height="0.39931in" presentation:class="date-time" presentation:placeholder="false">
        <draw:text-box>
          <text:p text:style-name="a1070" text:class-names="" text:cond-style-name=""><text:span text:style-name="a1069" text:class-names="">9/3/20XX</text:span></text:p>
        </draw:text-box>
        <svg:title/>
        <svg:desc/>
      </draw:frame>
      <draw:frame draw:id="id136" presentation:style-name="a1074" draw:name="Footer Placeholder 5" svg:x="4.41667in" svg:y="6.95139in" svg:width="4.5in" svg:height="0.39931in" presentation:class="footer" presentation:placeholder="false">
        <draw:text-box>
          <text:p text:style-name="a1073" text:class-names="" text:cond-style-name=""><text:span text:style-name="a1072" text:class-names="">Presentation Title</text:span></text:p>
        </draw:text-box>
        <svg:title/>
        <svg:desc/>
      </draw:frame>
      <draw:frame draw:id="id137" presentation:style-name="a1077" draw:name="Slide Number Placeholder 6" svg:x="9.41667in" svg:y="6.95139in" svg:width="3in" svg:height="0.39931in" presentation:class="page-number" presentation:placeholder="false">
        <draw:text-box>
          <text:p text:style-name="a1076" text:class-names="" text:cond-style-name=""><text:span text:style-name="a1075" text:class-names=""><text:page-number style:num-format="1" text:fixed="false"/></text:span></text:p>
        </draw:text-box>
        <svg:title/>
        <svg:desc/>
      </draw:frame>
      <draw:custom-shape svg:width="1.90004in" svg:height="1.04936in" draw:id="id138" draw:style-name="a1080" draw:transform="translate(-0.95002in -0.52468in) rotate(-4.71239) translate(0.52468in 5.81907in)" draw:name="Freeform: Shape 7">
        <svg:title/>
        <svg:desc/>
        <text:p text:style-name="a1079" text:class-names="" text:cond-style-name=""><text:span text:style-name="a1078"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139" draw:style-name="a1083" draw:name="Freeform: Shape 8">
        <svg:title/>
        <svg:desc/>
        <text:p text:style-name="a1082" text:class-names="" text:cond-style-name=""><text:span text:style-name="a1081"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1113">
        <draw:frame draw:id="id5" presentation:style-name="a1086" draw:name="Header Placeholder 1" svg:x="0in" svg:y="0in" svg:width="3.25in" svg:height="0.50174in" presentation:class="header" presentation:placeholder="false">
          <draw:text-box>
            <text:p text:style-name="a1085" text:class-names="" text:cond-style-name=""><text:span text:style-name="a1084" text:class-names=""/></text:p>
          </draw:text-box>
          <svg:title/>
          <svg:desc/>
        </draw:frame>
        <draw:frame draw:id="id6" presentation:style-name="a1090" draw:name="Date Placeholder 2" svg:x="4.24826in" svg:y="0in" svg:width="3.25in" svg:height="0.50174in" presentation:class="date-time" presentation:placeholder="false">
          <draw:text-box>
            <text:p text:style-name="a1089" text:class-names="" text:cond-style-name=""><text:span text:style-name="a1087" text:class-names=""><text:date text:fixed="false" style:data-style-name="a1088">5/14/2021</text:date></text:span></text:p>
          </draw:text-box>
          <svg:title/>
          <svg:desc/>
        </draw:frame>
        <draw:page-thumbnail svg:x="0.75in" svg:y="1.25in" svg:width="6in" svg:height="3.375in" presentation:class="page" draw:id="id7" presentation:style-name="a1091" draw:name="Slide Image Placeholder 3">
          <svg:title/>
          <svg:desc/>
        </draw:page-thumbnail>
        <draw:frame draw:id="id8" presentation:style-name="a1106" draw:name="Notes Placeholder 4" svg:x="0.75in" svg:y="4.8125in" svg:width="6in" svg:height="3.9375in" presentation:class="notes" presentation:placeholder="false">
          <draw:text-box>
            <text:p text:style-name="a1093" text:class-names="" text:cond-style-name=""><text:span text:style-name="a1092" text:class-names="">Click to edit Master text styles</text:span></text:p>
            <text:list text:style-name="a1096">
              <text:list-item>
                <text:list text:style-name="a1096">
                  <text:list-item>
                    <text:p text:style-name="a1095" text:class-names="" text:cond-style-name=""><text:span text:style-name="a1094" text:class-names="">Second level</text:span></text:p>
                  </text:list-item>
                </text:list>
              </text:list-item>
            </text:list>
            <text:list text:style-name="a1099">
              <text:list-item>
                <text:list text:style-name="a1099">
                  <text:list-item>
                    <text:list text:style-name="a1099">
                      <text:list-item>
                        <text:p text:style-name="a1098" text:class-names="" text:cond-style-name=""><text:span text:style-name="a1097" text:class-names="">Third level</text:span></text:p>
                      </text:list-item>
                    </text:list>
                  </text:list-item>
                </text:list>
              </text:list-item>
            </text:list>
            <text:list text:style-name="a1102">
              <text:list-item>
                <text:list text:style-name="a1102">
                  <text:list-item>
                    <text:list text:style-name="a1102">
                      <text:list-item>
                        <text:list text:style-name="a1102">
                          <text:list-item>
                            <text:p text:style-name="a1101" text:class-names="" text:cond-style-name=""><text:span text:style-name="a1100" text:class-names="">Fourth level</text:span></text:p>
                          </text:list-item>
                        </text:list>
                      </text:list-item>
                    </text:list>
                  </text:list-item>
                </text:list>
              </text:list-item>
            </text:list>
            <text:list text:style-name="a1105">
              <text:list-item>
                <text:list text:style-name="a1105">
                  <text:list-item>
                    <text:list text:style-name="a1105">
                      <text:list-item>
                        <text:list text:style-name="a1105">
                          <text:list-item>
                            <text:list text:style-name="a1105">
                              <text:list-item>
                                <text:p text:style-name="a1104" text:class-names="" text:cond-style-name=""><text:span text:style-name="a1103" text:class-names="">Fifth level</text:span></text:p>
                              </text:list-item>
                            </text:list>
                          </text:list-item>
                        </text:list>
                      </text:list-item>
                    </text:list>
                  </text:list-item>
                </text:list>
              </text:list-item>
            </text:list>
          </draw:text-box>
          <svg:title/>
          <svg:desc/>
        </draw:frame>
        <draw:frame draw:id="id9" presentation:style-name="a1109" draw:name="Footer Placeholder 5" svg:x="0in" svg:y="9.49826in" svg:width="3.25in" svg:height="0.50174in" presentation:class="footer" presentation:placeholder="false">
          <draw:text-box>
            <text:p text:style-name="a1108" text:class-names="" text:cond-style-name=""><text:span text:style-name="a1107" text:class-names=""/></text:p>
          </draw:text-box>
          <svg:title/>
          <svg:desc/>
        </draw:frame>
        <draw:frame draw:id="id10" presentation:style-name="a1112" draw:name="Slide Number Placeholder 6" svg:x="4.24826in" svg:y="9.49826in" svg:width="3.25in" svg:height="0.50174in" presentation:class="page-number" presentation:placeholder="false">
          <draw:text-box>
            <text:p text:style-name="a1111" text:class-names="" text:cond-style-name=""><text:span text:style-name="a1110"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REE TEST DATA</dc:title>
    <meta:initial-creator>Hafiz Muhammad  Ahmad -0044</meta:initial-creator>
    <dc:creator>Hafiz Muhammad  Ahmad -0044</dc:creator>
    <meta:creation-date>2021-05-11T14:32:44Z</meta:creation-date>
    <dc:date>2021-05-14T00:03:06Z</dc:date>
    <meta:template xlink:href="Shapes%20presentation" xlink:type="simple"/>
    <meta:editing-cycles>23</meta:editing-cycles>
    <meta:editing-duration>PT33602S</meta:editing-duration>
    <meta:user-defined meta:name="ContentTypeId">0x01010079F111ED35F8CC479449609E8A0923A6</meta:user-defined>
    <meta:document-statistic meta:paragraph-count="6" meta:word-count="6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5861in" style:font-size-asian="0.25861in" style:font-size-complex="0.2586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472in" style:font-size-asian="0.18472in" style:font-size-complex="0.1847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5861in" style:font-size-asian="0.25861in" style:font-size-complex="0.25861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09.6250393700788pt" svg:width="402.5pt" chart:style-name="Crt0">
        <chart:title chart:style-name="CT00">
          <text:p text:style-name="a0" text:class-names="" text:cond-style-name="">Chart Title</text:p>
        </chart:title>
        <chart:legend chart:legend-position="bottom" chart:legend-align="center" chart:style-name="Lgnd"/>
        <chart:plot-area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eries 1</text:p>
              </table:table-cell>
              <table:table-cell office:value-type="string">
                <text:p>Series 2</text:p>
              </table:table-cell>
              <table:table-cell office:value-type="string">
                <text:p>Series 3</text:p>
              </table:table-cell>
            </table:table-row>
          </table:table-header-rows>
          <table:table-row>
            <table:table-cell office:value-type="string">
              <text:p>Category 1</text:p>
            </table:table-cell>
            <table:table-cell office:value-type="float" office:value="4.3"/>
            <table:table-cell office:value-type="float" office:value="2.4"/>
            <table:table-cell office:value-type="float" office:value="2"/>
          </table:table-row>
          <table:table-row>
            <table:table-cell office:value-type="string">
              <text:p>Category 2</text:p>
            </table:table-cell>
            <table:table-cell office:value-type="float" office:value="2.5"/>
            <table:table-cell office:value-type="float" office:value="4.4000000000000004"/>
            <table:table-cell office:value-type="float" office:value="2"/>
          </table:table-row>
          <table:table-row>
            <table:table-cell office:value-type="string">
              <text:p>Category 3</text:p>
            </table:table-cell>
            <table:table-cell office:value-type="float" office:value="3.5"/>
            <table:table-cell office:value-type="float" office:value="1.8"/>
            <table:table-cell office:value-type="float" office:value="3"/>
          </table:table-row>
          <table:table-row>
            <table:table-cell office:value-type="string">
              <text:p>Category 4</text:p>
            </table:table-cell>
            <table:table-cell office:value-type="float" office:value="4.5"/>
            <table:table-cell office:value-type="float" office:value="2.8"/>
            <table:table-cell office:value-type="float" office:value="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